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0">
      <style:text-properties fo:font-size="8pt" style:font-size-asian="8pt" style:font-size-complex="8pt"/>
    </style:style>
    <style:style style:name="ce11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5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8pt" style:font-size-asian="8pt" style:font-size-complex="8pt"/>
    </style:style>
    <style:style style:name="ce26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1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3" style:family="table-cell" style:parent-style-name="Default" style:data-style-name="N3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Default" style:data-style-name="N3">
      <style:table-cell-properties fo:border-top="none" fo:border-bottom="none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Porcentaje" style:data-style-name="N36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6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7" style:family="table-cell" style:parent-style-name="Porcentaje" style:data-style-name="N36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40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2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4" style:family="table-cell" style:parent-style-name="Default" style:data-style-name="N0">
      <style:text-properties style:font-name="Arial" style:font-name-asian="Arial" style:font-name-complex="Arial" fo:font-size="6pt" style:font-size-asian="6pt" style:font-size-complex="6pt"/>
    </style:style>
    <style:style style:name="ce45" style:family="table-cell" style:parent-style-name="Default" style:data-style-name="N0">
      <style:table-cell-properties fo:border-top="2pt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9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dotted #BFBFBF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6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8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9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0" style:family="table-cell" style:parent-style-name="Default" style:data-style-name="N0"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2" style:family="table-cell" style:parent-style-name="Default" style:data-style-name="N3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3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4" style:family="table-cell" style:parent-style-name="Porcentaje" style:data-style-name="N36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3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0"/>
        <table:table-column table:style-name="co2" table:number-columns-repeated="10" table:default-cell-style-name="ce10"/>
        <table:table-column table:style-name="co3" table:number-columns-repeated="16373" table:default-cell-style-name="ce10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1907190" table:style-name="ce6">
            <text:p>1.907.190</text:p>
          </table:table-cell>
          <table:table-cell office:value-type="float" office:value="248500" table:style-name="ce6">
            <text:p>248.500</text:p>
          </table:table-cell>
          <table:table-cell office:value-type="float" office:value="669700" table:style-name="ce6">
            <text:p>669.700</text:p>
          </table:table-cell>
          <table:table-cell office:value-type="float" office:value="48650" table:style-name="ce6">
            <text:p>48.650</text:p>
          </table:table-cell>
          <table:table-cell office:value-type="float" office:value="2874040" table:style-name="ce7">
            <text:p>2.874.040</text:p>
          </table:table-cell>
          <table:table-cell office:value-type="float" office:value="2831912" table:style-name="ce7">
            <text:p>2.831.912</text:p>
          </table:table-cell>
          <table:table-cell office:value-type="percentage" office:value="0.98534188807393075" table:style-name="ce8">
            <text:p>98,5%</text:p>
          </table:table-cell>
          <table:table-cell office:value-type="float" office:value="2004070" table:style-name="ce6">
            <text:p>2.004.070</text:p>
          </table:table-cell>
          <table:table-cell office:value-type="float" office:value="846489" table:style-name="ce6">
            <text:p>846.489</text:p>
          </table:table-cell>
          <table:table-cell office:value-type="date" office:date-value="2021-04-29T00:00:00" table:style-name="ce9">
            <text:p>29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Aragón</text:p>
          </table:table-cell>
          <table:table-cell office:value-type="float" office:value="393435" table:style-name="ce12">
            <text:p>393.435</text:p>
          </table:table-cell>
          <table:table-cell office:value-type="float" office:value="51800" table:style-name="ce12">
            <text:p>51.800</text:p>
          </table:table-cell>
          <table:table-cell office:value-type="float" office:value="105200" table:style-name="ce12">
            <text:p>105.200</text:p>
          </table:table-cell>
          <table:table-cell office:value-type="float" office:value="7600" table:style-name="ce12">
            <text:p>7.600</text:p>
          </table:table-cell>
          <table:table-cell office:value-type="float" office:value="558035" table:style-name="ce13">
            <text:p>558.035</text:p>
          </table:table-cell>
          <table:table-cell office:value-type="float" office:value="524214" table:style-name="ce13">
            <text:p>524.214</text:p>
          </table:table-cell>
          <table:table-cell office:value-type="percentage" office:value="0.93939269042264373" table:style-name="ce14">
            <text:p>93,9%</text:p>
          </table:table-cell>
          <table:table-cell office:value-type="float" office:value="377520" table:style-name="ce12">
            <text:p>377.520</text:p>
          </table:table-cell>
          <table:table-cell office:value-type="float" office:value="150773" table:style-name="ce12">
            <text:p>150.773</text:p>
          </table:table-cell>
          <table:table-cell office:value-type="date" office:date-value="2021-04-29T00:00:00" table:style-name="ce15">
            <text:p>29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Asturias<text:s/></text:p>
          </table:table-cell>
          <table:table-cell office:value-type="float" office:value="372965" table:style-name="ce12">
            <text:p>372.965</text:p>
          </table:table-cell>
          <table:table-cell office:value-type="float" office:value="47600" table:style-name="ce12">
            <text:p>47.600</text:p>
          </table:table-cell>
          <table:table-cell office:value-type="float" office:value="80600" table:style-name="ce12">
            <text:p>80.600</text:p>
          </table:table-cell>
          <table:table-cell office:value-type="float" office:value="5850" table:style-name="ce12">
            <text:p>5.850</text:p>
          </table:table-cell>
          <table:table-cell office:value-type="float" office:value="507015" table:style-name="ce13">
            <text:p>507.015</text:p>
          </table:table-cell>
          <table:table-cell office:value-type="float" office:value="474656" table:style-name="ce13">
            <text:p>474.656</text:p>
          </table:table-cell>
          <table:table-cell office:value-type="percentage" office:value="0.9361774306480084" table:style-name="ce14">
            <text:p>93,6%</text:p>
          </table:table-cell>
          <table:table-cell office:value-type="float" office:value="324880" table:style-name="ce12">
            <text:p>324.880</text:p>
          </table:table-cell>
          <table:table-cell office:value-type="float" office:value="152091" table:style-name="ce12">
            <text:p>152.091</text:p>
          </table:table-cell>
          <table:table-cell office:value-type="date" office:date-value="2021-04-29T00:00:00" table:style-name="ce15">
            <text:p>29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aleares</text:p>
          </table:table-cell>
          <table:table-cell office:value-type="float" office:value="214470" table:style-name="ce12">
            <text:p>214.470</text:p>
          </table:table-cell>
          <table:table-cell office:value-type="float" office:value="27900" table:style-name="ce12">
            <text:p>27.900</text:p>
          </table:table-cell>
          <table:table-cell office:value-type="float" office:value="92500" table:style-name="ce12">
            <text:p>92.500</text:p>
          </table:table-cell>
          <table:table-cell office:value-type="float" office:value="6700" table:style-name="ce12">
            <text:p>6.700</text:p>
          </table:table-cell>
          <table:table-cell office:value-type="float" office:value="341570" table:style-name="ce13">
            <text:p>341.570</text:p>
          </table:table-cell>
          <table:table-cell office:value-type="float" office:value="319347" table:style-name="ce13">
            <text:p>319.347</text:p>
          </table:table-cell>
          <table:table-cell office:value-type="percentage" office:value="0.93493866557367455" table:style-name="ce14">
            <text:p>93,5%</text:p>
          </table:table-cell>
          <table:table-cell office:value-type="float" office:value="236608" table:style-name="ce12">
            <text:p>236.608</text:p>
          </table:table-cell>
          <table:table-cell office:value-type="float" office:value="86442" table:style-name="ce12">
            <text:p>86.442</text:p>
          </table:table-cell>
          <table:table-cell office:value-type="date" office:date-value="2021-04-29T00:00:00" table:style-name="ce15">
            <text:p>29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narias</text:p>
          </table:table-cell>
          <table:table-cell office:value-type="float" office:value="420000" table:style-name="ce12">
            <text:p>420.000</text:p>
          </table:table-cell>
          <table:table-cell office:value-type="float" office:value="54700" table:style-name="ce12">
            <text:p>54.700</text:p>
          </table:table-cell>
          <table:table-cell office:value-type="float" office:value="172100" table:style-name="ce12">
            <text:p>172.100</text:p>
          </table:table-cell>
          <table:table-cell office:value-type="float" office:value="12500" table:style-name="ce12">
            <text:p>12.500</text:p>
          </table:table-cell>
          <table:table-cell office:value-type="float" office:value="659300" table:style-name="ce13">
            <text:p>659.300</text:p>
          </table:table-cell>
          <table:table-cell office:value-type="float" office:value="608346" table:style-name="ce13">
            <text:p>608.346</text:p>
          </table:table-cell>
          <table:table-cell office:value-type="percentage" office:value="0.92271500075838009" table:style-name="ce14">
            <text:p>92,3%</text:p>
          </table:table-cell>
          <table:table-cell office:value-type="float" office:value="448628" table:style-name="ce12">
            <text:p>448.628</text:p>
          </table:table-cell>
          <table:table-cell office:value-type="float" office:value="165908" table:style-name="ce12">
            <text:p>165.908</text:p>
          </table:table-cell>
          <table:table-cell office:value-type="date" office:date-value="2021-04-29T00:00:00" table:style-name="ce15">
            <text:p>29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ntabria</text:p>
          </table:table-cell>
          <table:table-cell office:value-type="float" office:value="176235" table:style-name="ce12">
            <text:p>176.235</text:p>
          </table:table-cell>
          <table:table-cell office:value-type="float" office:value="22500" table:style-name="ce12">
            <text:p>22.500</text:p>
          </table:table-cell>
          <table:table-cell office:value-type="float" office:value="46000" table:style-name="ce12">
            <text:p>46.000</text:p>
          </table:table-cell>
          <table:table-cell office:value-type="float" office:value="3300" table:style-name="ce12">
            <text:p>3.300</text:p>
          </table:table-cell>
          <table:table-cell office:value-type="float" office:value="248035" table:style-name="ce13">
            <text:p>248.035</text:p>
          </table:table-cell>
          <table:table-cell office:value-type="float" office:value="224037" table:style-name="ce13">
            <text:p>224.037</text:p>
          </table:table-cell>
          <table:table-cell office:value-type="percentage" office:value="0.90324752555082954" table:style-name="ce14">
            <text:p>90,3%</text:p>
          </table:table-cell>
          <table:table-cell office:value-type="float" office:value="156532" table:style-name="ce12">
            <text:p>156.532</text:p>
          </table:table-cell>
          <table:table-cell office:value-type="float" office:value="67988" table:style-name="ce12">
            <text:p>67.988</text:p>
          </table:table-cell>
          <table:table-cell office:value-type="date" office:date-value="2021-04-29T00:00:00" table:style-name="ce15">
            <text:p>29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stilla y Leon<text:s/></text:p>
          </table:table-cell>
          <table:table-cell office:value-type="float" office:value="877215" table:style-name="ce12">
            <text:p>877.215</text:p>
          </table:table-cell>
          <table:table-cell office:value-type="float" office:value="113700" table:style-name="ce12">
            <text:p>113.700</text:p>
          </table:table-cell>
          <table:table-cell office:value-type="float" office:value="189500" table:style-name="ce12">
            <text:p>189.500</text:p>
          </table:table-cell>
          <table:table-cell office:value-type="float" office:value="13800" table:style-name="ce12">
            <text:p>13.800</text:p>
          </table:table-cell>
          <table:table-cell office:value-type="float" office:value="1194215" table:style-name="ce13">
            <text:p>1.194.215</text:p>
          </table:table-cell>
          <table:table-cell office:value-type="float" office:value="1067062" table:style-name="ce13">
            <text:p>1.067.062</text:p>
          </table:table-cell>
          <table:table-cell office:value-type="percentage" office:value="0.89352587264437311" table:style-name="ce14">
            <text:p>89,4%</text:p>
          </table:table-cell>
          <table:table-cell office:value-type="float" office:value="744217" table:style-name="ce12">
            <text:p>744.217</text:p>
          </table:table-cell>
          <table:table-cell office:value-type="float" office:value="328108" table:style-name="ce12">
            <text:p>328.108</text:p>
          </table:table-cell>
          <table:table-cell office:value-type="date" office:date-value="2021-04-29T00:00:00" table:style-name="ce15">
            <text:p>29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stilla La Mancha</text:p>
          </table:table-cell>
          <table:table-cell office:value-type="float" office:value="552105" table:style-name="ce12">
            <text:p>552.105</text:p>
          </table:table-cell>
          <table:table-cell office:value-type="float" office:value="71900" table:style-name="ce12">
            <text:p>71.900</text:p>
          </table:table-cell>
          <table:table-cell office:value-type="float" office:value="161800" table:style-name="ce12">
            <text:p>161.800</text:p>
          </table:table-cell>
          <table:table-cell office:value-type="float" office:value="11700" table:style-name="ce12">
            <text:p>11.700</text:p>
          </table:table-cell>
          <table:table-cell office:value-type="float" office:value="797505" table:style-name="ce13">
            <text:p>797.505</text:p>
          </table:table-cell>
          <table:table-cell office:value-type="float" office:value="725719" table:style-name="ce13">
            <text:p>725.719</text:p>
          </table:table-cell>
          <table:table-cell office:value-type="percentage" office:value="0.90998677124281357" table:style-name="ce14">
            <text:p>91,0%</text:p>
          </table:table-cell>
          <table:table-cell office:value-type="float" office:value="513927" table:style-name="ce12">
            <text:p>513.927</text:p>
          </table:table-cell>
          <table:table-cell office:value-type="float" office:value="216193" table:style-name="ce12">
            <text:p>216.193</text:p>
          </table:table-cell>
          <table:table-cell office:value-type="date" office:date-value="2021-04-29T00:00:00" table:style-name="ce15">
            <text:p>29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taluña</text:p>
          </table:table-cell>
          <table:table-cell office:value-type="float" office:value="1887830" table:style-name="ce12">
            <text:p>1.887.830</text:p>
          </table:table-cell>
          <table:table-cell office:value-type="float" office:value="251300" table:style-name="ce12">
            <text:p>251.300</text:p>
          </table:table-cell>
          <table:table-cell office:value-type="float" office:value="615500" table:style-name="ce12">
            <text:p>615.500</text:p>
          </table:table-cell>
          <table:table-cell office:value-type="float" office:value="44700" table:style-name="ce12">
            <text:p>44.700</text:p>
          </table:table-cell>
          <table:table-cell office:value-type="float" office:value="2799330" table:style-name="ce13">
            <text:p>2.799.330</text:p>
          </table:table-cell>
          <table:table-cell office:value-type="float" office:value="2590635" table:style-name="ce13">
            <text:p>2.590.635</text:p>
          </table:table-cell>
          <table:table-cell office:value-type="percentage" office:value="0.92544823225557549" table:style-name="ce14">
            <text:p>92,5%</text:p>
          </table:table-cell>
          <table:table-cell office:value-type="float" office:value="1820712" table:style-name="ce12">
            <text:p>1.820.712</text:p>
          </table:table-cell>
          <table:table-cell office:value-type="float" office:value="783350" table:style-name="ce12">
            <text:p>783.350</text:p>
          </table:table-cell>
          <table:table-cell office:value-type="date" office:date-value="2021-04-29T00:00:00" table:style-name="ce15">
            <text:p>29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. Valenciana</text:p>
          </table:table-cell>
          <table:table-cell office:value-type="float" office:value="1136260" table:style-name="ce12">
            <text:p>1.136.260</text:p>
          </table:table-cell>
          <table:table-cell office:value-type="float" office:value="151600" table:style-name="ce12">
            <text:p>151.600</text:p>
          </table:table-cell>
          <table:table-cell office:value-type="float" office:value="400000" table:style-name="ce12">
            <text:p>400.000</text:p>
          </table:table-cell>
          <table:table-cell office:value-type="float" office:value="29000" table:style-name="ce12">
            <text:p>29.000</text:p>
          </table:table-cell>
          <table:table-cell office:value-type="float" office:value="1716860" table:style-name="ce13">
            <text:p>1.716.860</text:p>
          </table:table-cell>
          <table:table-cell office:value-type="float" office:value="1666527" table:style-name="ce13">
            <text:p>1.666.527</text:p>
          </table:table-cell>
          <table:table-cell office:value-type="percentage" office:value="0.9706831075335205" table:style-name="ce14">
            <text:p>97,1%</text:p>
          </table:table-cell>
          <table:table-cell office:value-type="float" office:value="1197668" table:style-name="ce12">
            <text:p>1.197.668</text:p>
          </table:table-cell>
          <table:table-cell office:value-type="float" office:value="478277" table:style-name="ce12">
            <text:p>478.277</text:p>
          </table:table-cell>
          <table:table-cell office:value-type="date" office:date-value="2021-04-29T00:00:00" table:style-name="ce15">
            <text:p>29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xtremadura</text:p>
          </table:table-cell>
          <table:table-cell office:value-type="float" office:value="322415" table:style-name="ce12">
            <text:p>322.415</text:p>
          </table:table-cell>
          <table:table-cell office:value-type="float" office:value="40800" table:style-name="ce12">
            <text:p>40.800</text:p>
          </table:table-cell>
          <table:table-cell office:value-type="float" office:value="84000" table:style-name="ce12">
            <text:p>84.000</text:p>
          </table:table-cell>
          <table:table-cell office:value-type="float" office:value="6100" table:style-name="ce12">
            <text:p>6.100</text:p>
          </table:table-cell>
          <table:table-cell office:value-type="float" office:value="453315" table:style-name="ce13">
            <text:p>453.315</text:p>
          </table:table-cell>
          <table:table-cell office:value-type="float" office:value="442614" table:style-name="ce13">
            <text:p>442.614</text:p>
          </table:table-cell>
          <table:table-cell office:value-type="percentage" office:value="0.97639389828265111" table:style-name="ce14">
            <text:p>97,6%</text:p>
          </table:table-cell>
          <table:table-cell office:value-type="float" office:value="305143" table:style-name="ce12">
            <text:p>305.143</text:p>
          </table:table-cell>
          <table:table-cell office:value-type="float" office:value="139277" table:style-name="ce12">
            <text:p>139.277</text:p>
          </table:table-cell>
          <table:table-cell office:value-type="date" office:date-value="2021-04-29T00:00:00" table:style-name="ce15">
            <text:p>29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Galicia</text:p>
          </table:table-cell>
          <table:table-cell office:value-type="float" office:value="886975" table:style-name="ce12">
            <text:p>886.975</text:p>
          </table:table-cell>
          <table:table-cell office:value-type="float" office:value="113300" table:style-name="ce12">
            <text:p>113.300</text:p>
          </table:table-cell>
          <table:table-cell office:value-type="float" office:value="213900" table:style-name="ce12">
            <text:p>213.900</text:p>
          </table:table-cell>
          <table:table-cell office:value-type="float" office:value="15550" table:style-name="ce12">
            <text:p>15.550</text:p>
          </table:table-cell>
          <table:table-cell office:value-type="float" office:value="1229725" table:style-name="ce13">
            <text:p>1.229.725</text:p>
          </table:table-cell>
          <table:table-cell office:value-type="float" office:value="1094581" table:style-name="ce13">
            <text:p>1.094.581</text:p>
          </table:table-cell>
          <table:table-cell office:value-type="percentage" office:value="0.89010225863506065" table:style-name="ce14">
            <text:p>89,0%</text:p>
          </table:table-cell>
          <table:table-cell office:value-type="float" office:value="812636" table:style-name="ce12">
            <text:p>812.636</text:p>
          </table:table-cell>
          <table:table-cell office:value-type="float" office:value="286955" table:style-name="ce12">
            <text:p>286.955</text:p>
          </table:table-cell>
          <table:table-cell office:value-type="date" office:date-value="2021-04-29T00:00:00" table:style-name="ce15">
            <text:p>29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La Rioja</text:p>
          </table:table-cell>
          <table:table-cell office:value-type="float" office:value="92495" table:style-name="ce12">
            <text:p>92.495</text:p>
          </table:table-cell>
          <table:table-cell office:value-type="float" office:value="11600" table:style-name="ce12">
            <text:p>11.600</text:p>
          </table:table-cell>
          <table:table-cell office:value-type="float" office:value="25100" table:style-name="ce12">
            <text:p>25.100</text:p>
          </table:table-cell>
          <table:table-cell office:value-type="float" office:value="1900" table:style-name="ce12">
            <text:p>1.900</text:p>
          </table:table-cell>
          <table:table-cell office:value-type="float" office:value="131095" table:style-name="ce13">
            <text:p>131.095</text:p>
          </table:table-cell>
          <table:table-cell office:value-type="float" office:value="123247" table:style-name="ce13">
            <text:p>123.247</text:p>
          </table:table-cell>
          <table:table-cell office:value-type="percentage" office:value="0.94013501659102183" table:style-name="ce14">
            <text:p>94,0%</text:p>
          </table:table-cell>
          <table:table-cell office:value-type="float" office:value="90451" table:style-name="ce12">
            <text:p>90.451</text:p>
          </table:table-cell>
          <table:table-cell office:value-type="float" office:value="33201" table:style-name="ce12">
            <text:p>33.201</text:p>
          </table:table-cell>
          <table:table-cell office:value-type="date" office:date-value="2021-04-29T00:00:00" table:style-name="ce15">
            <text:p>29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Madrid</text:p>
          </table:table-cell>
          <table:table-cell office:value-type="float" office:value="1539645" table:style-name="ce12">
            <text:p>1.539.645</text:p>
          </table:table-cell>
          <table:table-cell office:value-type="float" office:value="204000" table:style-name="ce12">
            <text:p>204.000</text:p>
          </table:table-cell>
          <table:table-cell office:value-type="float" office:value="536700" table:style-name="ce12">
            <text:p>536.700</text:p>
          </table:table-cell>
          <table:table-cell office:value-type="float" office:value="38900" table:style-name="ce12">
            <text:p>38.900</text:p>
          </table:table-cell>
          <table:table-cell office:value-type="float" office:value="2319245" table:style-name="ce13">
            <text:p>2.319.245</text:p>
          </table:table-cell>
          <table:table-cell office:value-type="float" office:value="2102932" table:style-name="ce13">
            <text:p>2.102.932</text:p>
          </table:table-cell>
          <table:table-cell office:value-type="percentage" office:value="0.90673128539675629" table:style-name="ce14">
            <text:p>90,7%</text:p>
          </table:table-cell>
          <table:table-cell office:value-type="float" office:value="1570954" table:style-name="ce12">
            <text:p>1.570.954</text:p>
          </table:table-cell>
          <table:table-cell office:value-type="float" office:value="532421" table:style-name="ce12">
            <text:p>532.421</text:p>
          </table:table-cell>
          <table:table-cell office:value-type="date" office:date-value="2021-04-29T00:00:00" table:style-name="ce15">
            <text:p>29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Murcia<text:s/></text:p>
          </table:table-cell>
          <table:table-cell office:value-type="float" office:value="335345" table:style-name="ce12">
            <text:p>335.345</text:p>
          </table:table-cell>
          <table:table-cell office:value-type="float" office:value="42500" table:style-name="ce12">
            <text:p>42.500</text:p>
          </table:table-cell>
          <table:table-cell office:value-type="float" office:value="119500" table:style-name="ce12">
            <text:p>119.500</text:p>
          </table:table-cell>
          <table:table-cell office:value-type="float" office:value="8650" table:style-name="ce12">
            <text:p>8.650</text:p>
          </table:table-cell>
          <table:table-cell office:value-type="float" office:value="505995" table:style-name="ce13">
            <text:p>505.995</text:p>
          </table:table-cell>
          <table:table-cell office:value-type="float" office:value="439557" table:style-name="ce13">
            <text:p>439.557</text:p>
          </table:table-cell>
          <table:table-cell office:value-type="percentage" office:value="0.86869830729552666" table:style-name="ce14">
            <text:p>86,9%</text:p>
          </table:table-cell>
          <table:table-cell office:value-type="float" office:value="320106" table:style-name="ce12">
            <text:p>320.106</text:p>
          </table:table-cell>
          <table:table-cell office:value-type="float" office:value="119550" table:style-name="ce12">
            <text:p>119.550</text:p>
          </table:table-cell>
          <table:table-cell office:value-type="date" office:date-value="2021-04-29T00:00:00" table:style-name="ce15">
            <text:p>29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Navarra</text:p>
          </table:table-cell>
          <table:table-cell office:value-type="float" office:value="173895" table:style-name="ce12">
            <text:p>173.895</text:p>
          </table:table-cell>
          <table:table-cell office:value-type="float" office:value="22800" table:style-name="ce12">
            <text:p>22.800</text:p>
          </table:table-cell>
          <table:table-cell office:value-type="float" office:value="52300" table:style-name="ce12">
            <text:p>52.300</text:p>
          </table:table-cell>
          <table:table-cell office:value-type="float" office:value="3850" table:style-name="ce12">
            <text:p>3.850</text:p>
          </table:table-cell>
          <table:table-cell office:value-type="float" office:value="252845" table:style-name="ce13">
            <text:p>252.845</text:p>
          </table:table-cell>
          <table:table-cell office:value-type="float" office:value="240050" table:style-name="ce13">
            <text:p>240.050</text:p>
          </table:table-cell>
          <table:table-cell office:value-type="percentage" office:value="0.94939587494314703" table:style-name="ce14">
            <text:p>94,9%</text:p>
          </table:table-cell>
          <table:table-cell office:value-type="float" office:value="171131" table:style-name="ce12">
            <text:p>171.131</text:p>
          </table:table-cell>
          <table:table-cell office:value-type="float" office:value="70744" table:style-name="ce12">
            <text:p>70.744</text:p>
          </table:table-cell>
          <table:table-cell office:value-type="date" office:date-value="2021-04-29T00:00:00" table:style-name="ce15">
            <text:p>29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aís Vasco</text:p>
          </table:table-cell>
          <table:table-cell office:value-type="float" office:value="623430" table:style-name="ce12">
            <text:p>623.430</text:p>
          </table:table-cell>
          <table:table-cell office:value-type="float" office:value="81200" table:style-name="ce12">
            <text:p>81.200</text:p>
          </table:table-cell>
          <table:table-cell office:value-type="float" office:value="175700" table:style-name="ce12">
            <text:p>175.700</text:p>
          </table:table-cell>
          <table:table-cell office:value-type="float" office:value="12750" table:style-name="ce12">
            <text:p>12.750</text:p>
          </table:table-cell>
          <table:table-cell office:value-type="float" office:value="893080" table:style-name="ce13">
            <text:p>893.080</text:p>
          </table:table-cell>
          <table:table-cell office:value-type="float" office:value="773542" table:style-name="ce13">
            <text:p>773.542</text:p>
          </table:table-cell>
          <table:table-cell office:value-type="percentage" office:value="0.86615084874815251" table:style-name="ce14">
            <text:p>86,6%</text:p>
          </table:table-cell>
          <table:table-cell office:value-type="float" office:value="573196" table:style-name="ce12">
            <text:p>573.196</text:p>
          </table:table-cell>
          <table:table-cell office:value-type="float" office:value="210988" table:style-name="ce12">
            <text:p>210.988</text:p>
          </table:table-cell>
          <table:table-cell office:value-type="date" office:date-value="2021-04-29T00:00:00" table:style-name="ce15">
            <text:p>29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euta</text:p>
          </table:table-cell>
          <table:table-cell office:value-type="float" office:value="12510" table:style-name="ce12">
            <text:p>12.510</text:p>
          </table:table-cell>
          <table:table-cell office:value-type="float" office:value="1800" table:style-name="ce12">
            <text:p>1.800</text:p>
          </table:table-cell>
          <table:table-cell office:value-type="float" office:value="7000" table:style-name="ce12">
            <text:p>7.000</text:p>
          </table:table-cell>
          <table:table-cell office:value-type="float" office:value="450" table:style-name="ce12">
            <text:p>450</text:p>
          </table:table-cell>
          <table:table-cell office:value-type="float" office:value="21760" table:style-name="ce13">
            <text:p>21.760</text:p>
          </table:table-cell>
          <table:table-cell office:value-type="float" office:value="21685" table:style-name="ce13">
            <text:p>21.685</text:p>
          </table:table-cell>
          <table:table-cell office:value-type="percentage" office:value="0.99655330882352944" table:style-name="ce14">
            <text:p>99,7%</text:p>
          </table:table-cell>
          <table:table-cell office:value-type="float" office:value="15249" table:style-name="ce12">
            <text:p>15.249</text:p>
          </table:table-cell>
          <table:table-cell office:value-type="float" office:value="6560" table:style-name="ce12">
            <text:p>6.560</text:p>
          </table:table-cell>
          <table:table-cell office:value-type="date" office:date-value="2021-04-29T00:00:00" table:style-name="ce15">
            <text:p>29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Melilla</text:p>
          </table:table-cell>
          <table:table-cell office:value-type="float" office:value="12510" table:style-name="ce12">
            <text:p>12.510</text:p>
          </table:table-cell>
          <table:table-cell office:value-type="float" office:value="1700" table:style-name="ce12">
            <text:p>1.700</text:p>
          </table:table-cell>
          <table:table-cell office:value-type="float" office:value="7000" table:style-name="ce12">
            <text:p>7.000</text:p>
          </table:table-cell>
          <table:table-cell office:value-type="float" office:value="450" table:style-name="ce12">
            <text:p>450</text:p>
          </table:table-cell>
          <table:table-cell office:value-type="float" office:value="21660" table:style-name="ce13">
            <text:p>21.660</text:p>
          </table:table-cell>
          <table:table-cell office:value-type="float" office:value="20764" table:style-name="ce13">
            <text:p>20.764</text:p>
          </table:table-cell>
          <table:table-cell office:value-type="percentage" office:value="0.95863342566943677" table:style-name="ce14">
            <text:p>95,9%</text:p>
          </table:table-cell>
          <table:table-cell office:value-type="float" office:value="14700" table:style-name="ce12">
            <text:p>14.700</text:p>
          </table:table-cell>
          <table:table-cell office:value-type="float" office:value="6315" table:style-name="ce12">
            <text:p>6.315</text:p>
          </table:table-cell>
          <table:table-cell office:value-type="date" office:date-value="2021-04-29T00:00:00" table:style-name="ce16">
            <text:p>29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Fuerzas Armadas</text:p>
          </table:table-cell>
          <table:table-cell office:value-type="float" office:value="19500" table:style-name="ce12">
            <text:p>19.500</text:p>
          </table:table-cell>
          <table:table-cell office:value-type="float" office:value="0" table:style-name="ce12">
            <text:p>0</text:p>
          </table:table-cell>
          <table:table-cell office:value-type="float" office:value="66100" table:style-name="ce12">
            <text:p>66.100</text:p>
          </table:table-cell>
          <table:table-cell office:value-type="float" office:value="0" table:style-name="ce12">
            <text:p>0</text:p>
          </table:table-cell>
          <table:table-cell office:value-type="float" office:value="85600" table:style-name="ce13">
            <text:p>85.600</text:p>
          </table:table-cell>
          <table:table-cell office:value-type="float" office:value="73168" table:style-name="ce17">
            <text:p>73.168</text:p>
          </table:table-cell>
          <table:table-cell office:value-type="percentage" office:value="0.85476635514018695" table:style-name="ce14">
            <text:p>85,5%</text:p>
          </table:table-cell>
          <table:table-cell office:value-type="float" office:value="65032" table:style-name="ce12">
            <text:p>65.032</text:p>
          </table:table-cell>
          <table:table-cell office:value-type="float" office:value="8136" table:style-name="ce12">
            <text:p>8.136</text:p>
          </table:table-cell>
          <table:table-cell office:value-type="date" office:date-value="2021-04-29T00:00:00" table:style-name="ce16">
            <text:p>29/04/2021</text:p>
          </table:table-cell>
          <table:table-cell table:number-columns-repeated="16373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11956425" table:style-name="ce19">
            <text:p>11.956.425</text:p>
          </table:table-cell>
          <table:table-cell office:value-type="float" office:value="1561200" table:style-name="ce20">
            <text:p>1.561.200</text:p>
          </table:table-cell>
          <table:table-cell office:value-type="float" office:value="3820200" table:style-name="ce21">
            <text:p>3.820.200</text:p>
          </table:table-cell>
          <table:table-cell office:value-type="float" office:value="272400" table:style-name="ce22">
            <text:p>272.400</text:p>
          </table:table-cell>
          <table:table-cell office:value-type="float" office:value="17610225" table:style-name="ce23">
            <text:p>17.610.225</text:p>
          </table:table-cell>
          <table:table-cell office:value-type="float" office:value="16364595" table:style-name="ce23">
            <text:p>16.364.595</text:p>
          </table:table-cell>
          <table:table-cell office:value-type="percentage" office:value="0.92926666183992535" table:style-name="ce24">
            <text:p>92,9%</text:p>
          </table:table-cell>
          <table:table-cell office:value-type="float" office:value="11763360" table:style-name="ce23">
            <text:p>11.763.360</text:p>
          </table:table-cell>
          <table:table-cell office:value-type="float" office:value="4689766" table:style-name="ce23">
            <text:p>4.689.766</text:p>
          </table:table-cell>
          <table:table-cell table:style-name="ce23"/>
          <table:table-cell table:number-columns-repeated="16373"/>
        </table:table-row>
        <table:table-row table:number-rows-repeated="1048554" table:style-name="ro2">
          <table:table-cell table:number-columns-repeated="16384"/>
        </table:table-row>
      </table:table>
      <table:table table:name="Institucionalizados" table:style-name="ta2">
        <table:table-column table:style-name="co4" table:default-cell-style-name="ce1"/>
        <table:table-column table:style-name="co5" table:number-columns-repeated="5" table:default-cell-style-name="ce1"/>
        <table:table-column table:style-name="co3" table:number-columns-repeated="16378" table:default-cell-style-name="ce1"/>
        <table:table-row table:style-name="ro3">
          <table:table-cell table:style-name="ce25"/>
          <table:table-cell office:value-type="string" table:style-name="ce26">
            <text:p>Denominador Poblacional CCAA</text:p>
          </table:table-cell>
          <table:table-cell office:value-type="string" table:style-name="ce26">
            <text:p>Persona institucionalizada con al menos 1 dosis (2)</text:p>
          </table:table-cell>
          <table:table-cell office:value-type="string" table:style-name="ce26">
            <text:p>Persona institucionalizada  Pauta Completa (2)<text:s/></text:p>
          </table:table-cell>
          <table:table-cell office:value-type="string" table:style-name="ce26">
            <text:p>% Con al menos 1 dosis sobre Denominador Poblacional CCAA</text:p>
          </table:table-cell>
          <table:table-cell office:value-type="string" table:style-name="ce26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ndalucía</text:p>
          </table:table-cell>
          <table:table-cell office:value-type="float" office:value="41654" table:style-name="ce6">
            <text:p>41.654</text:p>
          </table:table-cell>
          <table:table-cell office:value-type="float" office:value="41654" table:style-name="ce6">
            <text:p>41.654</text:p>
          </table:table-cell>
          <table:table-cell office:value-type="float" office:value="39879" table:style-name="ce6">
            <text:p>39.879</text:p>
          </table:table-cell>
          <table:table-cell office:value-type="percentage" office:value="1" table:style-name="ce27">
            <text:p>100,0%</text:p>
          </table:table-cell>
          <table:table-cell office:value-type="percentage" office:value="0.95738704566188126" table:style-name="ce27">
            <text:p>95,7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Aragón</text:p>
          </table:table-cell>
          <table:table-cell office:value-type="float" office:value="18400" table:style-name="ce12">
            <text:p>18.400</text:p>
          </table:table-cell>
          <table:table-cell office:value-type="float" office:value="18387" table:style-name="ce28">
            <text:p>18.387</text:p>
          </table:table-cell>
          <table:table-cell office:value-type="float" office:value="17613" table:style-name="ce28">
            <text:p>17.613</text:p>
          </table:table-cell>
          <table:table-cell office:value-type="percentage" office:value="0.99929347826086956" table:style-name="ce29">
            <text:p>99,9%</text:p>
          </table:table-cell>
          <table:table-cell office:value-type="percentage" office:value="0.95722826086956525" table:style-name="ce29">
            <text:p>95,7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Asturias<text:s/></text:p>
          </table:table-cell>
          <table:table-cell office:value-type="float" office:value="11948" table:style-name="ce12">
            <text:p>11.948</text:p>
          </table:table-cell>
          <table:table-cell office:value-type="float" office:value="11755" table:style-name="ce28">
            <text:p>11.755</text:p>
          </table:table-cell>
          <table:table-cell office:value-type="float" office:value="11168" table:style-name="ce28">
            <text:p>11.168</text:p>
          </table:table-cell>
          <table:table-cell office:value-type="percentage" office:value="0.98384666889856043" table:style-name="ce29">
            <text:p>98,4%</text:p>
          </table:table-cell>
          <table:table-cell office:value-type="percentage" office:value="0.93471710746568459" table:style-name="ce29">
            <text:p>93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Baleares</text:p>
          </table:table-cell>
          <table:table-cell office:value-type="float" office:value="5496" table:style-name="ce12">
            <text:p>5.496</text:p>
          </table:table-cell>
          <table:table-cell office:value-type="float" office:value="5432" table:style-name="ce28">
            <text:p>5.432</text:p>
          </table:table-cell>
          <table:table-cell office:value-type="float" office:value="5188" table:style-name="ce28">
            <text:p>5.188</text:p>
          </table:table-cell>
          <table:table-cell office:value-type="percentage" office:value="0.98835516739446871" table:style-name="ce29">
            <text:p>98,8%</text:p>
          </table:table-cell>
          <table:table-cell office:value-type="percentage" office:value="0.94395924308588064" table:style-name="ce29">
            <text:p>94,4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narias</text:p>
          </table:table-cell>
          <table:table-cell office:value-type="float" office:value="10739" table:style-name="ce12">
            <text:p>10.739</text:p>
          </table:table-cell>
          <table:table-cell office:value-type="float" office:value="10739" table:style-name="ce28">
            <text:p>10.739</text:p>
          </table:table-cell>
          <table:table-cell office:value-type="float" office:value="9689" table:style-name="ce28">
            <text:p>9.689</text:p>
          </table:table-cell>
          <table:table-cell office:value-type="percentage" office:value="1" table:style-name="ce29">
            <text:p>100,0%</text:p>
          </table:table-cell>
          <table:table-cell office:value-type="percentage" office:value="0.90222553310364095" table:style-name="ce29">
            <text:p>90,2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ntabria</text:p>
          </table:table-cell>
          <table:table-cell office:value-type="float" office:value="7470" table:style-name="ce12">
            <text:p>7.470</text:p>
          </table:table-cell>
          <table:table-cell office:value-type="float" office:value="7163" table:style-name="ce28">
            <text:p>7.163</text:p>
          </table:table-cell>
          <table:table-cell office:value-type="float" office:value="6917" table:style-name="ce28">
            <text:p>6.917</text:p>
          </table:table-cell>
          <table:table-cell office:value-type="percentage" office:value="0.95890227576974563" table:style-name="ce29">
            <text:p>95,9%</text:p>
          </table:table-cell>
          <table:table-cell office:value-type="percentage" office:value="0.92597054886211516" table:style-name="ce29">
            <text:p>92,6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stilla y Leon<text:s/></text:p>
          </table:table-cell>
          <table:table-cell office:value-type="float" office:value="46200" table:style-name="ce12">
            <text:p>46.200</text:p>
          </table:table-cell>
          <table:table-cell office:value-type="float" office:value="46200" table:style-name="ce28">
            <text:p>46.200</text:p>
          </table:table-cell>
          <table:table-cell office:value-type="float" office:value="44601" table:style-name="ce28">
            <text:p>44.601</text:p>
          </table:table-cell>
          <table:table-cell office:value-type="percentage" office:value="1" table:style-name="ce29">
            <text:p>100,0%</text:p>
          </table:table-cell>
          <table:table-cell office:value-type="percentage" office:value="0.96538961038961035" table:style-name="ce29">
            <text:p>96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stilla - La Mancha</text:p>
          </table:table-cell>
          <table:table-cell office:value-type="float" office:value="25566" table:style-name="ce12">
            <text:p>25.566</text:p>
          </table:table-cell>
          <table:table-cell office:value-type="float" office:value="24842" table:style-name="ce28">
            <text:p>24.842</text:p>
          </table:table-cell>
          <table:table-cell office:value-type="float" office:value="23509" table:style-name="ce28">
            <text:p>23.509</text:p>
          </table:table-cell>
          <table:table-cell office:value-type="percentage" office:value="0.97168113901275133" table:style-name="ce29">
            <text:p>97,2%</text:p>
          </table:table-cell>
          <table:table-cell office:value-type="percentage" office:value="0.91954157865915664" table:style-name="ce29">
            <text:p>92,0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taluña</text:p>
          </table:table-cell>
          <table:table-cell office:value-type="float" office:value="77849" table:style-name="ce12">
            <text:p>77.849</text:p>
          </table:table-cell>
          <table:table-cell office:value-type="float" office:value="77817" table:style-name="ce28">
            <text:p>77.817</text:p>
          </table:table-cell>
          <table:table-cell office:value-type="float" office:value="64772" table:style-name="ce28">
            <text:p>64.772</text:p>
          </table:table-cell>
          <table:table-cell office:value-type="percentage" office:value="0.99958894783491115" table:style-name="ce29">
            <text:p>100,0%</text:p>
          </table:table-cell>
          <table:table-cell office:value-type="percentage" office:value="0.83202096366041955" table:style-name="ce29">
            <text:p>83,2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. Valenciana</text:p>
          </table:table-cell>
          <table:table-cell office:value-type="float" office:value="29893" table:style-name="ce12">
            <text:p>29.893</text:p>
          </table:table-cell>
          <table:table-cell office:value-type="float" office:value="29821" table:style-name="ce28">
            <text:p>29.821</text:p>
          </table:table-cell>
          <table:table-cell office:value-type="float" office:value="27794" table:style-name="ce28">
            <text:p>27.794</text:p>
          </table:table-cell>
          <table:table-cell office:value-type="percentage" office:value="0.99759140936005086" table:style-name="ce29">
            <text:p>99,8%</text:p>
          </table:table-cell>
          <table:table-cell office:value-type="percentage" office:value="0.92978289231592681" table:style-name="ce29">
            <text:p>93,0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Extremadura</text:p>
          </table:table-cell>
          <table:table-cell office:value-type="float" office:value="15226" table:style-name="ce12">
            <text:p>15.226</text:p>
          </table:table-cell>
          <table:table-cell office:value-type="float" office:value="14634" table:style-name="ce28">
            <text:p>14.634</text:p>
          </table:table-cell>
          <table:table-cell office:value-type="float" office:value="14140" table:style-name="ce28">
            <text:p>14.140</text:p>
          </table:table-cell>
          <table:table-cell office:value-type="percentage" office:value="0.96111913831603835" table:style-name="ce29">
            <text:p>96,1%</text:p>
          </table:table-cell>
          <table:table-cell office:value-type="percentage" office:value="0.92867463549192175" table:style-name="ce29">
            <text:p>92,9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Galicia</text:p>
          </table:table-cell>
          <table:table-cell office:value-type="float" office:value="23800" table:style-name="ce12">
            <text:p>23.800</text:p>
          </table:table-cell>
          <table:table-cell office:value-type="float" office:value="23394" table:style-name="ce28">
            <text:p>23.394</text:p>
          </table:table-cell>
          <table:table-cell office:value-type="float" office:value="22602" table:style-name="ce28">
            <text:p>22.602</text:p>
          </table:table-cell>
          <table:table-cell office:value-type="percentage" office:value="0.98294117647058821" table:style-name="ce29">
            <text:p>98,3%</text:p>
          </table:table-cell>
          <table:table-cell office:value-type="percentage" office:value="0.94966386554621851" table:style-name="ce29">
            <text:p>95,0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La Rioja</text:p>
          </table:table-cell>
          <table:table-cell office:value-type="float" office:value="3390" table:style-name="ce12">
            <text:p>3.390</text:p>
          </table:table-cell>
          <table:table-cell office:value-type="float" office:value="3371" table:style-name="ce28">
            <text:p>3.371</text:p>
          </table:table-cell>
          <table:table-cell office:value-type="float" office:value="3251" table:style-name="ce28">
            <text:p>3.251</text:p>
          </table:table-cell>
          <table:table-cell office:value-type="percentage" office:value="0.99439528023598822" table:style-name="ce29">
            <text:p>99,4%</text:p>
          </table:table-cell>
          <table:table-cell office:value-type="percentage" office:value="0.95899705014749259" table:style-name="ce29">
            <text:p>95,9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adrid</text:p>
          </table:table-cell>
          <table:table-cell office:value-type="float" office:value="51179" table:style-name="ce12">
            <text:p>51.179</text:p>
          </table:table-cell>
          <table:table-cell office:value-type="float" office:value="50989" table:style-name="ce28">
            <text:p>50.989</text:p>
          </table:table-cell>
          <table:table-cell office:value-type="float" office:value="48558" table:style-name="ce28">
            <text:p>48.558</text:p>
          </table:table-cell>
          <table:table-cell office:value-type="percentage" office:value="0.99628753981125073" table:style-name="ce29">
            <text:p>99,6%</text:p>
          </table:table-cell>
          <table:table-cell office:value-type="percentage" office:value="0.94878758865941104" table:style-name="ce29">
            <text:p>94,9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urcia<text:s/></text:p>
          </table:table-cell>
          <table:table-cell office:value-type="float" office:value="11885" table:style-name="ce12">
            <text:p>11.885</text:p>
          </table:table-cell>
          <table:table-cell office:value-type="float" office:value="11307" table:style-name="ce28">
            <text:p>11.307</text:p>
          </table:table-cell>
          <table:table-cell office:value-type="float" office:value="10836" table:style-name="ce28">
            <text:p>10.836</text:p>
          </table:table-cell>
          <table:table-cell office:value-type="percentage" office:value="0.95136726966764829" table:style-name="ce29">
            <text:p>95,1%</text:p>
          </table:table-cell>
          <table:table-cell office:value-type="percentage" office:value="0.91173748422381151" table:style-name="ce29">
            <text:p>91,2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Navarra</text:p>
          </table:table-cell>
          <table:table-cell office:value-type="float" office:value="8343" table:style-name="ce12">
            <text:p>8.343</text:p>
          </table:table-cell>
          <table:table-cell office:value-type="float" office:value="8106" table:style-name="ce28">
            <text:p>8.106</text:p>
          </table:table-cell>
          <table:table-cell office:value-type="float" office:value="7935" table:style-name="ce28">
            <text:p>7.935</text:p>
          </table:table-cell>
          <table:table-cell office:value-type="percentage" office:value="0.97159295217547648" table:style-name="ce29">
            <text:p>97,2%</text:p>
          </table:table-cell>
          <table:table-cell office:value-type="percentage" office:value="0.95109672779575694" table:style-name="ce29">
            <text:p>95,1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País Vasco</text:p>
          </table:table-cell>
          <table:table-cell office:value-type="float" office:value="23898" table:style-name="ce12">
            <text:p>23.898</text:p>
          </table:table-cell>
          <table:table-cell office:value-type="float" office:value="23898" table:style-name="ce28">
            <text:p>23.898</text:p>
          </table:table-cell>
          <table:table-cell office:value-type="float" office:value="20636" table:style-name="ce28">
            <text:p>20.636</text:p>
          </table:table-cell>
          <table:table-cell office:value-type="percentage" office:value="1" table:style-name="ce29">
            <text:p>100,0%</text:p>
          </table:table-cell>
          <table:table-cell office:value-type="percentage" office:value="0.86350322202694785" table:style-name="ce29">
            <text:p>86,4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euta</text:p>
          </table:table-cell>
          <table:table-cell office:value-type="float" office:value="198" table:style-name="ce12">
            <text:p>198</text:p>
          </table:table-cell>
          <table:table-cell office:value-type="float" office:value="195" table:style-name="ce28">
            <text:p>195</text:p>
          </table:table-cell>
          <table:table-cell office:value-type="float" office:value="192" table:style-name="ce28">
            <text:p>192</text:p>
          </table:table-cell>
          <table:table-cell office:value-type="percentage" office:value="0.98484848484848486" table:style-name="ce29">
            <text:p>98,5%</text:p>
          </table:table-cell>
          <table:table-cell office:value-type="percentage" office:value="0.96969696969696972" table:style-name="ce29">
            <text:p>97,0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elilla</text:p>
          </table:table-cell>
          <table:table-cell office:value-type="float" office:value="325" table:style-name="ce12">
            <text:p>325</text:p>
          </table:table-cell>
          <table:table-cell office:value-type="float" office:value="318" table:style-name="ce28">
            <text:p>318</text:p>
          </table:table-cell>
          <table:table-cell office:value-type="float" office:value="298" table:style-name="ce28">
            <text:p>298</text:p>
          </table:table-cell>
          <table:table-cell office:value-type="percentage" office:value="0.97846153846153849" table:style-name="ce29">
            <text:p>97,8%</text:p>
          </table:table-cell>
          <table:table-cell office:value-type="percentage" office:value="0.91692307692307695" table:style-name="ce29">
            <text:p>91,7%</text:p>
          </table:table-cell>
          <table:table-cell table:number-columns-repeated="16378"/>
        </table:table-row>
        <table:table-row table:style-name="ro4">
          <table:table-cell office:value-type="string" table:style-name="ce18">
            <text:p>Totales</text:p>
          </table:table-cell>
          <table:table-cell office:value-type="float" office:value="413459" table:style-name="ce23">
            <text:p>413.459</text:p>
          </table:table-cell>
          <table:table-cell office:value-type="float" office:value="410022" table:style-name="ce23">
            <text:p>410.022</text:p>
          </table:table-cell>
          <table:table-cell office:value-type="float" office:value="379578" table:style-name="ce23">
            <text:p>379.578</text:p>
          </table:table-cell>
          <table:table-cell office:value-type="percentage" office:value="0.99168720477725725" table:style-name="ce24">
            <text:p>99,2%</text:p>
          </table:table-cell>
          <table:table-cell office:value-type="percentage" office:value="0.91805475270824921" table:style-name="ce24">
            <text:p>91,8%</text:p>
          </table:table-cell>
          <table:table-cell table:number-columns-repeated="16378"/>
        </table:table-row>
        <table:table-row table:number-rows-repeated="1048555" table:style-name="ro4">
          <table:table-cell table:number-columns-repeated="16384"/>
        </table:table-row>
      </table:table>
      <table:table table:name="Cobertura_Población" table:style-name="ta3">
        <table:table-column table:style-name="co4" table:default-cell-style-name="ce1"/>
        <table:table-column table:style-name="co5" table:number-columns-repeated="6" table:default-cell-style-name="ce1"/>
        <table:table-column table:style-name="co6" table:default-cell-style-name="ce10"/>
        <table:table-column table:style-name="co3" table:number-columns-repeated="16376" table:default-cell-style-name="ce1"/>
        <table:table-row table:style-name="ro5">
          <table:table-cell table:style-name="ce25"/>
          <table:table-cell office:value-type="string" table:style-name="ce26">
            <text:p>Población a vacunar <text:s/>Grupos 1-5A+6</text:p>
          </table:table-cell>
          <table:table-cell office:value-type="string" table:style-name="ce26">
            <text:p>Dosis administradas</text:p>
          </table:table-cell>
          <table:table-cell office:value-type="string" table:style-name="ce26">
            <text:p>Nº Personas con 1 dosis</text:p>
          </table:table-cell>
          <table:table-cell office:value-type="string" table:style-name="ce26">
            <text:p>% 1ª dosis</text:p>
          </table:table-cell>
          <table:table-cell office:value-type="string" table:style-name="ce26">
            <text:p>Nº Personas con pauta completa</text:p>
          </table:table-cell>
          <table:table-cell office:value-type="string" table:style-name="ce26">
            <text:p>% personas con pauta completa</text:p>
          </table:table-cell>
          <table:table-cell office:value-type="string" table:style-name="ce26">
            <text:p>Fecha de la última vacuna registrada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Andalucía</text:p>
          </table:table-cell>
          <table:table-cell office:value-type="float" office:value="1042559" table:style-name="ce6">
            <text:p>1.042.559</text:p>
          </table:table-cell>
          <table:table-cell office:value-type="float" office:value="1441414" table:style-name="ce6">
            <text:p>1.441.414</text:p>
          </table:table-cell>
          <table:table-cell office:value-type="float" office:value="933984" table:style-name="ce6">
            <text:p>933.984</text:p>
          </table:table-cell>
          <table:table-cell office:value-type="percentage" office:value="0.89585721287716091" table:style-name="ce30">
            <text:p>89,6%</text:p>
          </table:table-cell>
          <table:table-cell office:value-type="float" office:value="507430" table:style-name="ce6">
            <text:p>507.430</text:p>
          </table:table-cell>
          <table:table-cell office:value-type="percentage" office:value="0.4867158597259244" table:style-name="ce30">
            <text:p>48,7%</text:p>
          </table:table-cell>
          <table:table-cell office:value-type="date" office:date-value="2021-03-30T00:00:00" table:style-name="ce9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Aragón</text:p>
          </table:table-cell>
          <table:table-cell office:value-type="float" office:value="210455" table:style-name="ce12">
            <text:p>210.455</text:p>
          </table:table-cell>
          <table:table-cell office:value-type="float" office:value="250339" table:style-name="ce28">
            <text:p>250.339</text:p>
          </table:table-cell>
          <table:table-cell office:value-type="float" office:value="161061" table:style-name="ce28">
            <text:p>161.061</text:p>
          </table:table-cell>
          <table:table-cell office:value-type="percentage" office:value="0.765298995034568" table:style-name="ce31">
            <text:p>76,5%</text:p>
          </table:table-cell>
          <table:table-cell office:value-type="float" office:value="89278" table:style-name="ce28">
            <text:p>89.278</text:p>
          </table:table-cell>
          <table:table-cell office:value-type="percentage" office:value="0.42421420256111758" table:style-name="ce31">
            <text:p>42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Asturias<text:s/></text:p>
          </table:table-cell>
          <table:table-cell office:value-type="float" office:value="171754" table:style-name="ce12">
            <text:p>171.754</text:p>
          </table:table-cell>
          <table:table-cell office:value-type="float" office:value="225915" table:style-name="ce28">
            <text:p>225.915</text:p>
          </table:table-cell>
          <table:table-cell office:value-type="float" office:value="138822" table:style-name="ce28">
            <text:p>138.822</text:p>
          </table:table-cell>
          <table:table-cell office:value-type="percentage" office:value="0.80826065186254759" table:style-name="ce31">
            <text:p>80,8%</text:p>
          </table:table-cell>
          <table:table-cell office:value-type="float" office:value="87093" table:style-name="ce28">
            <text:p>87.093</text:p>
          </table:table-cell>
          <table:table-cell office:value-type="percentage" office:value="0.50707989333581749" table:style-name="ce31">
            <text:p>50,7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Baleares</text:p>
          </table:table-cell>
          <table:table-cell office:value-type="float" office:value="136065" table:style-name="ce12">
            <text:p>136.065</text:p>
          </table:table-cell>
          <table:table-cell office:value-type="float" office:value="160884" table:style-name="ce28">
            <text:p>160.884</text:p>
          </table:table-cell>
          <table:table-cell office:value-type="float" office:value="115375" table:style-name="ce28">
            <text:p>115.375</text:p>
          </table:table-cell>
          <table:table-cell office:value-type="percentage" office:value="0.8479403226399147" table:style-name="ce31">
            <text:p>84,8%</text:p>
          </table:table-cell>
          <table:table-cell office:value-type="float" office:value="45509" table:style-name="ce28">
            <text:p>45.509</text:p>
          </table:table-cell>
          <table:table-cell office:value-type="percentage" office:value="0.3344651453349502" table:style-name="ce31">
            <text:p>33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narias</text:p>
          </table:table-cell>
          <table:table-cell office:value-type="float" office:value="229731" table:style-name="ce12">
            <text:p>229.731</text:p>
          </table:table-cell>
          <table:table-cell office:value-type="float" office:value="304229" table:style-name="ce28">
            <text:p>304.229</text:p>
          </table:table-cell>
          <table:table-cell office:value-type="float" office:value="199517" table:style-name="ce28">
            <text:p>199.517</text:p>
          </table:table-cell>
          <table:table-cell office:value-type="percentage" office:value="0.86848096251703077" table:style-name="ce31">
            <text:p>86,8%</text:p>
          </table:table-cell>
          <table:table-cell office:value-type="float" office:value="104712" table:style-name="ce28">
            <text:p>104.712</text:p>
          </table:table-cell>
          <table:table-cell office:value-type="percentage" office:value="0.45580265615001891" table:style-name="ce31">
            <text:p>45,6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ntabria</text:p>
          </table:table-cell>
          <table:table-cell office:value-type="float" office:value="92346" table:style-name="ce12">
            <text:p>92.346</text:p>
          </table:table-cell>
          <table:table-cell office:value-type="float" office:value="114080" table:style-name="ce28">
            <text:p>114.080</text:p>
          </table:table-cell>
          <table:table-cell office:value-type="float" office:value="70024" table:style-name="ce28">
            <text:p>70.024</text:p>
          </table:table-cell>
          <table:table-cell office:value-type="percentage" office:value="0.75827864769454012" table:style-name="ce31">
            <text:p>75,8%</text:p>
          </table:table-cell>
          <table:table-cell office:value-type="float" office:value="44056" table:style-name="ce28">
            <text:p>44.056</text:p>
          </table:table-cell>
          <table:table-cell office:value-type="percentage" office:value="0.47707534706430166" table:style-name="ce31">
            <text:p>47,7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stilla y Leon<text:s/></text:p>
          </table:table-cell>
          <table:table-cell office:value-type="float" office:value="411992" table:style-name="ce12">
            <text:p>411.992</text:p>
          </table:table-cell>
          <table:table-cell office:value-type="float" office:value="534134" table:style-name="ce28">
            <text:p>534.134</text:p>
          </table:table-cell>
          <table:table-cell office:value-type="float" office:value="336070" table:style-name="ce28">
            <text:p>336.070</text:p>
          </table:table-cell>
          <table:table-cell office:value-type="percentage" office:value="0.81571972271306237" table:style-name="ce31">
            <text:p>81,6%</text:p>
          </table:table-cell>
          <table:table-cell office:value-type="float" office:value="198064" table:style-name="ce28">
            <text:p>198.064</text:p>
          </table:table-cell>
          <table:table-cell office:value-type="percentage" office:value="0.48074719897473739" table:style-name="ce31">
            <text:p>48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stilla - La Mancha</text:p>
          </table:table-cell>
          <table:table-cell office:value-type="float" office:value="298749" table:style-name="ce12">
            <text:p>298.749</text:p>
          </table:table-cell>
          <table:table-cell office:value-type="float" office:value="356085" table:style-name="ce28">
            <text:p>356.085</text:p>
          </table:table-cell>
          <table:table-cell office:value-type="float" office:value="233231" table:style-name="ce28">
            <text:p>233.231</text:p>
          </table:table-cell>
          <table:table-cell office:value-type="percentage" office:value="0.78069215294444505" table:style-name="ce31">
            <text:p>78,1%</text:p>
          </table:table-cell>
          <table:table-cell office:value-type="float" office:value="122854" table:style-name="ce28">
            <text:p>122.854</text:p>
          </table:table-cell>
          <table:table-cell office:value-type="percentage" office:value="0.41122815473859325" table:style-name="ce31">
            <text:p>41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taluña</text:p>
          </table:table-cell>
          <table:table-cell office:value-type="float" office:value="937088" table:style-name="ce12">
            <text:p>937.088</text:p>
          </table:table-cell>
          <table:table-cell office:value-type="float" office:value="1274944" table:style-name="ce28">
            <text:p>1.274.944</text:p>
          </table:table-cell>
          <table:table-cell office:value-type="float" office:value="853901" table:style-name="ce28">
            <text:p>853.901</text:p>
          </table:table-cell>
          <table:table-cell office:value-type="percentage" office:value="0.91122818774757541" table:style-name="ce31">
            <text:p>91,1%</text:p>
          </table:table-cell>
          <table:table-cell office:value-type="float" office:value="421043" table:style-name="ce28">
            <text:p>421.043</text:p>
          </table:table-cell>
          <table:table-cell office:value-type="percentage" office:value="0.4493099900969813" table:style-name="ce31">
            <text:p>44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. Valenciana</text:p>
          </table:table-cell>
          <table:table-cell office:value-type="float" office:value="619700" table:style-name="ce12">
            <text:p>619.700</text:p>
          </table:table-cell>
          <table:table-cell office:value-type="float" office:value="768217" table:style-name="ce28">
            <text:p>768.217</text:p>
          </table:table-cell>
          <table:table-cell office:value-type="float" office:value="516703" table:style-name="ce28">
            <text:p>516.703</text:p>
          </table:table-cell>
          <table:table-cell office:value-type="percentage" office:value="0.83379538486364368" table:style-name="ce31">
            <text:p>83,4%</text:p>
          </table:table-cell>
          <table:table-cell office:value-type="float" office:value="251514" table:style-name="ce28">
            <text:p>251.514</text:p>
          </table:table-cell>
          <table:table-cell office:value-type="percentage" office:value="0.40586412780377601" table:style-name="ce31">
            <text:p>40,6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Extremadura</text:p>
          </table:table-cell>
          <table:table-cell office:value-type="float" office:value="173760" table:style-name="ce12">
            <text:p>173.760</text:p>
          </table:table-cell>
          <table:table-cell office:value-type="float" office:value="219487" table:style-name="ce28">
            <text:p>219.487</text:p>
          </table:table-cell>
          <table:table-cell office:value-type="float" office:value="144858" table:style-name="ce28">
            <text:p>144.858</text:p>
          </table:table-cell>
          <table:table-cell office:value-type="percentage" office:value="0.83366712707182322" table:style-name="ce31">
            <text:p>83,4%</text:p>
          </table:table-cell>
          <table:table-cell office:value-type="float" office:value="74629" table:style-name="ce28">
            <text:p>74.629</text:p>
          </table:table-cell>
          <table:table-cell office:value-type="percentage" office:value="0.42949470534069983" table:style-name="ce31">
            <text:p>42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Galicia</text:p>
          </table:table-cell>
          <table:table-cell office:value-type="float" office:value="369015" table:style-name="ce12">
            <text:p>369.015</text:p>
          </table:table-cell>
          <table:table-cell office:value-type="float" office:value="478450" table:style-name="ce28">
            <text:p>478.450</text:p>
          </table:table-cell>
          <table:table-cell office:value-type="float" office:value="323922" table:style-name="ce28">
            <text:p>323.922</text:p>
          </table:table-cell>
          <table:table-cell office:value-type="percentage" office:value="0.87780171537742369" table:style-name="ce31">
            <text:p>87,8%</text:p>
          </table:table-cell>
          <table:table-cell office:value-type="float" office:value="154528" table:style-name="ce28">
            <text:p>154.528</text:p>
          </table:table-cell>
          <table:table-cell office:value-type="percentage" office:value="0.41875804506591874" table:style-name="ce31">
            <text:p>41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La Rioja</text:p>
          </table:table-cell>
          <table:table-cell office:value-type="float" office:value="55473" table:style-name="ce12">
            <text:p>55.473</text:p>
          </table:table-cell>
          <table:table-cell office:value-type="float" office:value="63416" table:style-name="ce28">
            <text:p>63.416</text:p>
          </table:table-cell>
          <table:table-cell office:value-type="float" office:value="42450" table:style-name="ce28">
            <text:p>42.450</text:p>
          </table:table-cell>
          <table:table-cell office:value-type="percentage" office:value="0.76523714239359686" table:style-name="ce31">
            <text:p>76,5%</text:p>
          </table:table-cell>
          <table:table-cell office:value-type="float" office:value="20966" table:style-name="ce28">
            <text:p>20.966</text:p>
          </table:table-cell>
          <table:table-cell office:value-type="percentage" office:value="0.37794963315486813" table:style-name="ce31">
            <text:p>37,8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adrid</text:p>
          </table:table-cell>
          <table:table-cell office:value-type="float" office:value="838831" table:style-name="ce12">
            <text:p>838.831</text:p>
          </table:table-cell>
          <table:table-cell office:value-type="float" office:value="1058277" table:style-name="ce28">
            <text:p>1.058.277</text:p>
          </table:table-cell>
          <table:table-cell office:value-type="float" office:value="698382" table:style-name="ce28">
            <text:p>698.382</text:p>
          </table:table-cell>
          <table:table-cell office:value-type="percentage" office:value="0.83256579692452948" table:style-name="ce31">
            <text:p>83,3%</text:p>
          </table:table-cell>
          <table:table-cell office:value-type="float" office:value="359895" table:style-name="ce28">
            <text:p>359.895</text:p>
          </table:table-cell>
          <table:table-cell office:value-type="percentage" office:value="0.42904351412859087" table:style-name="ce31">
            <text:p>42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urcia<text:s/></text:p>
          </table:table-cell>
          <table:table-cell office:value-type="float" office:value="198553" table:style-name="ce12">
            <text:p>198.553</text:p>
          </table:table-cell>
          <table:table-cell office:value-type="float" office:value="237224" table:style-name="ce28">
            <text:p>237.224</text:p>
          </table:table-cell>
          <table:table-cell office:value-type="float" office:value="151569" table:style-name="ce28">
            <text:p>151.569</text:p>
          </table:table-cell>
          <table:table-cell office:value-type="percentage" office:value="0.76336796724300315" table:style-name="ce31">
            <text:p>76,3%</text:p>
          </table:table-cell>
          <table:table-cell office:value-type="float" office:value="85655" table:style-name="ce28">
            <text:p>85.655</text:p>
          </table:table-cell>
          <table:table-cell office:value-type="percentage" office:value="0.43139615115359625" table:style-name="ce31">
            <text:p>43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Navarra</text:p>
          </table:table-cell>
          <table:table-cell office:value-type="float" office:value="97268" table:style-name="ce12">
            <text:p>97.268</text:p>
          </table:table-cell>
          <table:table-cell office:value-type="float" office:value="117849" table:style-name="ce28">
            <text:p>117.849</text:p>
          </table:table-cell>
          <table:table-cell office:value-type="float" office:value="80540" table:style-name="ce28">
            <text:p>80.540</text:p>
          </table:table-cell>
          <table:table-cell office:value-type="percentage" office:value="0.82802154871077849" table:style-name="ce31">
            <text:p>82,8%</text:p>
          </table:table-cell>
          <table:table-cell office:value-type="float" office:value="37309" table:style-name="ce28">
            <text:p>37.309</text:p>
          </table:table-cell>
          <table:table-cell office:value-type="percentage" office:value="0.38356910803141836" table:style-name="ce31">
            <text:p>38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País Vasco</text:p>
          </table:table-cell>
          <table:table-cell office:value-type="float" office:value="379432" table:style-name="ce12">
            <text:p>379.432</text:p>
          </table:table-cell>
          <table:table-cell office:value-type="float" office:value="370971" table:style-name="ce28">
            <text:p>370.971</text:p>
          </table:table-cell>
          <table:table-cell office:value-type="float" office:value="265437" table:style-name="ce28">
            <text:p>265.437</text:p>
          </table:table-cell>
          <table:table-cell office:value-type="percentage" office:value="0.69956408526428981" table:style-name="ce31">
            <text:p>70,0%</text:p>
          </table:table-cell>
          <table:table-cell office:value-type="float" office:value="105534" table:style-name="ce28">
            <text:p>105.534</text:p>
          </table:table-cell>
          <table:table-cell office:value-type="percentage" office:value="0.27813679394463303" table:style-name="ce31">
            <text:p>27,8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euta</text:p>
          </table:table-cell>
          <table:table-cell office:value-type="float" office:value="9988" table:style-name="ce12">
            <text:p>9.988</text:p>
          </table:table-cell>
          <table:table-cell office:value-type="float" office:value="11226" table:style-name="ce28">
            <text:p>11.226</text:p>
          </table:table-cell>
          <table:table-cell office:value-type="float" office:value="7625" table:style-name="ce28">
            <text:p>7.625</text:p>
          </table:table-cell>
          <table:table-cell office:value-type="percentage" office:value="0.76341609931918297" table:style-name="ce31">
            <text:p>76,3%</text:p>
          </table:table-cell>
          <table:table-cell office:value-type="float" office:value="3601" table:style-name="ce28">
            <text:p>3.601</text:p>
          </table:table-cell>
          <table:table-cell office:value-type="percentage" office:value="0.3605326391670004" table:style-name="ce31">
            <text:p>36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elilla</text:p>
          </table:table-cell>
          <table:table-cell office:value-type="float" office:value="11311" table:style-name="ce12">
            <text:p>11.311</text:p>
          </table:table-cell>
          <table:table-cell office:value-type="float" office:value="10413" table:style-name="ce28">
            <text:p>10.413</text:p>
          </table:table-cell>
          <table:table-cell office:value-type="float" office:value="7990" table:style-name="ce28">
            <text:p>7.990</text:p>
          </table:table-cell>
          <table:table-cell office:value-type="percentage" office:value="0.70639200778003708" table:style-name="ce31">
            <text:p>70,6%</text:p>
          </table:table-cell>
          <table:table-cell office:value-type="float" office:value="2423" table:style-name="ce28">
            <text:p>2.423</text:p>
          </table:table-cell>
          <table:table-cell office:value-type="percentage" office:value="0.21421624966846434" table:style-name="ce31">
            <text:p>21,4%</text:p>
          </table:table-cell>
          <table:table-cell office:value-type="date" office:date-value="2021-03-30T00:00:00" table:style-name="ce1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32">
            <text:p>Min. Defensa</text:p>
          </table:table-cell>
          <table:table-cell office:value-type="float" office:value="142511" table:style-name="ce33">
            <text:p>142.511</text:p>
          </table:table-cell>
          <table:table-cell office:value-type="float" office:value="28065" table:style-name="ce34">
            <text:p>28.065</text:p>
          </table:table-cell>
          <table:table-cell office:value-type="float" office:value="23217" table:style-name="ce34">
            <text:p>23.217</text:p>
          </table:table-cell>
          <table:table-cell office:value-type="percentage" office:value="0.16291373999200062" table:style-name="ce35">
            <text:p>16,3%</text:p>
          </table:table-cell>
          <table:table-cell office:value-type="float" office:value="4848" table:style-name="ce34">
            <text:p>4.848</text:p>
          </table:table-cell>
          <table:table-cell office:value-type="percentage" office:value="3.4018426647767538E-2" table:style-name="ce35">
            <text:p>3,4%</text:p>
          </table:table-cell>
          <table:table-cell office:value-type="date" office:date-value="2021-03-29T00:00:00" table:style-name="ce16">
            <text:p>29/03/2021</text:p>
          </table:table-cell>
          <table:table-cell table:number-columns-repeated="16376"/>
        </table:table-row>
        <table:table-row table:style-name="ro4">
          <table:table-cell office:value-type="string" table:style-name="ce18">
            <text:p>Totales</text:p>
          </table:table-cell>
          <table:table-cell office:value-type="float" office:value="6426581" table:style-name="ce36">
            <text:p>6.426.581</text:p>
          </table:table-cell>
          <table:table-cell office:value-type="float" office:value="8025619" table:style-name="ce36">
            <text:p>8.025.619</text:p>
          </table:table-cell>
          <table:table-cell office:value-type="float" office:value="5304678" table:style-name="ce36">
            <text:p>5.304.678</text:p>
          </table:table-cell>
          <table:table-cell office:value-type="percentage" office:value="0.82542770409335853" table:style-name="ce37">
            <text:p>82,5%</text:p>
          </table:table-cell>
          <table:table-cell office:value-type="float" office:value="2720941" table:style-name="ce36">
            <text:p>2.720.941</text:p>
          </table:table-cell>
          <table:table-cell office:value-type="percentage" office:value="0.42338857940170677" table:style-name="ce37">
            <text:p>42,3%</text:p>
          </table:table-cell>
          <table:table-cell table:style-name="ce36"/>
          <table:table-cell table:number-columns-repeated="16376"/>
        </table:table-row>
        <table:table-row table:number-rows-repeated="1048554" table:style-name="ro4">
          <table:table-cell table:number-columns-repeated="16384"/>
        </table:table-row>
      </table:table>
      <table:table table:name="Mayores_de_60_años" table:style-name="ta2">
        <table:table-column table:style-name="co4" table:default-cell-style-name="ce1"/>
        <table:table-column table:style-name="co5" table:number-columns-repeated="5" table:default-cell-style-name="ce1"/>
        <table:table-column table:style-name="co3" table:number-columns-repeated="16378" table:default-cell-style-name="ce1"/>
        <table:table-row table:style-name="ro6">
          <table:table-cell table:style-name="ce25"/>
          <table:table-cell office:value-type="string" table:style-name="ce38">
            <text:p>Población a vacunar mayor de 60 años</text:p>
          </table:table-cell>
          <table:table-cell office:value-type="string" table:style-name="ce38">
            <text:p>Nº Personas con 1 dosis</text:p>
          </table:table-cell>
          <table:table-cell office:value-type="string" table:style-name="ce38">
            <text:p>% 1ª dosis</text:p>
          </table:table-cell>
          <table:table-cell office:value-type="string" table:style-name="ce38">
            <text:p>Nº Personas con pauta completa</text:p>
          </table:table-cell>
          <table:table-cell office:value-type="string" table:style-name="ce38">
            <text:p>% personas con pauta completa</text:p>
          </table:table-cell>
          <table:table-cell office:value-type="string" table:style-name="ce38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Andalucía</text:p>
          </table:table-cell>
          <table:table-cell office:value-type="float" office:value="1980044" table:style-name="ce6">
            <text:p>1.980.044</text:p>
          </table:table-cell>
          <table:table-cell office:value-type="float" office:value="1459474" table:style-name="ce6">
            <text:p>1.459.474</text:p>
          </table:table-cell>
          <table:table-cell office:value-type="percentage" office:value="0.73709170099250321" table:style-name="ce27">
            <text:p>73,7%</text:p>
          </table:table-cell>
          <table:table-cell office:value-type="float" office:value="602086" table:style-name="ce6">
            <text:p>602.086</text:p>
          </table:table-cell>
          <table:table-cell office:value-type="percentage" office:value="0.30407708111536913" table:style-name="ce27">
            <text:p>30,4%</text:p>
          </table:table-cell>
          <table:table-cell office:value-type="date" office:date-value="2021-04-29T00:00:00" table:style-name="ce9">
            <text:p>29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Aragón</text:p>
          </table:table-cell>
          <table:table-cell office:value-type="float" office:value="374129" table:style-name="ce12">
            <text:p>374.129</text:p>
          </table:table-cell>
          <table:table-cell office:value-type="float" office:value="291458" table:style-name="ce28">
            <text:p>291.458</text:p>
          </table:table-cell>
          <table:table-cell office:value-type="percentage" office:value="0.77903076211680999" table:style-name="ce29">
            <text:p>77,9%</text:p>
          </table:table-cell>
          <table:table-cell office:value-type="float" office:value="112668" table:style-name="ce28">
            <text:p>112.668</text:p>
          </table:table-cell>
          <table:table-cell office:value-type="percentage" office:value="0.30114746517912272" table:style-name="ce29">
            <text:p>30,1%</text:p>
          </table:table-cell>
          <table:table-cell office:value-type="date" office:date-value="2021-04-29T00:00:00" table:style-name="ce15">
            <text:p>29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Asturias<text:s/></text:p>
          </table:table-cell>
          <table:table-cell office:value-type="float" office:value="346727" table:style-name="ce12">
            <text:p>346.727</text:p>
          </table:table-cell>
          <table:table-cell office:value-type="float" office:value="254882" table:style-name="ce28">
            <text:p>254.882</text:p>
          </table:table-cell>
          <table:table-cell office:value-type="percentage" office:value="0.73510860129150601" table:style-name="ce29">
            <text:p>73,5%</text:p>
          </table:table-cell>
          <table:table-cell office:value-type="float" office:value="112301" table:style-name="ce28">
            <text:p>112.301</text:p>
          </table:table-cell>
          <table:table-cell office:value-type="percentage" office:value="0.32388882319519391" table:style-name="ce29">
            <text:p>32,4%</text:p>
          </table:table-cell>
          <table:table-cell office:value-type="date" office:date-value="2021-04-29T00:00:00" table:style-name="ce15">
            <text:p>29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Baleares</text:p>
          </table:table-cell>
          <table:table-cell office:value-type="float" office:value="247289" table:style-name="ce12">
            <text:p>247.289</text:p>
          </table:table-cell>
          <table:table-cell office:value-type="float" office:value="167937" table:style-name="ce28">
            <text:p>167.937</text:p>
          </table:table-cell>
          <table:table-cell office:value-type="percentage" office:value="0.67911229371302406" table:style-name="ce29">
            <text:p>67,9%</text:p>
          </table:table-cell>
          <table:table-cell office:value-type="float" office:value="58999" table:style-name="ce28">
            <text:p>58.999</text:p>
          </table:table-cell>
          <table:table-cell office:value-type="percentage" office:value="0.23858319617936907" table:style-name="ce29">
            <text:p>23,9%</text:p>
          </table:table-cell>
          <table:table-cell office:value-type="date" office:date-value="2021-04-29T00:00:00" table:style-name="ce15">
            <text:p>29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Canarias</text:p>
          </table:table-cell>
          <table:table-cell office:value-type="float" office:value="479859" table:style-name="ce12">
            <text:p>479.859</text:p>
          </table:table-cell>
          <table:table-cell office:value-type="float" office:value="337734" table:style-name="ce28">
            <text:p>337.734</text:p>
          </table:table-cell>
          <table:table-cell office:value-type="percentage" office:value="0.70381924690377795" table:style-name="ce29">
            <text:p>70,4%</text:p>
          </table:table-cell>
          <table:table-cell office:value-type="float" office:value="102582" table:style-name="ce28">
            <text:p>102.582</text:p>
          </table:table-cell>
          <table:table-cell office:value-type="percentage" office:value="0.21377529649334492" table:style-name="ce29">
            <text:p>21,4%</text:p>
          </table:table-cell>
          <table:table-cell office:value-type="date" office:date-value="2021-04-28T00:00:00" table:style-name="ce15">
            <text:p>28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Cantabria</text:p>
          </table:table-cell>
          <table:table-cell office:value-type="float" office:value="171453" table:style-name="ce12">
            <text:p>171.453</text:p>
          </table:table-cell>
          <table:table-cell office:value-type="float" office:value="119846" table:style-name="ce28">
            <text:p>119.846</text:p>
          </table:table-cell>
          <table:table-cell office:value-type="percentage" office:value="0.69900205887327727" table:style-name="ce29">
            <text:p>69,9%</text:p>
          </table:table-cell>
          <table:table-cell office:value-type="float" office:value="50105" table:style-name="ce28">
            <text:p>50.105</text:p>
          </table:table-cell>
          <table:table-cell office:value-type="percentage" office:value="0.29223752281966486" table:style-name="ce29">
            <text:p>29,2%</text:p>
          </table:table-cell>
          <table:table-cell office:value-type="date" office:date-value="2021-04-29T00:00:00" table:style-name="ce15">
            <text:p>29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Castilla y Leon<text:s/></text:p>
          </table:table-cell>
          <table:table-cell office:value-type="float" office:value="787642" table:style-name="ce12">
            <text:p>787.642</text:p>
          </table:table-cell>
          <table:table-cell office:value-type="float" office:value="588374" table:style-name="ce28">
            <text:p>588.374</text:p>
          </table:table-cell>
          <table:table-cell office:value-type="percentage" office:value="0.74700688891653821" table:style-name="ce29">
            <text:p>74,7%</text:p>
          </table:table-cell>
          <table:table-cell office:value-type="float" office:value="250614" table:style-name="ce28">
            <text:p>250.614</text:p>
          </table:table-cell>
          <table:table-cell office:value-type="percentage" office:value="0.31818262611694148" table:style-name="ce29">
            <text:p>31,8%</text:p>
          </table:table-cell>
          <table:table-cell office:value-type="date" office:date-value="2021-04-29T00:00:00" table:style-name="ce15">
            <text:p>29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Castilla - La Mancha</text:p>
          </table:table-cell>
          <table:table-cell office:value-type="float" office:value="512739" table:style-name="ce12">
            <text:p>512.739</text:p>
          </table:table-cell>
          <table:table-cell office:value-type="float" office:value="383016" table:style-name="ce28">
            <text:p>383.016</text:p>
          </table:table-cell>
          <table:table-cell office:value-type="percentage" office:value="0.74699993563976996" table:style-name="ce29">
            <text:p>74,7%</text:p>
          </table:table-cell>
          <table:table-cell office:value-type="float" office:value="152849" table:style-name="ce28">
            <text:p>152.849</text:p>
          </table:table-cell>
          <table:table-cell office:value-type="percentage" office:value="0.29810293346127364" table:style-name="ce29">
            <text:p>29,8%</text:p>
          </table:table-cell>
          <table:table-cell office:value-type="date" office:date-value="2021-04-29T00:00:00" table:style-name="ce15">
            <text:p>29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Cataluña</text:p>
          </table:table-cell>
          <table:table-cell office:value-type="float" office:value="1920072" table:style-name="ce12">
            <text:p>1.920.072</text:p>
          </table:table-cell>
          <table:table-cell office:value-type="float" office:value="1332201" table:style-name="ce28">
            <text:p>1.332.201</text:p>
          </table:table-cell>
          <table:table-cell office:value-type="percentage" office:value="0.69382866892491535" table:style-name="ce29">
            <text:p>69,4%</text:p>
          </table:table-cell>
          <table:table-cell office:value-type="float" office:value="554368" table:style-name="ce28">
            <text:p>554.368</text:p>
          </table:table-cell>
          <table:table-cell office:value-type="percentage" office:value="0.28872250623934936" table:style-name="ce29">
            <text:p>28,9%</text:p>
          </table:table-cell>
          <table:table-cell office:value-type="date" office:date-value="2021-04-29T00:00:00" table:style-name="ce15">
            <text:p>29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C. Valenciana</text:p>
          </table:table-cell>
          <table:table-cell office:value-type="float" office:value="1295121" table:style-name="ce12">
            <text:p>1.295.121</text:p>
          </table:table-cell>
          <table:table-cell office:value-type="float" office:value="878305" table:style-name="ce28">
            <text:p>878.305</text:p>
          </table:table-cell>
          <table:table-cell office:value-type="percentage" office:value="0.67816443405674065" table:style-name="ce29">
            <text:p>67,8%</text:p>
          </table:table-cell>
          <table:table-cell office:value-type="float" office:value="367385" table:style-name="ce28">
            <text:p>367.385</text:p>
          </table:table-cell>
          <table:table-cell office:value-type="percentage" office:value="0.28366847576404058" table:style-name="ce29">
            <text:p>28,4%</text:p>
          </table:table-cell>
          <table:table-cell office:value-type="date" office:date-value="2021-04-29T00:00:00" table:style-name="ce15">
            <text:p>29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Extremadura</text:p>
          </table:table-cell>
          <table:table-cell office:value-type="float" office:value="293178" table:style-name="ce12">
            <text:p>293.178</text:p>
          </table:table-cell>
          <table:table-cell office:value-type="float" office:value="234852" table:style-name="ce28">
            <text:p>234.852</text:p>
          </table:table-cell>
          <table:table-cell office:value-type="percentage" office:value="0.80105601375273727" table:style-name="ce29">
            <text:p>80,1%</text:p>
          </table:table-cell>
          <table:table-cell office:value-type="float" office:value="104815" table:style-name="ce28">
            <text:p>104.815</text:p>
          </table:table-cell>
          <table:table-cell office:value-type="percentage" office:value="0.35751318311742353" table:style-name="ce29">
            <text:p>35,8%</text:p>
          </table:table-cell>
          <table:table-cell office:value-type="date" office:date-value="2021-04-29T00:00:00" table:style-name="ce15">
            <text:p>29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Galicia</text:p>
          </table:table-cell>
          <table:table-cell office:value-type="float" office:value="870991" table:style-name="ce12">
            <text:p>870.991</text:p>
          </table:table-cell>
          <table:table-cell office:value-type="float" office:value="642866" table:style-name="ce28">
            <text:p>642.866</text:p>
          </table:table-cell>
          <table:table-cell office:value-type="percentage" office:value="0.73808569778562583" table:style-name="ce29">
            <text:p>73,8%</text:p>
          </table:table-cell>
          <table:table-cell office:value-type="float" office:value="221029" table:style-name="ce28">
            <text:p>221.029</text:p>
          </table:table-cell>
          <table:table-cell office:value-type="percentage" office:value="0.25376726051130266" table:style-name="ce29">
            <text:p>25,4%</text:p>
          </table:table-cell>
          <table:table-cell office:value-type="date" office:date-value="2021-04-29T00:00:00" table:style-name="ce15">
            <text:p>29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La Rioja</text:p>
          </table:table-cell>
          <table:table-cell office:value-type="float" office:value="88050" table:style-name="ce12">
            <text:p>88.050</text:p>
          </table:table-cell>
          <table:table-cell office:value-type="float" office:value="68811" table:style-name="ce28">
            <text:p>68.811</text:p>
          </table:table-cell>
          <table:table-cell office:value-type="percentage" office:value="0.78149914821124367" table:style-name="ce29">
            <text:p>78,1%</text:p>
          </table:table-cell>
          <table:table-cell office:value-type="float" office:value="24651" table:style-name="ce28">
            <text:p>24.651</text:p>
          </table:table-cell>
          <table:table-cell office:value-type="percentage" office:value="0.27996592844974444" table:style-name="ce29">
            <text:p>28,0%</text:p>
          </table:table-cell>
          <table:table-cell office:value-type="date" office:date-value="2021-04-29T00:00:00" table:style-name="ce15">
            <text:p>29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Madrid</text:p>
          </table:table-cell>
          <table:table-cell office:value-type="float" office:value="1593526" table:style-name="ce12">
            <text:p>1.593.526</text:p>
          </table:table-cell>
          <table:table-cell office:value-type="float" office:value="1120118" table:style-name="ce28">
            <text:p>1.120.118</text:p>
          </table:table-cell>
          <table:table-cell office:value-type="percentage" office:value="0.70291793168106453" table:style-name="ce29">
            <text:p>70,3%</text:p>
          </table:table-cell>
          <table:table-cell office:value-type="float" office:value="329418" table:style-name="ce28">
            <text:p>329.418</text:p>
          </table:table-cell>
          <table:table-cell office:value-type="percentage" office:value="0.20672270173188262" table:style-name="ce29">
            <text:p>20,7%</text:p>
          </table:table-cell>
          <table:table-cell office:value-type="date" office:date-value="2021-04-29T00:00:00" table:style-name="ce15">
            <text:p>29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Murcia<text:s/></text:p>
          </table:table-cell>
          <table:table-cell office:value-type="float" office:value="319579" table:style-name="ce12">
            <text:p>319.579</text:p>
          </table:table-cell>
          <table:table-cell office:value-type="float" office:value="228291" table:style-name="ce28">
            <text:p>228.291</text:p>
          </table:table-cell>
          <table:table-cell office:value-type="percentage" office:value="0.71434919065395408" table:style-name="ce29">
            <text:p>71,4%</text:p>
          </table:table-cell>
          <table:table-cell office:value-type="float" office:value="75015" table:style-name="ce28">
            <text:p>75.015</text:p>
          </table:table-cell>
          <table:table-cell office:value-type="percentage" office:value="0.234730692567409" table:style-name="ce29">
            <text:p>23,5%</text:p>
          </table:table-cell>
          <table:table-cell office:value-type="date" office:date-value="2021-04-29T00:00:00" table:style-name="ce15">
            <text:p>29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Navarra</text:p>
          </table:table-cell>
          <table:table-cell office:value-type="float" office:value="170802" table:style-name="ce12">
            <text:p>170.802</text:p>
          </table:table-cell>
          <table:table-cell office:value-type="float" office:value="127029" table:style-name="ce28">
            <text:p>127.029</text:p>
          </table:table-cell>
          <table:table-cell office:value-type="percentage" office:value="0.74372079952225378" table:style-name="ce29">
            <text:p>74,4%</text:p>
          </table:table-cell>
          <table:table-cell office:value-type="float" office:value="49699" table:style-name="ce28">
            <text:p>49.699</text:p>
          </table:table-cell>
          <table:table-cell office:value-type="percentage" office:value="0.29097434456271004" table:style-name="ce29">
            <text:p>29,1%</text:p>
          </table:table-cell>
          <table:table-cell office:value-type="date" office:date-value="2021-04-29T00:00:00" table:style-name="ce15">
            <text:p>29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País Vasco</text:p>
          </table:table-cell>
          <table:table-cell office:value-type="float" office:value="651150" table:style-name="ce12">
            <text:p>651.150</text:p>
          </table:table-cell>
          <table:table-cell office:value-type="float" office:value="402525" table:style-name="ce28">
            <text:p>402.525</text:p>
          </table:table-cell>
          <table:table-cell office:value-type="percentage" office:value="0.61817553559087768" table:style-name="ce29">
            <text:p>61,8%</text:p>
          </table:table-cell>
          <table:table-cell office:value-type="float" office:value="134332" table:style-name="ce28">
            <text:p>134.332</text:p>
          </table:table-cell>
          <table:table-cell office:value-type="percentage" office:value="0.20629962374260924" table:style-name="ce29">
            <text:p>20,6%</text:p>
          </table:table-cell>
          <table:table-cell office:value-type="date" office:date-value="2021-04-28T00:00:00" table:style-name="ce15">
            <text:p>28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Ceuta</text:p>
          </table:table-cell>
          <table:table-cell office:value-type="float" office:value="14780" table:style-name="ce12">
            <text:p>14.780</text:p>
          </table:table-cell>
          <table:table-cell office:value-type="float" office:value="9435" table:style-name="ce28">
            <text:p>9.435</text:p>
          </table:table-cell>
          <table:table-cell office:value-type="percentage" office:value="0.63836265223274691" table:style-name="ce29">
            <text:p>63,8%</text:p>
          </table:table-cell>
          <table:table-cell office:value-type="float" office:value="5013" table:style-name="ce28">
            <text:p>5.013</text:p>
          </table:table-cell>
          <table:table-cell office:value-type="percentage" office:value="0.33917456021650877" table:style-name="ce29">
            <text:p>33,9%</text:p>
          </table:table-cell>
          <table:table-cell office:value-type="date" office:date-value="2021-04-29T00:00:00" table:style-name="ce15">
            <text:p>29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Melilla</text:p>
          </table:table-cell>
          <table:table-cell office:value-type="float" office:value="13924" table:style-name="ce12">
            <text:p>13.924</text:p>
          </table:table-cell>
          <table:table-cell office:value-type="float" office:value="9476" table:style-name="ce28">
            <text:p>9.476</text:p>
          </table:table-cell>
          <table:table-cell office:value-type="percentage" office:value="0.68055156564205688" table:style-name="ce29">
            <text:p>68,1%</text:p>
          </table:table-cell>
          <table:table-cell office:value-type="float" office:value="4797" table:style-name="ce28">
            <text:p>4.797</text:p>
          </table:table-cell>
          <table:table-cell office:value-type="percentage" office:value="0.34451307095662165" table:style-name="ce29">
            <text:p>34,5%</text:p>
          </table:table-cell>
          <table:table-cell office:value-type="date" office:date-value="2021-04-29T00:00:00" table:style-name="ce15">
            <text:p>29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FF.AA.</text:p>
          </table:table-cell>
          <table:table-cell office:value-type="string" table:style-name="ce12">
            <text:p>-</text:p>
          </table:table-cell>
          <table:table-cell office:value-type="float" office:value="3155" table:style-name="ce28">
            <text:p>3.155</text:p>
          </table:table-cell>
          <table:table-cell office:value-type="string" table:style-name="ce29">
            <text:p>-</text:p>
          </table:table-cell>
          <table:table-cell office:value-type="float" office:value="582" table:style-name="ce28">
            <text:p>582</text:p>
          </table:table-cell>
          <table:table-cell office:value-type="string" table:style-name="ce29">
            <text:p>-</text:p>
          </table:table-cell>
          <table:table-cell office:value-type="date" office:date-value="2021-04-29T00:00:00" table:style-name="ce16">
            <text:p>29/04/2021</text:p>
          </table:table-cell>
          <table:table-cell table:number-columns-repeated="16377"/>
        </table:table-row>
        <table:table-row table:style-name="ro4">
          <table:table-cell office:value-type="string" table:style-name="ce18">
            <text:p>Totales</text:p>
          </table:table-cell>
          <table:table-cell office:value-type="float" office:value="12131055" table:style-name="ce23">
            <text:p>12.131.055</text:p>
          </table:table-cell>
          <table:table-cell office:value-type="float" office:value="8659785" table:style-name="ce23">
            <text:p>8.659.785</text:p>
          </table:table-cell>
          <table:table-cell office:value-type="percentage" office:value="0.71385258742953517" table:style-name="ce24">
            <text:p>71,4%</text:p>
          </table:table-cell>
          <table:table-cell office:value-type="float" office:value="3313308" table:style-name="ce23">
            <text:p>3.313.308</text:p>
          </table:table-cell>
          <table:table-cell office:value-type="percentage" office:value="0.27312612134723652" table:style-name="ce24">
            <text:p>27,3%</text:p>
          </table:table-cell>
          <table:table-cell table:style-name="ce23"/>
          <table:table-cell table:number-columns-repeated="16377"/>
        </table:table-row>
        <table:table-row table:number-rows-repeated="1048554" table:style-name="ro4">
          <table:table-cell table:number-columns-repeated="16384"/>
        </table:table-row>
      </table:table>
      <table:table table:name="Etarios_con_al_menos_1_dosis" table:style-name="ta1">
        <table:table-column table:style-name="co4" table:default-cell-style-name="ce1"/>
        <table:table-column table:style-name="co7" table:number-columns-repeated="2" table:default-cell-style-name="ce1"/>
        <table:table-column table:style-name="co7" table:default-cell-style-name="ce64"/>
        <table:table-column table:style-name="co7" table:number-columns-repeated="2" table:default-cell-style-name="ce1"/>
        <table:table-column table:style-name="co7" table:default-cell-style-name="ce64"/>
        <table:table-column table:style-name="co7" table:number-columns-repeated="2" table:default-cell-style-name="ce1"/>
        <table:table-column table:style-name="co7" table:default-cell-style-name="ce64"/>
        <table:table-column table:style-name="co7" table:number-columns-repeated="2" table:default-cell-style-name="ce1"/>
        <table:table-column table:style-name="co7" table:default-cell-style-name="ce64"/>
        <table:table-column table:style-name="co7" table:number-columns-repeated="2" table:default-cell-style-name="ce1"/>
        <table:table-column table:style-name="co7" table:default-cell-style-name="ce64"/>
        <table:table-column table:style-name="co7" table:default-cell-style-name="ce60"/>
        <table:table-column table:style-name="co3" table:default-cell-style-name="ce1"/>
        <table:table-column table:style-name="co3" table:default-cell-style-name="ce64"/>
        <table:table-column table:style-name="co3" table:number-columns-repeated="2" table:default-cell-style-name="ce1"/>
        <table:table-column table:style-name="co3" table:default-cell-style-name="ce64"/>
        <table:table-column table:style-name="co3" table:number-columns-repeated="2" table:default-cell-style-name="ce1"/>
        <table:table-column table:style-name="co3" table:default-cell-style-name="ce64"/>
        <table:table-column table:style-name="co3" table:number-columns-repeated="16359" table:default-cell-style-name="ce1"/>
        <table:table-row table:style-name="ro7">
          <table:table-cell table:style-name="ce39"/>
          <table:table-cell office:value-type="string" table:style-name="ce40">
            <text:p>Personas con al menos 1 dosis ≥80 años</text:p>
          </table:table-cell>
          <table:table-cell office:value-type="string" table:style-name="ce40">
            <text:p>Población INE≥80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70-79 años</text:p>
          </table:table-cell>
          <table:table-cell office:value-type="string" table:style-name="ce40">
            <text:p>Población INE70-7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60-69 años</text:p>
          </table:table-cell>
          <table:table-cell office:value-type="string" table:style-name="ce40">
            <text:p>Población INE60-6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50-59 años</text:p>
          </table:table-cell>
          <table:table-cell office:value-type="string" table:style-name="ce40">
            <text:p>Población INE50-5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25-49 años</text:p>
          </table:table-cell>
          <table:table-cell office:value-type="string" table:style-name="ce40">
            <text:p>Población INE25-4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18-24 años</text:p>
          </table:table-cell>
          <table:table-cell office:value-type="string" table:style-name="ce40">
            <text:p>Población INE18-24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16-17 años</text:p>
          </table:table-cell>
          <table:table-cell office:value-type="string" table:style-name="ce40">
            <text:p>Población INE16-17 años</text:p>
          </table:table-cell>
          <table:table-cell office:value-type="string" table:style-name="ce41">
            <text:p>%</text:p>
          </table:table-cell>
          <table:table-cell office:value-type="string" table:style-name="ce42">
            <text:p>Total Personas con al menos 1 dosis</text:p>
          </table:table-cell>
          <table:table-cell office:value-type="string" table:style-name="ce42">
            <text:p>Total Población INE Población a Vacunar (1)</text:p>
          </table:table-cell>
          <table:table-cell office:value-type="string" table:style-name="ce43">
            <text:p>% Con al menos 1 dosis sobre Población a Vacunar INE</text:p>
          </table:table-cell>
          <table:table-cell table:number-columns-repeated="16359" table:style-name="ce44"/>
        </table:table-row>
        <table:table-row table:style-name="ro4">
          <table:table-cell office:value-type="string" table:style-name="ce45">
            <text:p>Andalucía</text:p>
          </table:table-cell>
          <table:table-cell office:value-type="float" office:value="424291" table:style-name="ce46">
            <text:p>424.291</text:p>
          </table:table-cell>
          <table:table-cell office:value-type="float" office:value="413516" table:style-name="ce46">
            <text:p>413.516</text:p>
          </table:table-cell>
          <table:table-cell office:value-type="percentage" office:value="1" table:style-name="ce47">
            <text:p>100,0%</text:p>
          </table:table-cell>
          <table:table-cell office:value-type="float" office:value="555887" table:style-name="ce46">
            <text:p>555.887</text:p>
          </table:table-cell>
          <table:table-cell office:value-type="float" office:value="650381" table:style-name="ce46">
            <text:p>650.381</text:p>
          </table:table-cell>
          <table:table-cell office:value-type="percentage" office:value="0.85470977780716229" table:style-name="ce47">
            <text:p>85,5%</text:p>
          </table:table-cell>
          <table:table-cell office:value-type="float" office:value="479296" table:style-name="ce46">
            <text:p>479.296</text:p>
          </table:table-cell>
          <table:table-cell office:value-type="float" office:value="916147" table:style-name="ce46">
            <text:p>916.147</text:p>
          </table:table-cell>
          <table:table-cell office:value-type="percentage" office:value="0.52316495060290547" table:style-name="ce47">
            <text:p>52,3%</text:p>
          </table:table-cell>
          <table:table-cell office:value-type="float" office:value="152377" table:style-name="ce46">
            <text:p>152.377</text:p>
          </table:table-cell>
          <table:table-cell office:value-type="float" office:value="1265021" table:style-name="ce46">
            <text:p>1.265.021</text:p>
          </table:table-cell>
          <table:table-cell office:value-type="percentage" office:value="0.12045412684848709" table:style-name="ce47">
            <text:p>12,0%</text:p>
          </table:table-cell>
          <table:table-cell office:value-type="float" office:value="337362" table:style-name="ce46">
            <text:p>337.362</text:p>
          </table:table-cell>
          <table:table-cell office:value-type="float" office:value="3009381" table:style-name="ce46">
            <text:p>3.009.381</text:p>
          </table:table-cell>
          <table:table-cell office:value-type="percentage" office:value="0.11210345250401993" table:style-name="ce47">
            <text:p>11,2%</text:p>
          </table:table-cell>
          <table:table-cell office:value-type="float" office:value="29613" table:style-name="ce46">
            <text:p>29.613</text:p>
          </table:table-cell>
          <table:table-cell office:value-type="float" office:value="625846" table:style-name="ce46">
            <text:p>625.846</text:p>
          </table:table-cell>
          <table:table-cell office:value-type="percentage" office:value="4.7316752044432656E-2" table:style-name="ce47">
            <text:p>4,7%</text:p>
          </table:table-cell>
          <table:table-cell office:value-type="float" office:value="344" table:style-name="ce46">
            <text:p>344</text:p>
          </table:table-cell>
          <table:table-cell office:value-type="float" office:value="181921" table:style-name="ce46">
            <text:p>181.921</text:p>
          </table:table-cell>
          <table:table-cell office:value-type="percentage" office:value="1.8909306787011945E-3" table:style-name="ce47">
            <text:p>0,2%</text:p>
          </table:table-cell>
          <table:table-cell office:value-type="float" office:value="1979170" table:style-name="ce48">
            <text:p>1.979.170</text:p>
          </table:table-cell>
          <table:table-cell office:value-type="float" office:value="7062213" table:style-name="ce48">
            <text:p>7.062.213</text:p>
          </table:table-cell>
          <table:table-cell office:value-type="percentage" office:value="0.28024784865593833" table:style-name="ce49">
            <text:p>28,0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Aragón</text:p>
          </table:table-cell>
          <table:table-cell office:value-type="float" office:value="99213" table:style-name="ce51">
            <text:p>99.213</text:p>
          </table:table-cell>
          <table:table-cell office:value-type="float" office:value="98807" table:style-name="ce51">
            <text:p>98.807</text:p>
          </table:table-cell>
          <table:table-cell office:value-type="percentage" office:value="1" table:style-name="ce52">
            <text:p>100,0%</text:p>
          </table:table-cell>
          <table:table-cell office:value-type="float" office:value="104691" table:style-name="ce51">
            <text:p>104.691</text:p>
          </table:table-cell>
          <table:table-cell office:value-type="float" office:value="118955" table:style-name="ce51">
            <text:p>118.955</text:p>
          </table:table-cell>
          <table:table-cell office:value-type="percentage" office:value="0.88008910932705642" table:style-name="ce52">
            <text:p>88,0%</text:p>
          </table:table-cell>
          <table:table-cell office:value-type="float" office:value="87554" table:style-name="ce51">
            <text:p>87.554</text:p>
          </table:table-cell>
          <table:table-cell office:value-type="float" office:value="156367" table:style-name="ce51">
            <text:p>156.367</text:p>
          </table:table-cell>
          <table:table-cell office:value-type="percentage" office:value="0.55992632716621793" table:style-name="ce52">
            <text:p>56,0%</text:p>
          </table:table-cell>
          <table:table-cell office:value-type="float" office:value="28303" table:style-name="ce51">
            <text:p>28.303</text:p>
          </table:table-cell>
          <table:table-cell office:value-type="float" office:value="198266" table:style-name="ce51">
            <text:p>198.266</text:p>
          </table:table-cell>
          <table:table-cell office:value-type="percentage" office:value="0.14275266561084604" table:style-name="ce52">
            <text:p>14,3%</text:p>
          </table:table-cell>
          <table:table-cell office:value-type="float" office:value="51841" table:style-name="ce51">
            <text:p>51.841</text:p>
          </table:table-cell>
          <table:table-cell office:value-type="float" office:value="446083" table:style-name="ce51">
            <text:p>446.083</text:p>
          </table:table-cell>
          <table:table-cell office:value-type="percentage" office:value="0.11621379877735757" table:style-name="ce52">
            <text:p>11,6%</text:p>
          </table:table-cell>
          <table:table-cell office:value-type="float" office:value="5884" table:style-name="ce51">
            <text:p>5.884</text:p>
          </table:table-cell>
          <table:table-cell office:value-type="float" office:value="89180" table:style-name="ce51">
            <text:p>89.180</text:p>
          </table:table-cell>
          <table:table-cell office:value-type="percentage" office:value="6.5978919040143524E-2" table:style-name="ce52">
            <text:p>6,6%</text:p>
          </table:table-cell>
          <table:table-cell office:value-type="float" office:value="35" table:style-name="ce51">
            <text:p>35</text:p>
          </table:table-cell>
          <table:table-cell office:value-type="float" office:value="25106" table:style-name="ce51">
            <text:p>25.106</text:p>
          </table:table-cell>
          <table:table-cell office:value-type="percentage" office:value="1.3940890623755278E-3" table:style-name="ce52">
            <text:p>0,1%</text:p>
          </table:table-cell>
          <table:table-cell office:value-type="float" office:value="377521" table:style-name="ce53">
            <text:p>377.521</text:p>
          </table:table-cell>
          <table:table-cell office:value-type="float" office:value="1132764" table:style-name="ce53">
            <text:p>1.132.764</text:p>
          </table:table-cell>
          <table:table-cell office:value-type="percentage" office:value="0.33327418597342429" table:style-name="ce54">
            <text:p>33,3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Asturias<text:s/></text:p>
          </table:table-cell>
          <table:table-cell office:value-type="float" office:value="86871" table:style-name="ce51">
            <text:p>86.871</text:p>
          </table:table-cell>
          <table:table-cell office:value-type="float" office:value="87826" table:style-name="ce51">
            <text:p>87.826</text:p>
          </table:table-cell>
          <table:table-cell office:value-type="percentage" office:value="0.98912622685765039" table:style-name="ce52">
            <text:p>98,9%</text:p>
          </table:table-cell>
          <table:table-cell office:value-type="float" office:value="91632" table:style-name="ce51">
            <text:p>91.632</text:p>
          </table:table-cell>
          <table:table-cell office:value-type="float" office:value="109249" table:style-name="ce51">
            <text:p>109.249</text:p>
          </table:table-cell>
          <table:table-cell office:value-type="percentage" office:value="0.83874451940063521" table:style-name="ce52">
            <text:p>83,9%</text:p>
          </table:table-cell>
          <table:table-cell office:value-type="float" office:value="76379" table:style-name="ce51">
            <text:p>76.379</text:p>
          </table:table-cell>
          <table:table-cell office:value-type="float" office:value="149652" table:style-name="ce51">
            <text:p>149.652</text:p>
          </table:table-cell>
          <table:table-cell office:value-type="percentage" office:value="0.51037740892203243" table:style-name="ce52">
            <text:p>51,0%</text:p>
          </table:table-cell>
          <table:table-cell office:value-type="float" office:value="25602" table:style-name="ce51">
            <text:p>25.602</text:p>
          </table:table-cell>
          <table:table-cell office:value-type="float" office:value="162645" table:style-name="ce51">
            <text:p>162.645</text:p>
          </table:table-cell>
          <table:table-cell office:value-type="percentage" office:value="0.15741031079959422" table:style-name="ce52">
            <text:p>15,7%</text:p>
          </table:table-cell>
          <table:table-cell office:value-type="float" office:value="40510" table:style-name="ce51">
            <text:p>40.510</text:p>
          </table:table-cell>
          <table:table-cell office:value-type="float" office:value="322095" table:style-name="ce51">
            <text:p>322.095</text:p>
          </table:table-cell>
          <table:table-cell office:value-type="percentage" office:value="0.12577034725779662" table:style-name="ce52">
            <text:p>12,6%</text:p>
          </table:table-cell>
          <table:table-cell office:value-type="float" office:value="3849" table:style-name="ce51">
            <text:p>3.849</text:p>
          </table:table-cell>
          <table:table-cell office:value-type="float" office:value="54179" table:style-name="ce51">
            <text:p>54.179</text:p>
          </table:table-cell>
          <table:table-cell office:value-type="percentage" office:value="7.1042285756473908E-2" table:style-name="ce52">
            <text:p>7,1%</text:p>
          </table:table-cell>
          <table:table-cell office:value-type="float" office:value="37" table:style-name="ce51">
            <text:p>37</text:p>
          </table:table-cell>
          <table:table-cell office:value-type="float" office:value="15563" table:style-name="ce51">
            <text:p>15.563</text:p>
          </table:table-cell>
          <table:table-cell office:value-type="percentage" office:value="2.3774336567499838E-3" table:style-name="ce52">
            <text:p>0,2%</text:p>
          </table:table-cell>
          <table:table-cell office:value-type="float" office:value="324880" table:style-name="ce53">
            <text:p>324.880</text:p>
          </table:table-cell>
          <table:table-cell office:value-type="float" office:value="901209" table:style-name="ce53">
            <text:p>901.209</text:p>
          </table:table-cell>
          <table:table-cell office:value-type="percentage" office:value="0.36049351482286573" table:style-name="ce54">
            <text:p>36,0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Baleares</text:p>
          </table:table-cell>
          <table:table-cell office:value-type="float" office:value="48890" table:style-name="ce51">
            <text:p>48.890</text:p>
          </table:table-cell>
          <table:table-cell office:value-type="float" office:value="49542" table:style-name="ce51">
            <text:p>49.542</text:p>
          </table:table-cell>
          <table:table-cell office:value-type="percentage" office:value="0.98683944935610191" table:style-name="ce52">
            <text:p>98,7%</text:p>
          </table:table-cell>
          <table:table-cell office:value-type="float" office:value="56372" table:style-name="ce51">
            <text:p>56.372</text:p>
          </table:table-cell>
          <table:table-cell office:value-type="float" office:value="80516" table:style-name="ce51">
            <text:p>80.516</text:p>
          </table:table-cell>
          <table:table-cell office:value-type="percentage" office:value="0.70013413483034426" table:style-name="ce52">
            <text:p>70,0%</text:p>
          </table:table-cell>
          <table:table-cell office:value-type="float" office:value="62675" table:style-name="ce51">
            <text:p>62.675</text:p>
          </table:table-cell>
          <table:table-cell office:value-type="float" office:value="117231" table:style-name="ce51">
            <text:p>117.231</text:p>
          </table:table-cell>
          <table:table-cell office:value-type="percentage" office:value="0.53462821267412208" table:style-name="ce52">
            <text:p>53,5%</text:p>
          </table:table-cell>
          <table:table-cell office:value-type="float" office:value="21389" table:style-name="ce51">
            <text:p>21.389</text:p>
          </table:table-cell>
          <table:table-cell office:value-type="float" office:value="165797" table:style-name="ce51">
            <text:p>165.797</text:p>
          </table:table-cell>
          <table:table-cell office:value-type="percentage" office:value="0.12900715935752757" table:style-name="ce52">
            <text:p>12,9%</text:p>
          </table:table-cell>
          <table:table-cell office:value-type="float" office:value="43480" table:style-name="ce51">
            <text:p>43.480</text:p>
          </table:table-cell>
          <table:table-cell office:value-type="float" office:value="464054" table:style-name="ce51">
            <text:p>464.054</text:p>
          </table:table-cell>
          <table:table-cell office:value-type="percentage" office:value="9.3695992276760898E-2" table:style-name="ce52">
            <text:p>9,4%</text:p>
          </table:table-cell>
          <table:table-cell office:value-type="float" office:value="3767" table:style-name="ce51">
            <text:p>3.767</text:p>
          </table:table-cell>
          <table:table-cell office:value-type="float" office:value="85839" table:style-name="ce51">
            <text:p>85.839</text:p>
          </table:table-cell>
          <table:table-cell office:value-type="percentage" office:value="4.3884481412877596E-2" table:style-name="ce52">
            <text:p>4,4%</text:p>
          </table:table-cell>
          <table:table-cell office:value-type="float" office:value="35" table:style-name="ce51">
            <text:p>35</text:p>
          </table:table-cell>
          <table:table-cell office:value-type="float" office:value="23300" table:style-name="ce51">
            <text:p>23.300</text:p>
          </table:table-cell>
          <table:table-cell office:value-type="percentage" office:value="1.5021459227467812E-3" table:style-name="ce52">
            <text:p>0,2%</text:p>
          </table:table-cell>
          <table:table-cell office:value-type="float" office:value="236608" table:style-name="ce53">
            <text:p>236.608</text:p>
          </table:table-cell>
          <table:table-cell office:value-type="float" office:value="986279" table:style-name="ce53">
            <text:p>986.279</text:p>
          </table:table-cell>
          <table:table-cell office:value-type="percentage" office:value="0.23989966327986301" table:style-name="ce54">
            <text:p>24,0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anarias</text:p>
          </table:table-cell>
          <table:table-cell office:value-type="float" office:value="86460" table:style-name="ce51">
            <text:p>86.460</text:p>
          </table:table-cell>
          <table:table-cell office:value-type="float" office:value="90236" table:style-name="ce51">
            <text:p>90.236</text:p>
          </table:table-cell>
          <table:table-cell office:value-type="percentage" office:value="0.95815417350059839" table:style-name="ce52">
            <text:p>95,8%</text:p>
          </table:table-cell>
          <table:table-cell office:value-type="float" office:value="111416" table:style-name="ce51">
            <text:p>111.416</text:p>
          </table:table-cell>
          <table:table-cell office:value-type="float" office:value="154531" table:style-name="ce51">
            <text:p>154.531</text:p>
          </table:table-cell>
          <table:table-cell office:value-type="percentage" office:value="0.72099449301434659" table:style-name="ce52">
            <text:p>72,1%</text:p>
          </table:table-cell>
          <table:table-cell office:value-type="float" office:value="139858" table:style-name="ce51">
            <text:p>139.858</text:p>
          </table:table-cell>
          <table:table-cell office:value-type="float" office:value="235092" table:style-name="ce51">
            <text:p>235.092</text:p>
          </table:table-cell>
          <table:table-cell office:value-type="percentage" office:value="0.59490752556445992" table:style-name="ce52">
            <text:p>59,5%</text:p>
          </table:table-cell>
          <table:table-cell office:value-type="float" office:value="30576" table:style-name="ce51">
            <text:p>30.576</text:p>
          </table:table-cell>
          <table:table-cell office:value-type="float" office:value="350512" table:style-name="ce51">
            <text:p>350.512</text:p>
          </table:table-cell>
          <table:table-cell office:value-type="percentage" office:value="8.7232391473045151E-2" table:style-name="ce52">
            <text:p>8,7%</text:p>
          </table:table-cell>
          <table:table-cell office:value-type="float" office:value="68688" table:style-name="ce51">
            <text:p>68.688</text:p>
          </table:table-cell>
          <table:table-cell office:value-type="float" office:value="832411" table:style-name="ce51">
            <text:p>832.411</text:p>
          </table:table-cell>
          <table:table-cell office:value-type="percentage" office:value="8.2516929737833838E-2" table:style-name="ce52">
            <text:p>8,3%</text:p>
          </table:table-cell>
          <table:table-cell office:value-type="float" office:value="6069" table:style-name="ce51">
            <text:p>6.069</text:p>
          </table:table-cell>
          <table:table-cell office:value-type="float" office:value="163899" table:style-name="ce51">
            <text:p>163.899</text:p>
          </table:table-cell>
          <table:table-cell office:value-type="percentage" office:value="3.7028901945710471E-2" table:style-name="ce52">
            <text:p>3,7%</text:p>
          </table:table-cell>
          <table:table-cell office:value-type="float" office:value="55" table:style-name="ce51">
            <text:p>55</text:p>
          </table:table-cell>
          <table:table-cell office:value-type="float" office:value="44352" table:style-name="ce51">
            <text:p>44.352</text:p>
          </table:table-cell>
          <table:table-cell office:value-type="percentage" office:value="1.240079365079365E-3" table:style-name="ce52">
            <text:p>0,1%</text:p>
          </table:table-cell>
          <table:table-cell office:value-type="float" office:value="443122" table:style-name="ce53">
            <text:p>443.122</text:p>
          </table:table-cell>
          <table:table-cell office:value-type="float" office:value="1871033" table:style-name="ce53">
            <text:p>1.871.033</text:p>
          </table:table-cell>
          <table:table-cell office:value-type="percentage" office:value="0.2368328084004932" table:style-name="ce54">
            <text:p>23,7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antabria</text:p>
          </table:table-cell>
          <table:table-cell office:value-type="float" office:value="41014" table:style-name="ce51">
            <text:p>41.014</text:p>
          </table:table-cell>
          <table:table-cell office:value-type="float" office:value="41042" table:style-name="ce51">
            <text:p>41.042</text:p>
          </table:table-cell>
          <table:table-cell office:value-type="percentage" office:value="0.99931777203839967" table:style-name="ce52">
            <text:p>99,9%</text:p>
          </table:table-cell>
          <table:table-cell office:value-type="float" office:value="46357" table:style-name="ce51">
            <text:p>46.357</text:p>
          </table:table-cell>
          <table:table-cell office:value-type="float" office:value="53066" table:style-name="ce51">
            <text:p>53.066</text:p>
          </table:table-cell>
          <table:table-cell office:value-type="percentage" office:value="0.87357253231824517" table:style-name="ce52">
            <text:p>87,4%</text:p>
          </table:table-cell>
          <table:table-cell office:value-type="float" office:value="32475" table:style-name="ce51">
            <text:p>32.475</text:p>
          </table:table-cell>
          <table:table-cell office:value-type="float" office:value="77345" table:style-name="ce51">
            <text:p>77.345</text:p>
          </table:table-cell>
          <table:table-cell office:value-type="percentage" office:value="0.41987200206865344" table:style-name="ce52">
            <text:p>42,0%</text:p>
          </table:table-cell>
          <table:table-cell office:value-type="float" office:value="11842" table:style-name="ce51">
            <text:p>11.842</text:p>
          </table:table-cell>
          <table:table-cell office:value-type="float" office:value="89964" table:style-name="ce51">
            <text:p>89.964</text:p>
          </table:table-cell>
          <table:table-cell office:value-type="percentage" office:value="0.13163042994975768" table:style-name="ce52">
            <text:p>13,2%</text:p>
          </table:table-cell>
          <table:table-cell office:value-type="float" office:value="23225" table:style-name="ce51">
            <text:p>23.225</text:p>
          </table:table-cell>
          <table:table-cell office:value-type="float" office:value="194241" table:style-name="ce51">
            <text:p>194.241</text:p>
          </table:table-cell>
          <table:table-cell office:value-type="percentage" office:value="0.11956795939065387" table:style-name="ce52">
            <text:p>12,0%</text:p>
          </table:table-cell>
          <table:table-cell office:value-type="float" office:value="1616" table:style-name="ce51">
            <text:p>1.616</text:p>
          </table:table-cell>
          <table:table-cell office:value-type="float" office:value="34935" table:style-name="ce51">
            <text:p>34.935</text:p>
          </table:table-cell>
          <table:table-cell office:value-type="percentage" office:value="4.6257335050808646E-2" table:style-name="ce52">
            <text:p>4,6%</text:p>
          </table:table-cell>
          <table:table-cell office:value-type="float" office:value="5" table:style-name="ce51">
            <text:p>5</text:p>
          </table:table-cell>
          <table:table-cell office:value-type="float" office:value="10791" table:style-name="ce51">
            <text:p>10.791</text:p>
          </table:table-cell>
          <table:table-cell office:value-type="percentage" office:value="4.6334908720229822E-4" table:style-name="ce52">
            <text:p>0,0%</text:p>
          </table:table-cell>
          <table:table-cell office:value-type="float" office:value="156534" table:style-name="ce53">
            <text:p>156.534</text:p>
          </table:table-cell>
          <table:table-cell office:value-type="float" office:value="501384" table:style-name="ce53">
            <text:p>501.384</text:p>
          </table:table-cell>
          <table:table-cell office:value-type="percentage" office:value="0.31220381982671963" table:style-name="ce54">
            <text:p>31,2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astilla y Leon</text:p>
          </table:table-cell>
          <table:table-cell office:value-type="float" office:value="226009" table:style-name="ce51">
            <text:p>226.009</text:p>
          </table:table-cell>
          <table:table-cell office:value-type="float" office:value="223657" table:style-name="ce51">
            <text:p>223.657</text:p>
          </table:table-cell>
          <table:table-cell office:value-type="percentage" office:value="1" table:style-name="ce52">
            <text:p>100,0%</text:p>
          </table:table-cell>
          <table:table-cell office:value-type="float" office:value="217401" table:style-name="ce51">
            <text:p>217.401</text:p>
          </table:table-cell>
          <table:table-cell office:value-type="float" office:value="245410" table:style-name="ce51">
            <text:p>245.410</text:p>
          </table:table-cell>
          <table:table-cell office:value-type="percentage" office:value="0.88586854651399694" table:style-name="ce52">
            <text:p>88,6%</text:p>
          </table:table-cell>
          <table:table-cell office:value-type="float" office:value="144964" table:style-name="ce51">
            <text:p>144.964</text:p>
          </table:table-cell>
          <table:table-cell office:value-type="float" office:value="318575" table:style-name="ce51">
            <text:p>318.575</text:p>
          </table:table-cell>
          <table:table-cell office:value-type="percentage" office:value="0.45503884485599938" table:style-name="ce52">
            <text:p>45,5%</text:p>
          </table:table-cell>
          <table:table-cell office:value-type="float" office:value="57686" table:style-name="ce51">
            <text:p>57.686</text:p>
          </table:table-cell>
          <table:table-cell office:value-type="float" office:value="381175" table:style-name="ce51">
            <text:p>381.175</text:p>
          </table:table-cell>
          <table:table-cell office:value-type="percentage" office:value="0.15133731225814914" table:style-name="ce52">
            <text:p>15,1%</text:p>
          </table:table-cell>
          <table:table-cell office:value-type="float" office:value="90108" table:style-name="ce51">
            <text:p>90.108</text:p>
          </table:table-cell>
          <table:table-cell office:value-type="float" office:value="738950" table:style-name="ce51">
            <text:p>738.950</text:p>
          </table:table-cell>
          <table:table-cell office:value-type="percentage" office:value="0.12194059137966033" table:style-name="ce52">
            <text:p>12,2%</text:p>
          </table:table-cell>
          <table:table-cell office:value-type="float" office:value="7955" table:style-name="ce51">
            <text:p>7.955</text:p>
          </table:table-cell>
          <table:table-cell office:value-type="float" office:value="144422" table:style-name="ce51">
            <text:p>144.422</text:p>
          </table:table-cell>
          <table:table-cell office:value-type="percentage" office:value="5.5081635761864534E-2" table:style-name="ce52">
            <text:p>5,5%</text:p>
          </table:table-cell>
          <table:table-cell office:value-type="float" office:value="102" table:style-name="ce51">
            <text:p>102</text:p>
          </table:table-cell>
          <table:table-cell office:value-type="float" office:value="40684" table:style-name="ce51">
            <text:p>40.684</text:p>
          </table:table-cell>
          <table:table-cell office:value-type="percentage" office:value="2.5071281093304492E-3" table:style-name="ce52">
            <text:p>0,3%</text:p>
          </table:table-cell>
          <table:table-cell office:value-type="float" office:value="744225" table:style-name="ce53">
            <text:p>744.225</text:p>
          </table:table-cell>
          <table:table-cell office:value-type="float" office:value="2092873" table:style-name="ce53">
            <text:p>2.092.873</text:p>
          </table:table-cell>
          <table:table-cell office:value-type="percentage" office:value="0.35559969477364367" table:style-name="ce54">
            <text:p>35,6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astilla - La Mancha</text:p>
          </table:table-cell>
          <table:table-cell office:value-type="float" office:value="135502" table:style-name="ce51">
            <text:p>135.502</text:p>
          </table:table-cell>
          <table:table-cell office:value-type="float" office:value="135194" table:style-name="ce51">
            <text:p>135.194</text:p>
          </table:table-cell>
          <table:table-cell office:value-type="percentage" office:value="1" table:style-name="ce52">
            <text:p>100,0%</text:p>
          </table:table-cell>
          <table:table-cell office:value-type="float" office:value="136738" table:style-name="ce51">
            <text:p>136.738</text:p>
          </table:table-cell>
          <table:table-cell office:value-type="float" office:value="159101" table:style-name="ce51">
            <text:p>159.101</text:p>
          </table:table-cell>
          <table:table-cell office:value-type="percentage" office:value="0.85944148685426236" table:style-name="ce52">
            <text:p>85,9%</text:p>
          </table:table-cell>
          <table:table-cell office:value-type="float" office:value="110776" table:style-name="ce51">
            <text:p>110.776</text:p>
          </table:table-cell>
          <table:table-cell office:value-type="float" office:value="218444" table:style-name="ce51">
            <text:p>218.444</text:p>
          </table:table-cell>
          <table:table-cell office:value-type="percentage" office:value="0.50711395140173221" table:style-name="ce52">
            <text:p>50,7%</text:p>
          </table:table-cell>
          <table:table-cell office:value-type="float" office:value="47443" table:style-name="ce51">
            <text:p>47.443</text:p>
          </table:table-cell>
          <table:table-cell office:value-type="float" office:value="307478" table:style-name="ce51">
            <text:p>307.478</text:p>
          </table:table-cell>
          <table:table-cell office:value-type="percentage" office:value="0.15429721801234561" table:style-name="ce52">
            <text:p>15,4%</text:p>
          </table:table-cell>
          <table:table-cell office:value-type="float" office:value="77022" table:style-name="ce51">
            <text:p>77.022</text:p>
          </table:table-cell>
          <table:table-cell office:value-type="float" office:value="707865" table:style-name="ce51">
            <text:p>707.865</text:p>
          </table:table-cell>
          <table:table-cell office:value-type="percentage" office:value="0.10880888304973406" table:style-name="ce52">
            <text:p>10,9%</text:p>
          </table:table-cell>
          <table:table-cell office:value-type="float" office:value="6345" table:style-name="ce51">
            <text:p>6.345</text:p>
          </table:table-cell>
          <table:table-cell office:value-type="float" office:value="149518" table:style-name="ce51">
            <text:p>149.518</text:p>
          </table:table-cell>
          <table:table-cell office:value-type="percentage" office:value="4.2436362177129178E-2" table:style-name="ce52">
            <text:p>4,2%</text:p>
          </table:table-cell>
          <table:table-cell office:value-type="float" office:value="102" table:style-name="ce51">
            <text:p>102</text:p>
          </table:table-cell>
          <table:table-cell office:value-type="float" office:value="42364" table:style-name="ce51">
            <text:p>42.364</text:p>
          </table:table-cell>
          <table:table-cell office:value-type="percentage" office:value="2.407704654895666E-3" table:style-name="ce52">
            <text:p>0,2%</text:p>
          </table:table-cell>
          <table:table-cell office:value-type="float" office:value="513928" table:style-name="ce53">
            <text:p>513.928</text:p>
          </table:table-cell>
          <table:table-cell office:value-type="float" office:value="1719964" table:style-name="ce53">
            <text:p>1.719.964</text:p>
          </table:table-cell>
          <table:table-cell office:value-type="percentage" office:value="0.29880160282424517" table:style-name="ce54">
            <text:p>29,9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ataluña</text:p>
          </table:table-cell>
          <table:table-cell office:value-type="float" office:value="444256" table:style-name="ce51">
            <text:p>444.256</text:p>
          </table:table-cell>
          <table:table-cell office:value-type="float" office:value="447196" table:style-name="ce51">
            <text:p>447.196</text:p>
          </table:table-cell>
          <table:table-cell office:value-type="percentage" office:value="0.99342570148212417" table:style-name="ce52">
            <text:p>99,3%</text:p>
          </table:table-cell>
          <table:table-cell office:value-type="float" office:value="376262" table:style-name="ce51">
            <text:p>376.262</text:p>
          </table:table-cell>
          <table:table-cell office:value-type="float" office:value="635292" table:style-name="ce51">
            <text:p>635.292</text:p>
          </table:table-cell>
          <table:table-cell office:value-type="percentage" office:value="0.59226623348003749" table:style-name="ce52">
            <text:p>59,2%</text:p>
          </table:table-cell>
          <table:table-cell office:value-type="float" office:value="511683" table:style-name="ce51">
            <text:p>511.683</text:p>
          </table:table-cell>
          <table:table-cell office:value-type="float" office:value="837584" table:style-name="ce51">
            <text:p>837.584</text:p>
          </table:table-cell>
          <table:table-cell office:value-type="percentage" office:value="0.61090350340980726" table:style-name="ce52">
            <text:p>61,1%</text:p>
          </table:table-cell>
          <table:table-cell office:value-type="float" office:value="141648" table:style-name="ce51">
            <text:p>141.648</text:p>
          </table:table-cell>
          <table:table-cell office:value-type="float" office:value="1091780" table:style-name="ce51">
            <text:p>1.091.780</text:p>
          </table:table-cell>
          <table:table-cell office:value-type="percentage" office:value="0.12974042389492388" table:style-name="ce52">
            <text:p>13,0%</text:p>
          </table:table-cell>
          <table:table-cell office:value-type="float" office:value="308108" table:style-name="ce51">
            <text:p>308.108</text:p>
          </table:table-cell>
          <table:table-cell office:value-type="float" office:value="2803626" table:style-name="ce51">
            <text:p>2.803.626</text:p>
          </table:table-cell>
          <table:table-cell office:value-type="percentage" office:value="0.10989625577733977" table:style-name="ce52">
            <text:p>11,0%</text:p>
          </table:table-cell>
          <table:table-cell office:value-type="float" office:value="38370" table:style-name="ce51">
            <text:p>38.370</text:p>
          </table:table-cell>
          <table:table-cell office:value-type="float" office:value="556316" table:style-name="ce51">
            <text:p>556.316</text:p>
          </table:table-cell>
          <table:table-cell office:value-type="percentage" office:value="6.8971591685301162E-2" table:style-name="ce52">
            <text:p>6,9%</text:p>
          </table:table-cell>
          <table:table-cell office:value-type="float" office:value="386" table:style-name="ce51">
            <text:p>386</text:p>
          </table:table-cell>
          <table:table-cell office:value-type="float" office:value="159864" table:style-name="ce51">
            <text:p>159.864</text:p>
          </table:table-cell>
          <table:table-cell office:value-type="percentage" office:value="2.4145523695140868E-3" table:style-name="ce52">
            <text:p>0,2%</text:p>
          </table:table-cell>
          <table:table-cell office:value-type="float" office:value="1820713" table:style-name="ce53">
            <text:p>1.820.713</text:p>
          </table:table-cell>
          <table:table-cell office:value-type="float" office:value="6531658" table:style-name="ce53">
            <text:p>6.531.658</text:p>
          </table:table-cell>
          <table:table-cell office:value-type="percentage" office:value="0.27875204121220065" table:style-name="ce54">
            <text:p>27,9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. Valenciana</text:p>
          </table:table-cell>
          <table:table-cell office:value-type="float" office:value="289053" table:style-name="ce51">
            <text:p>289.053</text:p>
          </table:table-cell>
          <table:table-cell office:value-type="float" office:value="276531" table:style-name="ce51">
            <text:p>276.531</text:p>
          </table:table-cell>
          <table:table-cell office:value-type="percentage" office:value="1" table:style-name="ce52">
            <text:p>100,0%</text:p>
          </table:table-cell>
          <table:table-cell office:value-type="float" office:value="336683" table:style-name="ce51">
            <text:p>336.683</text:p>
          </table:table-cell>
          <table:table-cell office:value-type="float" office:value="437862" table:style-name="ce51">
            <text:p>437.862</text:p>
          </table:table-cell>
          <table:table-cell office:value-type="percentage" office:value="0.76892491241532723" table:style-name="ce52">
            <text:p>76,9%</text:p>
          </table:table-cell>
          <table:table-cell office:value-type="float" office:value="252569" table:style-name="ce51">
            <text:p>252.569</text:p>
          </table:table-cell>
          <table:table-cell office:value-type="float" office:value="580728" table:style-name="ce51">
            <text:p>580.728</text:p>
          </table:table-cell>
          <table:table-cell office:value-type="percentage" office:value="0.43491789615792592" table:style-name="ce52">
            <text:p>43,5%</text:p>
          </table:table-cell>
          <table:table-cell office:value-type="float" office:value="96213" table:style-name="ce51">
            <text:p>96.213</text:p>
          </table:table-cell>
          <table:table-cell office:value-type="float" office:value="752334" table:style-name="ce51">
            <text:p>752.334</text:p>
          </table:table-cell>
          <table:table-cell office:value-type="percentage" office:value="0.12788601870977517" table:style-name="ce52">
            <text:p>12,8%</text:p>
          </table:table-cell>
          <table:table-cell office:value-type="float" office:value="205034" table:style-name="ce51">
            <text:p>205.034</text:p>
          </table:table-cell>
          <table:table-cell office:value-type="float" office:value="1765967" table:style-name="ce51">
            <text:p>1.765.967</text:p>
          </table:table-cell>
          <table:table-cell office:value-type="percentage" office:value="0.11610296228638474" table:style-name="ce52">
            <text:p>11,6%</text:p>
          </table:table-cell>
          <table:table-cell office:value-type="float" office:value="17986" table:style-name="ce51">
            <text:p>17.986</text:p>
          </table:table-cell>
          <table:table-cell office:value-type="float" office:value="352834" table:style-name="ce51">
            <text:p>352.834</text:p>
          </table:table-cell>
          <table:table-cell office:value-type="percentage" office:value="5.0975812988544186E-2" table:style-name="ce52">
            <text:p>5,1%</text:p>
          </table:table-cell>
          <table:table-cell office:value-type="float" office:value="130" table:style-name="ce51">
            <text:p>130</text:p>
          </table:table-cell>
          <table:table-cell office:value-type="float" office:value="103049" table:style-name="ce51">
            <text:p>103.049</text:p>
          </table:table-cell>
          <table:table-cell office:value-type="percentage" office:value="1.2615357742433212E-3" table:style-name="ce52">
            <text:p>0,1%</text:p>
          </table:table-cell>
          <table:table-cell office:value-type="float" office:value="1197668" table:style-name="ce53">
            <text:p>1.197.668</text:p>
          </table:table-cell>
          <table:table-cell office:value-type="float" office:value="4269305" table:style-name="ce53">
            <text:p>4.269.305</text:p>
          </table:table-cell>
          <table:table-cell office:value-type="percentage" office:value="0.28052996916359924" table:style-name="ce54">
            <text:p>28,1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Extremadura</text:p>
          </table:table-cell>
          <table:table-cell office:value-type="float" office:value="77383" table:style-name="ce51">
            <text:p>77.383</text:p>
          </table:table-cell>
          <table:table-cell office:value-type="float" office:value="76005" table:style-name="ce51">
            <text:p>76.005</text:p>
          </table:table-cell>
          <table:table-cell office:value-type="percentage" office:value="1" table:style-name="ce52">
            <text:p>100,0%</text:p>
          </table:table-cell>
          <table:table-cell office:value-type="float" office:value="89497" table:style-name="ce51">
            <text:p>89.497</text:p>
          </table:table-cell>
          <table:table-cell office:value-type="float" office:value="91876" table:style-name="ce51">
            <text:p>91.876</text:p>
          </table:table-cell>
          <table:table-cell office:value-type="percentage" office:value="0.97410640428403505" table:style-name="ce52">
            <text:p>97,4%</text:p>
          </table:table-cell>
          <table:table-cell office:value-type="float" office:value="67972" table:style-name="ce51">
            <text:p>67.972</text:p>
          </table:table-cell>
          <table:table-cell office:value-type="float" office:value="125297" table:style-name="ce51">
            <text:p>125.297</text:p>
          </table:table-cell>
          <table:table-cell office:value-type="percentage" office:value="0.54248705076737669" table:style-name="ce52">
            <text:p>54,2%</text:p>
          </table:table-cell>
          <table:table-cell office:value-type="float" office:value="24514" table:style-name="ce51">
            <text:p>24.514</text:p>
          </table:table-cell>
          <table:table-cell office:value-type="float" office:value="169216" table:style-name="ce51">
            <text:p>169.216</text:p>
          </table:table-cell>
          <table:table-cell office:value-type="percentage" office:value="0.14486809757942512" table:style-name="ce52">
            <text:p>14,5%</text:p>
          </table:table-cell>
          <table:table-cell office:value-type="float" office:value="43383" table:style-name="ce51">
            <text:p>43.383</text:p>
          </table:table-cell>
          <table:table-cell office:value-type="float" office:value="351778" table:style-name="ce51">
            <text:p>351.778</text:p>
          </table:table-cell>
          <table:table-cell office:value-type="percentage" office:value="0.1233249378869628" table:style-name="ce52">
            <text:p>12,3%</text:p>
          </table:table-cell>
          <table:table-cell office:value-type="float" office:value="2332" table:style-name="ce51">
            <text:p>2.332</text:p>
          </table:table-cell>
          <table:table-cell office:value-type="float" office:value="76088" table:style-name="ce51">
            <text:p>76.088</text:p>
          </table:table-cell>
          <table:table-cell office:value-type="percentage" office:value="3.0648722531805277E-2" table:style-name="ce52">
            <text:p>3,1%</text:p>
          </table:table-cell>
          <table:table-cell office:value-type="float" office:value="62" table:style-name="ce51">
            <text:p>62</text:p>
          </table:table-cell>
          <table:table-cell office:value-type="float" office:value="20953" table:style-name="ce51">
            <text:p>20.953</text:p>
          </table:table-cell>
          <table:table-cell office:value-type="percentage" office:value="2.9590034839879729E-3" table:style-name="ce52">
            <text:p>0,3%</text:p>
          </table:table-cell>
          <table:table-cell office:value-type="float" office:value="305143" table:style-name="ce53">
            <text:p>305.143</text:p>
          </table:table-cell>
          <table:table-cell office:value-type="float" office:value="911213" table:style-name="ce53">
            <text:p>911.213</text:p>
          </table:table-cell>
          <table:table-cell office:value-type="percentage" office:value="0.33487559988718335" table:style-name="ce54">
            <text:p>33,5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Galicia</text:p>
          </table:table-cell>
          <table:table-cell office:value-type="float" office:value="234563" table:style-name="ce51">
            <text:p>234.563</text:p>
          </table:table-cell>
          <table:table-cell office:value-type="float" office:value="234302" table:style-name="ce51">
            <text:p>234.302</text:p>
          </table:table-cell>
          <table:table-cell office:value-type="percentage" office:value="1" table:style-name="ce52">
            <text:p>100,0%</text:p>
          </table:table-cell>
          <table:table-cell office:value-type="float" office:value="272197" table:style-name="ce51">
            <text:p>272.197</text:p>
          </table:table-cell>
          <table:table-cell office:value-type="float" office:value="289762" table:style-name="ce51">
            <text:p>289.762</text:p>
          </table:table-cell>
          <table:table-cell office:value-type="percentage" office:value="0.93938128533071974" table:style-name="ce52">
            <text:p>93,9%</text:p>
          </table:table-cell>
          <table:table-cell office:value-type="float" office:value="136106" table:style-name="ce51">
            <text:p>136.106</text:p>
          </table:table-cell>
          <table:table-cell office:value-type="float" office:value="346927" table:style-name="ce51">
            <text:p>346.927</text:p>
          </table:table-cell>
          <table:table-cell office:value-type="percentage" office:value="0.39231884517492155" table:style-name="ce52">
            <text:p>39,2%</text:p>
          </table:table-cell>
          <table:table-cell office:value-type="float" office:value="66827" table:style-name="ce51">
            <text:p>66.827</text:p>
          </table:table-cell>
          <table:table-cell office:value-type="float" office:value="405889" table:style-name="ce51">
            <text:p>405.889</text:p>
          </table:table-cell>
          <table:table-cell office:value-type="percentage" office:value="0.1646435355478961" table:style-name="ce52">
            <text:p>16,5%</text:p>
          </table:table-cell>
          <table:table-cell office:value-type="float" office:value="97697" table:style-name="ce51">
            <text:p>97.697</text:p>
          </table:table-cell>
          <table:table-cell office:value-type="float" office:value="889004" table:style-name="ce51">
            <text:p>889.004</text:p>
          </table:table-cell>
          <table:table-cell office:value-type="percentage" office:value="0.10989489361127734" table:style-name="ce52">
            <text:p>11,0%</text:p>
          </table:table-cell>
          <table:table-cell office:value-type="float" office:value="5207" table:style-name="ce51">
            <text:p>5.207</text:p>
          </table:table-cell>
          <table:table-cell office:value-type="float" office:value="152745" table:style-name="ce51">
            <text:p>152.745</text:p>
          </table:table-cell>
          <table:table-cell office:value-type="percentage" office:value="3.4089495564502928E-2" table:style-name="ce52">
            <text:p>3,4%</text:p>
          </table:table-cell>
          <table:table-cell office:value-type="float" office:value="40" table:style-name="ce51">
            <text:p>40</text:p>
          </table:table-cell>
          <table:table-cell office:value-type="float" office:value="44014" table:style-name="ce51">
            <text:p>44.014</text:p>
          </table:table-cell>
          <table:table-cell office:value-type="percentage" office:value="9.088017448993502E-4" table:style-name="ce52">
            <text:p>0,1%</text:p>
          </table:table-cell>
          <table:table-cell office:value-type="float" office:value="812637" table:style-name="ce53">
            <text:p>812.637</text:p>
          </table:table-cell>
          <table:table-cell office:value-type="float" office:value="2362643" table:style-name="ce53">
            <text:p>2.362.643</text:p>
          </table:table-cell>
          <table:table-cell office:value-type="percentage" office:value="0.34395251419702427" table:style-name="ce54">
            <text:p>34,4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La Rioja</text:p>
          </table:table-cell>
          <table:table-cell office:value-type="float" office:value="22915" table:style-name="ce51">
            <text:p>22.915</text:p>
          </table:table-cell>
          <table:table-cell office:value-type="float" office:value="22207" table:style-name="ce51">
            <text:p>22.207</text:p>
          </table:table-cell>
          <table:table-cell office:value-type="percentage" office:value="1" table:style-name="ce52">
            <text:p>100,0%</text:p>
          </table:table-cell>
          <table:table-cell office:value-type="float" office:value="26241" table:style-name="ce51">
            <text:p>26.241</text:p>
          </table:table-cell>
          <table:table-cell office:value-type="float" office:value="28125" table:style-name="ce51">
            <text:p>28.125</text:p>
          </table:table-cell>
          <table:table-cell office:value-type="percentage" office:value="0.93301333333333336" table:style-name="ce52">
            <text:p>93,3%</text:p>
          </table:table-cell>
          <table:table-cell office:value-type="float" office:value="19655" table:style-name="ce51">
            <text:p>19.655</text:p>
          </table:table-cell>
          <table:table-cell office:value-type="float" office:value="37718" table:style-name="ce51">
            <text:p>37.718</text:p>
          </table:table-cell>
          <table:table-cell office:value-type="percentage" office:value="0.52110398218357279" table:style-name="ce52">
            <text:p>52,1%</text:p>
          </table:table-cell>
          <table:table-cell office:value-type="float" office:value="6956" table:style-name="ce51">
            <text:p>6.956</text:p>
          </table:table-cell>
          <table:table-cell office:value-type="float" office:value="47664" table:style-name="ce51">
            <text:p>47.664</text:p>
          </table:table-cell>
          <table:table-cell office:value-type="percentage" office:value="0.14593823430681438" table:style-name="ce52">
            <text:p>14,6%</text:p>
          </table:table-cell>
          <table:table-cell office:value-type="float" office:value="13343" table:style-name="ce51">
            <text:p>13.343</text:p>
          </table:table-cell>
          <table:table-cell office:value-type="float" office:value="107618" table:style-name="ce51">
            <text:p>107.618</text:p>
          </table:table-cell>
          <table:table-cell office:value-type="percentage" office:value="0.12398483525060863" table:style-name="ce52">
            <text:p>12,4%</text:p>
          </table:table-cell>
          <table:table-cell office:value-type="float" office:value="1332" table:style-name="ce51">
            <text:p>1.332</text:p>
          </table:table-cell>
          <table:table-cell office:value-type="float" office:value="21170" table:style-name="ce51">
            <text:p>21.170</text:p>
          </table:table-cell>
          <table:table-cell office:value-type="percentage" office:value="6.291922531884743E-2" table:style-name="ce52">
            <text:p>6,3%</text:p>
          </table:table-cell>
          <table:table-cell office:value-type="float" office:value="9" table:style-name="ce51">
            <text:p>9</text:p>
          </table:table-cell>
          <table:table-cell office:value-type="float" office:value="6286" table:style-name="ce51">
            <text:p>6.286</text:p>
          </table:table-cell>
          <table:table-cell office:value-type="percentage" office:value="1.4317531021317213E-3" table:style-name="ce52">
            <text:p>0,1%</text:p>
          </table:table-cell>
          <table:table-cell office:value-type="float" office:value="90451" table:style-name="ce53">
            <text:p>90.451</text:p>
          </table:table-cell>
          <table:table-cell office:value-type="float" office:value="270788" table:style-name="ce53">
            <text:p>270.788</text:p>
          </table:table-cell>
          <table:table-cell office:value-type="percentage" office:value="0.33402883436489061" table:style-name="ce54">
            <text:p>33,4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Madrid</text:p>
          </table:table-cell>
          <table:table-cell office:value-type="float" office:value="361934" table:style-name="ce51">
            <text:p>361.934</text:p>
          </table:table-cell>
          <table:table-cell office:value-type="float" office:value="364122" table:style-name="ce51">
            <text:p>364.122</text:p>
          </table:table-cell>
          <table:table-cell office:value-type="percentage" office:value="0.99399102498613101" table:style-name="ce52">
            <text:p>99,4%</text:p>
          </table:table-cell>
          <table:table-cell office:value-type="float" office:value="392724" table:style-name="ce51">
            <text:p>392.724</text:p>
          </table:table-cell>
          <table:table-cell office:value-type="float" office:value="526081" table:style-name="ce51">
            <text:p>526.081</text:p>
          </table:table-cell>
          <table:table-cell office:value-type="percentage" office:value="0.74650861749426423" table:style-name="ce52">
            <text:p>74,7%</text:p>
          </table:table-cell>
          <table:table-cell office:value-type="float" office:value="365460" table:style-name="ce51">
            <text:p>365.460</text:p>
          </table:table-cell>
          <table:table-cell office:value-type="float" office:value="703323" table:style-name="ce51">
            <text:p>703.323</text:p>
          </table:table-cell>
          <table:table-cell office:value-type="percentage" office:value="0.51961900862050581" table:style-name="ce52">
            <text:p>52,0%</text:p>
          </table:table-cell>
          <table:table-cell office:value-type="float" office:value="115669" table:style-name="ce51">
            <text:p>115.669</text:p>
          </table:table-cell>
          <table:table-cell office:value-type="float" office:value="972783" table:style-name="ce51">
            <text:p>972.783</text:p>
          </table:table-cell>
          <table:table-cell office:value-type="percentage" office:value="0.11890524402667399" table:style-name="ce52">
            <text:p>11,9%</text:p>
          </table:table-cell>
          <table:table-cell office:value-type="float" office:value="280184" table:style-name="ce51">
            <text:p>280.184</text:p>
          </table:table-cell>
          <table:table-cell office:value-type="float" office:value="2513737" table:style-name="ce51">
            <text:p>2.513.737</text:p>
          </table:table-cell>
          <table:table-cell office:value-type="percentage" office:value="0.11146114330974163" table:style-name="ce52">
            <text:p>11,1%</text:p>
          </table:table-cell>
          <table:table-cell office:value-type="float" office:value="23687" table:style-name="ce51">
            <text:p>23.687</text:p>
          </table:table-cell>
          <table:table-cell office:value-type="float" office:value="479716" table:style-name="ce51">
            <text:p>479.716</text:p>
          </table:table-cell>
          <table:table-cell office:value-type="percentage" office:value="4.9377131469452759E-2" table:style-name="ce52">
            <text:p>4,9%</text:p>
          </table:table-cell>
          <table:table-cell office:value-type="float" office:value="248" table:style-name="ce51">
            <text:p>248</text:p>
          </table:table-cell>
          <table:table-cell office:value-type="float" office:value="135861" table:style-name="ce51">
            <text:p>135.861</text:p>
          </table:table-cell>
          <table:table-cell office:value-type="percentage" office:value="1.825395072905396E-3" table:style-name="ce52">
            <text:p>0,2%</text:p>
          </table:table-cell>
          <table:table-cell office:value-type="float" office:value="1539906" table:style-name="ce53">
            <text:p>1.539.906</text:p>
          </table:table-cell>
          <table:table-cell office:value-type="float" office:value="5695623" table:style-name="ce53">
            <text:p>5.695.623</text:p>
          </table:table-cell>
          <table:table-cell office:value-type="percentage" office:value="0.2703665604271912" table:style-name="ce54">
            <text:p>27,0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Murcia</text:p>
          </table:table-cell>
          <table:table-cell office:value-type="float" office:value="71681" table:style-name="ce51">
            <text:p>71.681</text:p>
          </table:table-cell>
          <table:table-cell office:value-type="float" office:value="69771" table:style-name="ce51">
            <text:p>69.771</text:p>
          </table:table-cell>
          <table:table-cell office:value-type="percentage" office:value="1" table:style-name="ce52">
            <text:p>100,0%</text:p>
          </table:table-cell>
          <table:table-cell office:value-type="float" office:value="82990" table:style-name="ce51">
            <text:p>82.990</text:p>
          </table:table-cell>
          <table:table-cell office:value-type="float" office:value="102899" table:style-name="ce51">
            <text:p>102.899</text:p>
          </table:table-cell>
          <table:table-cell office:value-type="percentage" office:value="0.80651901379022151" table:style-name="ce52">
            <text:p>80,7%</text:p>
          </table:table-cell>
          <table:table-cell office:value-type="float" office:value="73620" table:style-name="ce51">
            <text:p>73.620</text:p>
          </table:table-cell>
          <table:table-cell office:value-type="float" office:value="146909" table:style-name="ce51">
            <text:p>146.909</text:p>
          </table:table-cell>
          <table:table-cell office:value-type="percentage" office:value="0.50112654772682408" table:style-name="ce52">
            <text:p>50,1%</text:p>
          </table:table-cell>
          <table:table-cell office:value-type="float" office:value="25653" table:style-name="ce51">
            <text:p>25.653</text:p>
          </table:table-cell>
          <table:table-cell office:value-type="float" office:value="213256" table:style-name="ce51">
            <text:p>213.256</text:p>
          </table:table-cell>
          <table:table-cell office:value-type="percentage" office:value="0.12029204336572007" table:style-name="ce52">
            <text:p>12,0%</text:p>
          </table:table-cell>
          <table:table-cell office:value-type="float" office:value="58936" table:style-name="ce51">
            <text:p>58.936</text:p>
          </table:table-cell>
          <table:table-cell office:value-type="float" office:value="551265" table:style-name="ce51">
            <text:p>551.265</text:p>
          </table:table-cell>
          <table:table-cell office:value-type="percentage" office:value="0.10691046955638395" table:style-name="ce52">
            <text:p>10,7%</text:p>
          </table:table-cell>
          <table:table-cell office:value-type="float" office:value="7108" table:style-name="ce51">
            <text:p>7.108</text:p>
          </table:table-cell>
          <table:table-cell office:value-type="float" office:value="118667" table:style-name="ce51">
            <text:p>118.667</text:p>
          </table:table-cell>
          <table:table-cell office:value-type="percentage" office:value="5.9898708149696209E-2" table:style-name="ce52">
            <text:p>6,0%</text:p>
          </table:table-cell>
          <table:table-cell office:value-type="float" office:value="118" table:style-name="ce51">
            <text:p>118</text:p>
          </table:table-cell>
          <table:table-cell office:value-type="float" office:value="34712" table:style-name="ce51">
            <text:p>34.712</text:p>
          </table:table-cell>
          <table:table-cell office:value-type="percentage" office:value="3.3994007835906892E-3" table:style-name="ce52">
            <text:p>0,3%</text:p>
          </table:table-cell>
          <table:table-cell office:value-type="float" office:value="320106" table:style-name="ce53">
            <text:p>320.106</text:p>
          </table:table-cell>
          <table:table-cell office:value-type="float" office:value="1237479" table:style-name="ce53">
            <text:p>1.237.479</text:p>
          </table:table-cell>
          <table:table-cell office:value-type="percentage" office:value="0.25867590480323305" table:style-name="ce54">
            <text:p>25,9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Navarra</text:p>
          </table:table-cell>
          <table:table-cell office:value-type="float" office:value="41598" table:style-name="ce51">
            <text:p>41.598</text:p>
          </table:table-cell>
          <table:table-cell office:value-type="float" office:value="41166" table:style-name="ce51">
            <text:p>41.166</text:p>
          </table:table-cell>
          <table:table-cell office:value-type="percentage" office:value="1" table:style-name="ce52">
            <text:p>100,0%</text:p>
          </table:table-cell>
          <table:table-cell office:value-type="float" office:value="49374" table:style-name="ce51">
            <text:p>49.374</text:p>
          </table:table-cell>
          <table:table-cell office:value-type="float" office:value="55792" table:style-name="ce51">
            <text:p>55.792</text:p>
          </table:table-cell>
          <table:table-cell office:value-type="percentage" office:value="0.88496558646400914" table:style-name="ce52">
            <text:p>88,5%</text:p>
          </table:table-cell>
          <table:table-cell office:value-type="float" office:value="36057" table:style-name="ce51">
            <text:p>36.057</text:p>
          </table:table-cell>
          <table:table-cell office:value-type="float" office:value="73844" table:style-name="ce51">
            <text:p>73.844</text:p>
          </table:table-cell>
          <table:table-cell office:value-type="percentage" office:value="0.4882861166784031" table:style-name="ce52">
            <text:p>48,8%</text:p>
          </table:table-cell>
          <table:table-cell office:value-type="float" office:value="14121" table:style-name="ce51">
            <text:p>14.121</text:p>
          </table:table-cell>
          <table:table-cell office:value-type="float" office:value="96694" table:style-name="ce51">
            <text:p>96.694</text:p>
          </table:table-cell>
          <table:table-cell office:value-type="percentage" office:value="0.1460380168366186" table:style-name="ce52">
            <text:p>14,6%</text:p>
          </table:table-cell>
          <table:table-cell office:value-type="float" office:value="26652" table:style-name="ce51">
            <text:p>26.652</text:p>
          </table:table-cell>
          <table:table-cell office:value-type="float" office:value="223028" table:style-name="ce51">
            <text:p>223.028</text:p>
          </table:table-cell>
          <table:table-cell office:value-type="percentage" office:value="0.11950069049626055" table:style-name="ce52">
            <text:p>12,0%</text:p>
          </table:table-cell>
          <table:table-cell office:value-type="float" office:value="3324" table:style-name="ce51">
            <text:p>3.324</text:p>
          </table:table-cell>
          <table:table-cell office:value-type="float" office:value="48505" table:style-name="ce51">
            <text:p>48.505</text:p>
          </table:table-cell>
          <table:table-cell office:value-type="percentage" office:value="6.8529017627048758E-2" table:style-name="ce52">
            <text:p>6,9%</text:p>
          </table:table-cell>
          <table:table-cell office:value-type="float" office:value="6" table:style-name="ce51">
            <text:p>6</text:p>
          </table:table-cell>
          <table:table-cell office:value-type="float" office:value="13906" table:style-name="ce51">
            <text:p>13.906</text:p>
          </table:table-cell>
          <table:table-cell office:value-type="percentage" office:value="4.3146843089313965E-4" table:style-name="ce52">
            <text:p>0,0%</text:p>
          </table:table-cell>
          <table:table-cell office:value-type="float" office:value="171132" table:style-name="ce53">
            <text:p>171.132</text:p>
          </table:table-cell>
          <table:table-cell office:value-type="float" office:value="552935" table:style-name="ce53">
            <text:p>552.935</text:p>
          </table:table-cell>
          <table:table-cell office:value-type="percentage" office:value="0.30949749970611373" table:style-name="ce54">
            <text:p>30,9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País Vasco</text:p>
          </table:table-cell>
          <table:table-cell office:value-type="float" office:value="158429" table:style-name="ce51">
            <text:p>158.429</text:p>
          </table:table-cell>
          <table:table-cell office:value-type="float" office:value="157950" table:style-name="ce51">
            <text:p>157.950</text:p>
          </table:table-cell>
          <table:table-cell office:value-type="percentage" office:value="1" table:style-name="ce52">
            <text:p>100,0%</text:p>
          </table:table-cell>
          <table:table-cell office:value-type="float" office:value="131452" table:style-name="ce51">
            <text:p>131.452</text:p>
          </table:table-cell>
          <table:table-cell office:value-type="float" office:value="213081" table:style-name="ce51">
            <text:p>213.081</text:p>
          </table:table-cell>
          <table:table-cell office:value-type="percentage" office:value="0.61691093997118462" table:style-name="ce52">
            <text:p>61,7%</text:p>
          </table:table-cell>
          <table:table-cell office:value-type="float" office:value="112644" table:style-name="ce51">
            <text:p>112.644</text:p>
          </table:table-cell>
          <table:table-cell office:value-type="float" office:value="280119" table:style-name="ce51">
            <text:p>280.119</text:p>
          </table:table-cell>
          <table:table-cell office:value-type="percentage" office:value="0.40212909513456779" table:style-name="ce52">
            <text:p>40,2%</text:p>
          </table:table-cell>
          <table:table-cell office:value-type="float" office:value="51728" table:style-name="ce51">
            <text:p>51.728</text:p>
          </table:table-cell>
          <table:table-cell office:value-type="float" office:value="339977" table:style-name="ce51">
            <text:p>339.977</text:p>
          </table:table-cell>
          <table:table-cell office:value-type="percentage" office:value="0.15215146906996649" table:style-name="ce52">
            <text:p>15,2%</text:p>
          </table:table-cell>
          <table:table-cell office:value-type="float" office:value="94962" table:style-name="ce51">
            <text:p>94.962</text:p>
          </table:table-cell>
          <table:table-cell office:value-type="float" office:value="724849" table:style-name="ce51">
            <text:p>724.849</text:p>
          </table:table-cell>
          <table:table-cell office:value-type="percentage" office:value="0.13100935505187977" table:style-name="ce52">
            <text:p>13,1%</text:p>
          </table:table-cell>
          <table:table-cell office:value-type="float" office:value="12140" table:style-name="ce51">
            <text:p>12.140</text:p>
          </table:table-cell>
          <table:table-cell office:value-type="float" office:value="140323" table:style-name="ce51">
            <text:p>140.323</text:p>
          </table:table-cell>
          <table:table-cell office:value-type="percentage" office:value="8.6514683979105347E-2" table:style-name="ce52">
            <text:p>8,7%</text:p>
          </table:table-cell>
          <table:table-cell office:value-type="float" office:value="14" table:style-name="ce51">
            <text:p>14</text:p>
          </table:table-cell>
          <table:table-cell office:value-type="float" office:value="41824" table:style-name="ce51">
            <text:p>41.824</text:p>
          </table:table-cell>
          <table:table-cell office:value-type="percentage" office:value="3.3473603672532518E-4" table:style-name="ce52">
            <text:p>0,0%</text:p>
          </table:table-cell>
          <table:table-cell office:value-type="float" office:value="561369" table:style-name="ce53">
            <text:p>561.369</text:p>
          </table:table-cell>
          <table:table-cell office:value-type="float" office:value="1898123" table:style-name="ce53">
            <text:p>1.898.123</text:p>
          </table:table-cell>
          <table:table-cell office:value-type="percentage" office:value="0.29574953783290125" table:style-name="ce54">
            <text:p>29,6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euta</text:p>
          </table:table-cell>
          <table:table-cell office:value-type="float" office:value="2260" table:style-name="ce51">
            <text:p>2.260</text:p>
          </table:table-cell>
          <table:table-cell office:value-type="float" office:value="2605" table:style-name="ce51">
            <text:p>2.605</text:p>
          </table:table-cell>
          <table:table-cell office:value-type="percentage" office:value="0.8675623800383877" table:style-name="ce52">
            <text:p>86,8%</text:p>
          </table:table-cell>
          <table:table-cell office:value-type="float" office:value="3431" table:style-name="ce51">
            <text:p>3.431</text:p>
          </table:table-cell>
          <table:table-cell office:value-type="float" office:value="4318" table:style-name="ce51">
            <text:p>4.318</text:p>
          </table:table-cell>
          <table:table-cell office:value-type="percentage" office:value="0.79458082445576661" table:style-name="ce52">
            <text:p>79,5%</text:p>
          </table:table-cell>
          <table:table-cell office:value-type="float" office:value="3744" table:style-name="ce51">
            <text:p>3.744</text:p>
          </table:table-cell>
          <table:table-cell office:value-type="float" office:value="7857" table:style-name="ce51">
            <text:p>7.857</text:p>
          </table:table-cell>
          <table:table-cell office:value-type="percentage" office:value="0.4765177548682703" table:style-name="ce52">
            <text:p>47,7%</text:p>
          </table:table-cell>
          <table:table-cell office:value-type="float" office:value="1873" table:style-name="ce51">
            <text:p>1.873</text:p>
          </table:table-cell>
          <table:table-cell office:value-type="float" office:value="11556" table:style-name="ce51">
            <text:p>11.556</text:p>
          </table:table-cell>
          <table:table-cell office:value-type="percentage" office:value="0.1620803046036691" table:style-name="ce52">
            <text:p>16,2%</text:p>
          </table:table-cell>
          <table:table-cell office:value-type="float" office:value="3620" table:style-name="ce51">
            <text:p>3.620</text:p>
          </table:table-cell>
          <table:table-cell office:value-type="float" office:value="30066" table:style-name="ce51">
            <text:p>30.066</text:p>
          </table:table-cell>
          <table:table-cell office:value-type="percentage" office:value="0.12040178274462848" table:style-name="ce52">
            <text:p>12,0%</text:p>
          </table:table-cell>
          <table:table-cell office:value-type="float" office:value="315" table:style-name="ce51">
            <text:p>315</text:p>
          </table:table-cell>
          <table:table-cell office:value-type="float" office:value="7581" table:style-name="ce51">
            <text:p>7.581</text:p>
          </table:table-cell>
          <table:table-cell office:value-type="percentage" office:value="4.1551246537396121E-2" table:style-name="ce52">
            <text:p>4,2%</text:p>
          </table:table-cell>
          <table:table-cell office:value-type="float" office:value="6" table:style-name="ce51">
            <text:p>6</text:p>
          </table:table-cell>
          <table:table-cell office:value-type="float" office:value="2175" table:style-name="ce51">
            <text:p>2.175</text:p>
          </table:table-cell>
          <table:table-cell office:value-type="percentage" office:value="2.7586206896551722E-3" table:style-name="ce52">
            <text:p>0,3%</text:p>
          </table:table-cell>
          <table:table-cell office:value-type="float" office:value="15249" table:style-name="ce53">
            <text:p>15.249</text:p>
          </table:table-cell>
          <table:table-cell office:value-type="float" office:value="66158" table:style-name="ce53">
            <text:p>66.158</text:p>
          </table:table-cell>
          <table:table-cell office:value-type="percentage" office:value="0.23049366667674356" table:style-name="ce54">
            <text:p>23,0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Melilla</text:p>
          </table:table-cell>
          <table:table-cell office:value-type="float" office:value="1820" table:style-name="ce51">
            <text:p>1.820</text:p>
          </table:table-cell>
          <table:table-cell office:value-type="float" office:value="2349" table:style-name="ce51">
            <text:p>2.349</text:p>
          </table:table-cell>
          <table:table-cell office:value-type="percentage" office:value="0.77479778629203921" table:style-name="ce52">
            <text:p>77,5%</text:p>
          </table:table-cell>
          <table:table-cell office:value-type="float" office:value="2858" table:style-name="ce51">
            <text:p>2.858</text:p>
          </table:table-cell>
          <table:table-cell office:value-type="float" office:value="3748" table:style-name="ce51">
            <text:p>3.748</text:p>
          </table:table-cell>
          <table:table-cell office:value-type="percentage" office:value="0.76254002134471721" table:style-name="ce52">
            <text:p>76,3%</text:p>
          </table:table-cell>
          <table:table-cell office:value-type="float" office:value="4798" table:style-name="ce51">
            <text:p>4.798</text:p>
          </table:table-cell>
          <table:table-cell office:value-type="float" office:value="7827" table:style-name="ce51">
            <text:p>7.827</text:p>
          </table:table-cell>
          <table:table-cell office:value-type="percentage" office:value="0.61300626038073336" table:style-name="ce52">
            <text:p>61,3%</text:p>
          </table:table-cell>
          <table:table-cell office:value-type="float" office:value="1638" table:style-name="ce51">
            <text:p>1.638</text:p>
          </table:table-cell>
          <table:table-cell office:value-type="float" office:value="11299" table:style-name="ce51">
            <text:p>11.299</text:p>
          </table:table-cell>
          <table:table-cell office:value-type="percentage" office:value="0.14496858129037968" table:style-name="ce52">
            <text:p>14,5%</text:p>
          </table:table-cell>
          <table:table-cell office:value-type="float" office:value="3369" table:style-name="ce51">
            <text:p>3.369</text:p>
          </table:table-cell>
          <table:table-cell office:value-type="float" office:value="30095" table:style-name="ce51">
            <text:p>30.095</text:p>
          </table:table-cell>
          <table:table-cell office:value-type="percentage" office:value="0.1119455058979897" table:style-name="ce52">
            <text:p>11,2%</text:p>
          </table:table-cell>
          <table:table-cell office:value-type="float" office:value="212" table:style-name="ce51">
            <text:p>212</text:p>
          </table:table-cell>
          <table:table-cell office:value-type="float" office:value="8536" table:style-name="ce51">
            <text:p>8.536</text:p>
          </table:table-cell>
          <table:table-cell office:value-type="percentage" office:value="2.4835988753514528E-2" table:style-name="ce52">
            <text:p>2,5%</text:p>
          </table:table-cell>
          <table:table-cell office:value-type="float" office:value="6" table:style-name="ce51">
            <text:p>6</text:p>
          </table:table-cell>
          <table:table-cell office:value-type="float" office:value="2324" table:style-name="ce51">
            <text:p>2.324</text:p>
          </table:table-cell>
          <table:table-cell office:value-type="percentage" office:value="2.5817555938037868E-3" table:style-name="ce52">
            <text:p>0,3%</text:p>
          </table:table-cell>
          <table:table-cell office:value-type="float" office:value="14701" table:style-name="ce53">
            <text:p>14.701</text:p>
          </table:table-cell>
          <table:table-cell office:value-type="float" office:value="66178" table:style-name="ce53">
            <text:p>66.178</text:p>
          </table:table-cell>
          <table:table-cell office:value-type="percentage" office:value="0.22214331046571367" table:style-name="ce54">
            <text:p>22,2%</text:p>
          </table:table-cell>
          <table:table-cell table:number-columns-repeated="16359"/>
        </table:table-row>
        <table:table-row table:style-name="ro4">
          <table:table-cell office:value-type="string" table:style-name="ce55">
            <text:p>Fuerzas Armadas</text:p>
          </table:table-cell>
          <table:table-cell office:value-type="float" office:value="26" table:style-name="ce56">
            <text:p>26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10" table:style-name="ce56">
            <text:p>10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3119" table:style-name="ce56">
            <text:p>3.119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7907" table:style-name="ce56">
            <text:p>7.907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47676" table:style-name="ce56">
            <text:p>47.676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6295" table:style-name="ce56">
            <text:p>6.295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0" table:style-name="ce56">
            <text:p>0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65033" table:style-name="ce58">
            <text:p>65.033</text:p>
          </table:table-cell>
          <table:table-cell office:value-type="string" table:style-name="ce58">
            <text:p>-</text:p>
          </table:table-cell>
          <table:table-cell office:value-type="string" table:style-name="ce59">
            <text:p>-</text:p>
          </table:table-cell>
          <table:table-cell table:number-columns-repeated="16359" table:style-name="ce60"/>
        </table:table-row>
        <table:table-row table:style-name="ro4">
          <table:table-cell office:value-type="string" table:style-name="ce61">
            <text:p>Total España</text:p>
          </table:table-cell>
          <table:table-cell office:value-type="float" office:value="2854168" table:style-name="ce62">
            <text:p>2.854.168</text:p>
          </table:table-cell>
          <table:table-cell office:value-type="float" office:value="2834024" table:style-name="ce62">
            <text:p>2.834.024</text:p>
          </table:table-cell>
          <table:table-cell office:value-type="percentage" office:value="1" table:style-name="ce63">
            <text:p>100,0%</text:p>
          </table:table-cell>
          <table:table-cell office:value-type="float" office:value="3084213" table:style-name="ce62">
            <text:p>3.084.213</text:p>
          </table:table-cell>
          <table:table-cell office:value-type="float" office:value="3960045" table:style-name="ce62">
            <text:p>3.960.045</text:p>
          </table:table-cell>
          <table:table-cell office:value-type="percentage" office:value="0.77883281629375423" table:style-name="ce63">
            <text:p>77,9%</text:p>
          </table:table-cell>
          <table:table-cell office:value-type="float" office:value="2721404" table:style-name="ce62">
            <text:p>2.721.404</text:p>
          </table:table-cell>
          <table:table-cell office:value-type="float" office:value="5336986" table:style-name="ce62">
            <text:p>5.336.986</text:p>
          </table:table-cell>
          <table:table-cell office:value-type="percentage" office:value="0.50991402263374874" table:style-name="ce63">
            <text:p>51,0%</text:p>
          </table:table-cell>
          <table:table-cell office:value-type="float" office:value="929965" table:style-name="ce62">
            <text:p>929.965</text:p>
          </table:table-cell>
          <table:table-cell office:value-type="float" office:value="7033306" table:style-name="ce62">
            <text:p>7.033.306</text:p>
          </table:table-cell>
          <table:table-cell office:value-type="percentage" office:value="0.13222302570085817" table:style-name="ce63">
            <text:p>13,2%</text:p>
          </table:table-cell>
          <table:table-cell office:value-type="float" office:value="1915200" table:style-name="ce62">
            <text:p>1.915.200</text:p>
          </table:table-cell>
          <table:table-cell office:value-type="float" office:value="16706113" table:style-name="ce62">
            <text:p>16.706.113</text:p>
          </table:table-cell>
          <table:table-cell office:value-type="percentage" office:value="0.11464067075327457" table:style-name="ce63">
            <text:p>11,5%</text:p>
          </table:table-cell>
          <table:table-cell office:value-type="float" office:value="183406" table:style-name="ce62">
            <text:p>183.406</text:p>
          </table:table-cell>
          <table:table-cell office:value-type="float" office:value="3310299" table:style-name="ce62">
            <text:p>3.310.299</text:p>
          </table:table-cell>
          <table:table-cell office:value-type="percentage" office:value="5.5404662841634547E-2" table:style-name="ce63">
            <text:p>5,5%</text:p>
          </table:table-cell>
          <table:table-cell office:value-type="float" office:value="1740" table:style-name="ce62">
            <text:p>1.740</text:p>
          </table:table-cell>
          <table:table-cell office:value-type="float" office:value="949049" table:style-name="ce62">
            <text:p>949.049</text:p>
          </table:table-cell>
          <table:table-cell office:value-type="percentage" office:value="1.8334142915697714E-3" table:style-name="ce63">
            <text:p>0,2%</text:p>
          </table:table-cell>
          <table:table-cell office:value-type="float" office:value="11690096" table:style-name="ce62">
            <text:p>11.690.096</text:p>
          </table:table-cell>
          <table:table-cell office:value-type="float" office:value="40129822" table:style-name="ce62">
            <text:p>40.129.822</text:p>
          </table:table-cell>
          <table:table-cell office:value-type="percentage" office:value="0.29130694873254109" table:style-name="ce63">
            <text:p>29,1%</text:p>
          </table:table-cell>
          <table:table-cell table:number-columns-repeated="16359"/>
        </table:table-row>
        <table:table-row table:number-rows-repeated="1048554" table:style-name="ro4">
          <table:table-cell table:number-columns-repeated="16384"/>
        </table:table-row>
      </table:table>
      <table:table table:name="Etarios_con_pauta_completa" table:style-name="ta1">
        <table:table-column table:style-name="co4" table:default-cell-style-name="ce1"/>
        <table:table-column table:style-name="co7" table:number-columns-repeated="2" table:default-cell-style-name="ce1"/>
        <table:table-column table:style-name="co7" table:default-cell-style-name="ce64"/>
        <table:table-column table:style-name="co7" table:number-columns-repeated="2" table:default-cell-style-name="ce1"/>
        <table:table-column table:style-name="co7" table:default-cell-style-name="ce64"/>
        <table:table-column table:style-name="co7" table:number-columns-repeated="2" table:default-cell-style-name="ce1"/>
        <table:table-column table:style-name="co7" table:default-cell-style-name="ce64"/>
        <table:table-column table:style-name="co7" table:number-columns-repeated="2" table:default-cell-style-name="ce1"/>
        <table:table-column table:style-name="co7" table:default-cell-style-name="ce64"/>
        <table:table-column table:style-name="co7" table:number-columns-repeated="2" table:default-cell-style-name="ce1"/>
        <table:table-column table:style-name="co7" table:default-cell-style-name="ce64"/>
        <table:table-column table:style-name="co7" table:default-cell-style-name="ce60"/>
        <table:table-column table:style-name="co3" table:default-cell-style-name="ce1"/>
        <table:table-column table:style-name="co3" table:default-cell-style-name="ce64"/>
        <table:table-column table:style-name="co3" table:number-columns-repeated="2" table:default-cell-style-name="ce1"/>
        <table:table-column table:style-name="co3" table:default-cell-style-name="ce64"/>
        <table:table-column table:style-name="co3" table:number-columns-repeated="2" table:default-cell-style-name="ce1"/>
        <table:table-column table:style-name="co3" table:default-cell-style-name="ce64"/>
        <table:table-column table:style-name="co3" table:number-columns-repeated="16359" table:default-cell-style-name="ce1"/>
        <table:table-row table:style-name="ro7">
          <table:table-cell table:style-name="ce39"/>
          <table:table-cell office:value-type="string" table:style-name="ce40">
            <text:p>Personas pauta completa ≥80 años</text:p>
          </table:table-cell>
          <table:table-cell office:value-type="string" table:style-name="ce40">
            <text:p>Población INE≥80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70-79 años</text:p>
          </table:table-cell>
          <table:table-cell office:value-type="string" table:style-name="ce40">
            <text:p>Población INE70-7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60-69 años</text:p>
          </table:table-cell>
          <table:table-cell office:value-type="string" table:style-name="ce40">
            <text:p>Población INE60-6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50-59 años</text:p>
          </table:table-cell>
          <table:table-cell office:value-type="string" table:style-name="ce40">
            <text:p>Población INE50-5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25-49 años</text:p>
          </table:table-cell>
          <table:table-cell office:value-type="string" table:style-name="ce40">
            <text:p>Población INE25-4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18-24 años</text:p>
          </table:table-cell>
          <table:table-cell office:value-type="string" table:style-name="ce40">
            <text:p>Población INE18-24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16-17 años</text:p>
          </table:table-cell>
          <table:table-cell office:value-type="string" table:style-name="ce40">
            <text:p>Población INE16-17 años</text:p>
          </table:table-cell>
          <table:table-cell office:value-type="string" table:style-name="ce41">
            <text:p>%</text:p>
          </table:table-cell>
          <table:table-cell office:value-type="string" table:style-name="ce42">
            <text:p>Total Personas pauta completa</text:p>
          </table:table-cell>
          <table:table-cell office:value-type="string" table:style-name="ce42">
            <text:p>Total Población INE Población a Vacunar (1)</text:p>
          </table:table-cell>
          <table:table-cell office:value-type="string" table:style-name="ce43">
            <text:p>% pauta completa sobre Población a Vacunar INE</text:p>
          </table:table-cell>
          <table:table-cell table:number-columns-repeated="16359" table:style-name="ce44"/>
        </table:table-row>
        <table:table-row table:style-name="ro4">
          <table:table-cell office:value-type="string" table:style-name="ce45">
            <text:p>Andalucía</text:p>
          </table:table-cell>
          <table:table-cell office:value-type="float" office:value="401724" table:style-name="ce46">
            <text:p>401.724</text:p>
          </table:table-cell>
          <table:table-cell office:value-type="float" office:value="413516" table:style-name="ce46">
            <text:p>413.516</text:p>
          </table:table-cell>
          <table:table-cell office:value-type="percentage" office:value="0.97148357016415321" table:style-name="ce47">
            <text:p>97,1%</text:p>
          </table:table-cell>
          <table:table-cell office:value-type="float" office:value="150527" table:style-name="ce46">
            <text:p>150.527</text:p>
          </table:table-cell>
          <table:table-cell office:value-type="float" office:value="650381" table:style-name="ce46">
            <text:p>650.381</text:p>
          </table:table-cell>
          <table:table-cell office:value-type="percentage" office:value="0.23144433801110426" table:style-name="ce47">
            <text:p>23,1%</text:p>
          </table:table-cell>
          <table:table-cell office:value-type="float" office:value="49835" table:style-name="ce46">
            <text:p>49.835</text:p>
          </table:table-cell>
          <table:table-cell office:value-type="float" office:value="916147" table:style-name="ce46">
            <text:p>916.147</text:p>
          </table:table-cell>
          <table:table-cell office:value-type="percentage" office:value="5.4396292298070067E-2" table:style-name="ce47">
            <text:p>5,4%</text:p>
          </table:table-cell>
          <table:table-cell office:value-type="float" office:value="74721" table:style-name="ce46">
            <text:p>74.721</text:p>
          </table:table-cell>
          <table:table-cell office:value-type="float" office:value="1265021" table:style-name="ce46">
            <text:p>1.265.021</text:p>
          </table:table-cell>
          <table:table-cell office:value-type="percentage" office:value="5.9067003630769763E-2" table:style-name="ce47">
            <text:p>5,9%</text:p>
          </table:table-cell>
          <table:table-cell office:value-type="float" office:value="139235" table:style-name="ce46">
            <text:p>139.235</text:p>
          </table:table-cell>
          <table:table-cell office:value-type="float" office:value="3009381" table:style-name="ce46">
            <text:p>3.009.381</text:p>
          </table:table-cell>
          <table:table-cell office:value-type="percentage" office:value="4.6266989789594606E-2" table:style-name="ce47">
            <text:p>4,6%</text:p>
          </table:table-cell>
          <table:table-cell office:value-type="float" office:value="13312" table:style-name="ce46">
            <text:p>13.312</text:p>
          </table:table-cell>
          <table:table-cell office:value-type="float" office:value="625846" table:style-name="ce46">
            <text:p>625.846</text:p>
          </table:table-cell>
          <table:table-cell office:value-type="percentage" office:value="2.1270408375223298E-2" table:style-name="ce47">
            <text:p>2,1%</text:p>
          </table:table-cell>
          <table:table-cell office:value-type="float" office:value="182" table:style-name="ce46">
            <text:p>182</text:p>
          </table:table-cell>
          <table:table-cell office:value-type="float" office:value="181921" table:style-name="ce46">
            <text:p>181.921</text:p>
          </table:table-cell>
          <table:table-cell office:value-type="percentage" office:value="1.0004342544291203E-3" table:style-name="ce47">
            <text:p>0,1%</text:p>
          </table:table-cell>
          <table:table-cell office:value-type="float" office:value="829536" table:style-name="ce48">
            <text:p>829.536</text:p>
          </table:table-cell>
          <table:table-cell office:value-type="float" office:value="7062213" table:style-name="ce48">
            <text:p>7.062.213</text:p>
          </table:table-cell>
          <table:table-cell office:value-type="percentage" office:value="0.11746119806921711" table:style-name="ce49">
            <text:p>11,7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Aragón</text:p>
          </table:table-cell>
          <table:table-cell office:value-type="float" office:value="92050" table:style-name="ce51">
            <text:p>92.050</text:p>
          </table:table-cell>
          <table:table-cell office:value-type="float" office:value="98807" table:style-name="ce51">
            <text:p>98.807</text:p>
          </table:table-cell>
          <table:table-cell office:value-type="percentage" office:value="0.93161415689171823" table:style-name="ce52">
            <text:p>93,2%</text:p>
          </table:table-cell>
          <table:table-cell office:value-type="float" office:value="7698" table:style-name="ce51">
            <text:p>7.698</text:p>
          </table:table-cell>
          <table:table-cell office:value-type="float" office:value="118955" table:style-name="ce51">
            <text:p>118.955</text:p>
          </table:table-cell>
          <table:table-cell office:value-type="percentage" office:value="6.4713547139674671E-2" table:style-name="ce52">
            <text:p>6,5%</text:p>
          </table:table-cell>
          <table:table-cell office:value-type="float" office:value="12920" table:style-name="ce51">
            <text:p>12.920</text:p>
          </table:table-cell>
          <table:table-cell office:value-type="float" office:value="156367" table:style-name="ce51">
            <text:p>156.367</text:p>
          </table:table-cell>
          <table:table-cell office:value-type="percentage" office:value="8.2626129554189826E-2" table:style-name="ce52">
            <text:p>8,3%</text:p>
          </table:table-cell>
          <table:table-cell office:value-type="float" office:value="14396" table:style-name="ce51">
            <text:p>14.396</text:p>
          </table:table-cell>
          <table:table-cell office:value-type="float" office:value="198266" table:style-name="ce51">
            <text:p>198.266</text:p>
          </table:table-cell>
          <table:table-cell office:value-type="percentage" office:value="7.2609524578092055E-2" table:style-name="ce52">
            <text:p>7,3%</text:p>
          </table:table-cell>
          <table:table-cell office:value-type="float" office:value="22185" table:style-name="ce51">
            <text:p>22.185</text:p>
          </table:table-cell>
          <table:table-cell office:value-type="float" office:value="446083" table:style-name="ce51">
            <text:p>446.083</text:p>
          </table:table-cell>
          <table:table-cell office:value-type="percentage" office:value="4.9732897241096391E-2" table:style-name="ce52">
            <text:p>5,0%</text:p>
          </table:table-cell>
          <table:table-cell office:value-type="float" office:value="1496" table:style-name="ce51">
            <text:p>1.496</text:p>
          </table:table-cell>
          <table:table-cell office:value-type="float" office:value="89180" table:style-name="ce51">
            <text:p>89.180</text:p>
          </table:table-cell>
          <table:table-cell office:value-type="percentage" office:value="1.6775061673020855E-2" table:style-name="ce52">
            <text:p>1,7%</text:p>
          </table:table-cell>
          <table:table-cell office:value-type="float" office:value="28" table:style-name="ce51">
            <text:p>28</text:p>
          </table:table-cell>
          <table:table-cell office:value-type="float" office:value="25106" table:style-name="ce51">
            <text:p>25.106</text:p>
          </table:table-cell>
          <table:table-cell office:value-type="percentage" office:value="1.1152712499004221E-3" table:style-name="ce52">
            <text:p>0,1%</text:p>
          </table:table-cell>
          <table:table-cell office:value-type="float" office:value="150773" table:style-name="ce53">
            <text:p>150.773</text:p>
          </table:table-cell>
          <table:table-cell office:value-type="float" office:value="1132764" table:style-name="ce53">
            <text:p>1.132.764</text:p>
          </table:table-cell>
          <table:table-cell office:value-type="percentage" office:value="0.13310186411291319" table:style-name="ce54">
            <text:p>13,3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Asturias<text:s/></text:p>
          </table:table-cell>
          <table:table-cell office:value-type="float" office:value="81372" table:style-name="ce51">
            <text:p>81.372</text:p>
          </table:table-cell>
          <table:table-cell office:value-type="float" office:value="87826" table:style-name="ce51">
            <text:p>87.826</text:p>
          </table:table-cell>
          <table:table-cell office:value-type="percentage" office:value="0.92651378862751355" table:style-name="ce52">
            <text:p>92,7%</text:p>
          </table:table-cell>
          <table:table-cell office:value-type="float" office:value="19535" table:style-name="ce51">
            <text:p>19.535</text:p>
          </table:table-cell>
          <table:table-cell office:value-type="float" office:value="109249" table:style-name="ce51">
            <text:p>109.249</text:p>
          </table:table-cell>
          <table:table-cell office:value-type="percentage" office:value="0.17881170537030086" table:style-name="ce52">
            <text:p>17,9%</text:p>
          </table:table-cell>
          <table:table-cell office:value-type="float" office:value="11394" table:style-name="ce51">
            <text:p>11.394</text:p>
          </table:table-cell>
          <table:table-cell office:value-type="float" office:value="149652" table:style-name="ce51">
            <text:p>149.652</text:p>
          </table:table-cell>
          <table:table-cell office:value-type="percentage" office:value="7.6136636997834975E-2" table:style-name="ce52">
            <text:p>7,6%</text:p>
          </table:table-cell>
          <table:table-cell office:value-type="float" office:value="14729" table:style-name="ce51">
            <text:p>14.729</text:p>
          </table:table-cell>
          <table:table-cell office:value-type="float" office:value="162645" table:style-name="ce51">
            <text:p>162.645</text:p>
          </table:table-cell>
          <table:table-cell office:value-type="percentage" office:value="9.055919333517784E-2" table:style-name="ce52">
            <text:p>9,1%</text:p>
          </table:table-cell>
          <table:table-cell office:value-type="float" office:value="22492" table:style-name="ce51">
            <text:p>22.492</text:p>
          </table:table-cell>
          <table:table-cell office:value-type="float" office:value="322095" table:style-name="ce51">
            <text:p>322.095</text:p>
          </table:table-cell>
          <table:table-cell office:value-type="percentage" office:value="6.9830329561154314E-2" table:style-name="ce52">
            <text:p>7,0%</text:p>
          </table:table-cell>
          <table:table-cell office:value-type="float" office:value="2540" table:style-name="ce51">
            <text:p>2.540</text:p>
          </table:table-cell>
          <table:table-cell office:value-type="float" office:value="54179" table:style-name="ce51">
            <text:p>54.179</text:p>
          </table:table-cell>
          <table:table-cell office:value-type="percentage" office:value="4.6881633105077612E-2" table:style-name="ce52">
            <text:p>4,7%</text:p>
          </table:table-cell>
          <table:table-cell office:value-type="float" office:value="29" table:style-name="ce51">
            <text:p>29</text:p>
          </table:table-cell>
          <table:table-cell office:value-type="float" office:value="15563" table:style-name="ce51">
            <text:p>15.563</text:p>
          </table:table-cell>
          <table:table-cell office:value-type="percentage" office:value="1.8633939471824198E-3" table:style-name="ce52">
            <text:p>0,2%</text:p>
          </table:table-cell>
          <table:table-cell office:value-type="float" office:value="152091" table:style-name="ce53">
            <text:p>152.091</text:p>
          </table:table-cell>
          <table:table-cell office:value-type="float" office:value="901209" table:style-name="ce53">
            <text:p>901.209</text:p>
          </table:table-cell>
          <table:table-cell office:value-type="percentage" office:value="0.16876329464086576" table:style-name="ce54">
            <text:p>16,9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Baleares</text:p>
          </table:table-cell>
          <table:table-cell office:value-type="float" office:value="43085" table:style-name="ce51">
            <text:p>43.085</text:p>
          </table:table-cell>
          <table:table-cell office:value-type="float" office:value="49542" table:style-name="ce51">
            <text:p>49.542</text:p>
          </table:table-cell>
          <table:table-cell office:value-type="percentage" office:value="0.86966614185943236" table:style-name="ce52">
            <text:p>87,0%</text:p>
          </table:table-cell>
          <table:table-cell office:value-type="float" office:value="10710" table:style-name="ce51">
            <text:p>10.710</text:p>
          </table:table-cell>
          <table:table-cell office:value-type="float" office:value="80516" table:style-name="ce51">
            <text:p>80.516</text:p>
          </table:table-cell>
          <table:table-cell office:value-type="percentage" office:value="0.13301704009141041" table:style-name="ce52">
            <text:p>13,3%</text:p>
          </table:table-cell>
          <table:table-cell office:value-type="float" office:value="5204" table:style-name="ce51">
            <text:p>5.204</text:p>
          </table:table-cell>
          <table:table-cell office:value-type="float" office:value="117231" table:style-name="ce51">
            <text:p>117.231</text:p>
          </table:table-cell>
          <table:table-cell office:value-type="percentage" office:value="4.4390988731649476E-2" table:style-name="ce52">
            <text:p>4,4%</text:p>
          </table:table-cell>
          <table:table-cell office:value-type="float" office:value="7871" table:style-name="ce51">
            <text:p>7.871</text:p>
          </table:table-cell>
          <table:table-cell office:value-type="float" office:value="165797" table:style-name="ce51">
            <text:p>165.797</text:p>
          </table:table-cell>
          <table:table-cell office:value-type="percentage" office:value="4.7473717859792396E-2" table:style-name="ce52">
            <text:p>4,7%</text:p>
          </table:table-cell>
          <table:table-cell office:value-type="float" office:value="18218" table:style-name="ce51">
            <text:p>18.218</text:p>
          </table:table-cell>
          <table:table-cell office:value-type="float" office:value="464054" table:style-name="ce51">
            <text:p>464.054</text:p>
          </table:table-cell>
          <table:table-cell office:value-type="percentage" office:value="3.9258362173367756E-2" table:style-name="ce52">
            <text:p>3,9%</text:p>
          </table:table-cell>
          <table:table-cell office:value-type="float" office:value="1323" table:style-name="ce51">
            <text:p>1.323</text:p>
          </table:table-cell>
          <table:table-cell office:value-type="float" office:value="85839" table:style-name="ce51">
            <text:p>85.839</text:p>
          </table:table-cell>
          <table:table-cell office:value-type="percentage" office:value="1.5412574703805961E-2" table:style-name="ce52">
            <text:p>1,5%</text:p>
          </table:table-cell>
          <table:table-cell office:value-type="float" office:value="31" table:style-name="ce51">
            <text:p>31</text:p>
          </table:table-cell>
          <table:table-cell office:value-type="float" office:value="23300" table:style-name="ce51">
            <text:p>23.300</text:p>
          </table:table-cell>
          <table:table-cell office:value-type="percentage" office:value="1.3304721030042918E-3" table:style-name="ce52">
            <text:p>0,1%</text:p>
          </table:table-cell>
          <table:table-cell office:value-type="float" office:value="86442" table:style-name="ce53">
            <text:p>86.442</text:p>
          </table:table-cell>
          <table:table-cell office:value-type="float" office:value="986279" table:style-name="ce53">
            <text:p>986.279</text:p>
          </table:table-cell>
          <table:table-cell office:value-type="percentage" office:value="8.7644571160898688E-2" table:style-name="ce54">
            <text:p>8,8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anarias</text:p>
          </table:table-cell>
          <table:table-cell office:value-type="float" office:value="64969" table:style-name="ce51">
            <text:p>64.969</text:p>
          </table:table-cell>
          <table:table-cell office:value-type="float" office:value="90236" table:style-name="ce51">
            <text:p>90.236</text:p>
          </table:table-cell>
          <table:table-cell office:value-type="percentage" office:value="0.71998980451261141" table:style-name="ce52">
            <text:p>72,0%</text:p>
          </table:table-cell>
          <table:table-cell office:value-type="float" office:value="27293" table:style-name="ce51">
            <text:p>27.293</text:p>
          </table:table-cell>
          <table:table-cell office:value-type="float" office:value="154531" table:style-name="ce51">
            <text:p>154.531</text:p>
          </table:table-cell>
          <table:table-cell office:value-type="percentage" office:value="0.17661828371006466" table:style-name="ce52">
            <text:p>17,7%</text:p>
          </table:table-cell>
          <table:table-cell office:value-type="float" office:value="10320" table:style-name="ce51">
            <text:p>10.320</text:p>
          </table:table-cell>
          <table:table-cell office:value-type="float" office:value="235092" table:style-name="ce51">
            <text:p>235.092</text:p>
          </table:table-cell>
          <table:table-cell office:value-type="percentage" office:value="4.3897708131284775E-2" table:style-name="ce52">
            <text:p>4,4%</text:p>
          </table:table-cell>
          <table:table-cell office:value-type="float" office:value="17801" table:style-name="ce51">
            <text:p>17.801</text:p>
          </table:table-cell>
          <table:table-cell office:value-type="float" office:value="350512" table:style-name="ce51">
            <text:p>350.512</text:p>
          </table:table-cell>
          <table:table-cell office:value-type="percentage" office:value="5.078570776464144E-2" table:style-name="ce52">
            <text:p>5,1%</text:p>
          </table:table-cell>
          <table:table-cell office:value-type="float" office:value="35812" table:style-name="ce51">
            <text:p>35.812</text:p>
          </table:table-cell>
          <table:table-cell office:value-type="float" office:value="832411" table:style-name="ce51">
            <text:p>832.411</text:p>
          </table:table-cell>
          <table:table-cell office:value-type="percentage" office:value="4.3022016768158998E-2" table:style-name="ce52">
            <text:p>4,3%</text:p>
          </table:table-cell>
          <table:table-cell office:value-type="float" office:value="2504" table:style-name="ce51">
            <text:p>2.504</text:p>
          </table:table-cell>
          <table:table-cell office:value-type="float" office:value="163899" table:style-name="ce51">
            <text:p>163.899</text:p>
          </table:table-cell>
          <table:table-cell office:value-type="percentage" office:value="1.5277701511296591E-2" table:style-name="ce52">
            <text:p>1,5%</text:p>
          </table:table-cell>
          <table:table-cell office:value-type="float" office:value="33" table:style-name="ce51">
            <text:p>33</text:p>
          </table:table-cell>
          <table:table-cell office:value-type="float" office:value="44352" table:style-name="ce51">
            <text:p>44.352</text:p>
          </table:table-cell>
          <table:table-cell office:value-type="percentage" office:value="7.4404761904761901E-4" table:style-name="ce52">
            <text:p>0,1%</text:p>
          </table:table-cell>
          <table:table-cell office:value-type="float" office:value="158732" table:style-name="ce53">
            <text:p>158.732</text:p>
          </table:table-cell>
          <table:table-cell office:value-type="float" office:value="1871033" table:style-name="ce53">
            <text:p>1.871.033</text:p>
          </table:table-cell>
          <table:table-cell office:value-type="percentage" office:value="8.4836558200737239E-2" table:style-name="ce54">
            <text:p>8,5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antabria</text:p>
          </table:table-cell>
          <table:table-cell office:value-type="float" office:value="37353" table:style-name="ce51">
            <text:p>37.353</text:p>
          </table:table-cell>
          <table:table-cell office:value-type="float" office:value="41042" table:style-name="ce51">
            <text:p>41.042</text:p>
          </table:table-cell>
          <table:table-cell office:value-type="percentage" office:value="0.91011646605915886" table:style-name="ce52">
            <text:p>91,0%</text:p>
          </table:table-cell>
          <table:table-cell office:value-type="float" office:value="8794" table:style-name="ce51">
            <text:p>8.794</text:p>
          </table:table-cell>
          <table:table-cell office:value-type="float" office:value="53066" table:style-name="ce51">
            <text:p>53.066</text:p>
          </table:table-cell>
          <table:table-cell office:value-type="percentage" office:value="0.16571816228847097" table:style-name="ce52">
            <text:p>16,6%</text:p>
          </table:table-cell>
          <table:table-cell office:value-type="float" office:value="3958" table:style-name="ce51">
            <text:p>3.958</text:p>
          </table:table-cell>
          <table:table-cell office:value-type="float" office:value="77345" table:style-name="ce51">
            <text:p>77.345</text:p>
          </table:table-cell>
          <table:table-cell office:value-type="percentage" office:value="5.1173314370676841E-2" table:style-name="ce52">
            <text:p>5,1%</text:p>
          </table:table-cell>
          <table:table-cell office:value-type="float" office:value="5899" table:style-name="ce51">
            <text:p>5.899</text:p>
          </table:table-cell>
          <table:table-cell office:value-type="float" office:value="89964" table:style-name="ce51">
            <text:p>89.964</text:p>
          </table:table-cell>
          <table:table-cell office:value-type="percentage" office:value="6.5570672713529857E-2" table:style-name="ce52">
            <text:p>6,6%</text:p>
          </table:table-cell>
          <table:table-cell office:value-type="float" office:value="11318" table:style-name="ce51">
            <text:p>11.318</text:p>
          </table:table-cell>
          <table:table-cell office:value-type="float" office:value="194241" table:style-name="ce51">
            <text:p>194.241</text:p>
          </table:table-cell>
          <table:table-cell office:value-type="percentage" office:value="5.826782193254771E-2" table:style-name="ce52">
            <text:p>5,8%</text:p>
          </table:table-cell>
          <table:table-cell office:value-type="float" office:value="661" table:style-name="ce51">
            <text:p>661</text:p>
          </table:table-cell>
          <table:table-cell office:value-type="float" office:value="34935" table:style-name="ce51">
            <text:p>34.935</text:p>
          </table:table-cell>
          <table:table-cell office:value-type="percentage" office:value="1.8920853012737941E-2" table:style-name="ce52">
            <text:p>1,9%</text:p>
          </table:table-cell>
          <table:table-cell office:value-type="float" office:value="5" table:style-name="ce51">
            <text:p>5</text:p>
          </table:table-cell>
          <table:table-cell office:value-type="float" office:value="10791" table:style-name="ce51">
            <text:p>10.791</text:p>
          </table:table-cell>
          <table:table-cell office:value-type="percentage" office:value="4.6334908720229822E-4" table:style-name="ce52">
            <text:p>0,0%</text:p>
          </table:table-cell>
          <table:table-cell office:value-type="float" office:value="67988" table:style-name="ce53">
            <text:p>67.988</text:p>
          </table:table-cell>
          <table:table-cell office:value-type="float" office:value="501384" table:style-name="ce53">
            <text:p>501.384</text:p>
          </table:table-cell>
          <table:table-cell office:value-type="percentage" office:value="0.13560065738037114" table:style-name="ce54">
            <text:p>13,6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astilla y Leon</text:p>
          </table:table-cell>
          <table:table-cell office:value-type="float" office:value="195608" table:style-name="ce51">
            <text:p>195.608</text:p>
          </table:table-cell>
          <table:table-cell office:value-type="float" office:value="223657" table:style-name="ce51">
            <text:p>223.657</text:p>
          </table:table-cell>
          <table:table-cell office:value-type="percentage" office:value="0.87458921473506301" table:style-name="ce52">
            <text:p>87,5%</text:p>
          </table:table-cell>
          <table:table-cell office:value-type="float" office:value="32419" table:style-name="ce51">
            <text:p>32.419</text:p>
          </table:table-cell>
          <table:table-cell office:value-type="float" office:value="245410" table:style-name="ce51">
            <text:p>245.410</text:p>
          </table:table-cell>
          <table:table-cell office:value-type="percentage" office:value="0.13210138136180269" table:style-name="ce52">
            <text:p>13,2%</text:p>
          </table:table-cell>
          <table:table-cell office:value-type="float" office:value="22587" table:style-name="ce51">
            <text:p>22.587</text:p>
          </table:table-cell>
          <table:table-cell office:value-type="float" office:value="318575" table:style-name="ce51">
            <text:p>318.575</text:p>
          </table:table-cell>
          <table:table-cell office:value-type="percentage" office:value="7.0900102016793531E-2" table:style-name="ce52">
            <text:p>7,1%</text:p>
          </table:table-cell>
          <table:table-cell office:value-type="float" office:value="31065" table:style-name="ce51">
            <text:p>31.065</text:p>
          </table:table-cell>
          <table:table-cell office:value-type="float" office:value="381175" table:style-name="ce51">
            <text:p>381.175</text:p>
          </table:table-cell>
          <table:table-cell office:value-type="percentage" office:value="8.1497999606479965E-2" table:style-name="ce52">
            <text:p>8,1%</text:p>
          </table:table-cell>
          <table:table-cell office:value-type="float" office:value="43564" table:style-name="ce51">
            <text:p>43.564</text:p>
          </table:table-cell>
          <table:table-cell office:value-type="float" office:value="738950" table:style-name="ce51">
            <text:p>738.950</text:p>
          </table:table-cell>
          <table:table-cell office:value-type="percentage" office:value="5.8953921104269572E-2" table:style-name="ce52">
            <text:p>5,9%</text:p>
          </table:table-cell>
          <table:table-cell office:value-type="float" office:value="2782" table:style-name="ce51">
            <text:p>2.782</text:p>
          </table:table-cell>
          <table:table-cell office:value-type="float" office:value="144422" table:style-name="ce51">
            <text:p>144.422</text:p>
          </table:table-cell>
          <table:table-cell office:value-type="percentage" office:value="1.9262993172785309E-2" table:style-name="ce52">
            <text:p>1,9%</text:p>
          </table:table-cell>
          <table:table-cell office:value-type="float" office:value="91" table:style-name="ce51">
            <text:p>91</text:p>
          </table:table-cell>
          <table:table-cell office:value-type="float" office:value="40684" table:style-name="ce51">
            <text:p>40.684</text:p>
          </table:table-cell>
          <table:table-cell office:value-type="percentage" office:value="2.2367515485203029E-3" table:style-name="ce52">
            <text:p>0,2%</text:p>
          </table:table-cell>
          <table:table-cell office:value-type="float" office:value="328116" table:style-name="ce53">
            <text:p>328.116</text:p>
          </table:table-cell>
          <table:table-cell office:value-type="float" office:value="2092873" table:style-name="ce53">
            <text:p>2.092.873</text:p>
          </table:table-cell>
          <table:table-cell office:value-type="percentage" office:value="0.15677778823655331" table:style-name="ce54">
            <text:p>15,7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astilla - La Mancha</text:p>
          </table:table-cell>
          <table:table-cell office:value-type="float" office:value="121670" table:style-name="ce51">
            <text:p>121.670</text:p>
          </table:table-cell>
          <table:table-cell office:value-type="float" office:value="135194" table:style-name="ce51">
            <text:p>135.194</text:p>
          </table:table-cell>
          <table:table-cell office:value-type="percentage" office:value="0.89996597482136786" table:style-name="ce52">
            <text:p>90,0%</text:p>
          </table:table-cell>
          <table:table-cell office:value-type="float" office:value="16610" table:style-name="ce51">
            <text:p>16.610</text:p>
          </table:table-cell>
          <table:table-cell office:value-type="float" office:value="159101" table:style-name="ce51">
            <text:p>159.101</text:p>
          </table:table-cell>
          <table:table-cell office:value-type="percentage" office:value="0.10439909240042489" table:style-name="ce52">
            <text:p>10,4%</text:p>
          </table:table-cell>
          <table:table-cell office:value-type="float" office:value="14569" table:style-name="ce51">
            <text:p>14.569</text:p>
          </table:table-cell>
          <table:table-cell office:value-type="float" office:value="218444" table:style-name="ce51">
            <text:p>218.444</text:p>
          </table:table-cell>
          <table:table-cell office:value-type="percentage" office:value="6.6694438849316071E-2" table:style-name="ce52">
            <text:p>6,7%</text:p>
          </table:table-cell>
          <table:table-cell office:value-type="float" office:value="23380" table:style-name="ce51">
            <text:p>23.380</text:p>
          </table:table-cell>
          <table:table-cell office:value-type="float" office:value="307478" table:style-name="ce51">
            <text:p>307.478</text:p>
          </table:table-cell>
          <table:table-cell office:value-type="percentage" office:value="7.6037960439446078E-2" table:style-name="ce52">
            <text:p>7,6%</text:p>
          </table:table-cell>
          <table:table-cell office:value-type="float" office:value="36155" table:style-name="ce51">
            <text:p>36.155</text:p>
          </table:table-cell>
          <table:table-cell office:value-type="float" office:value="707865" table:style-name="ce51">
            <text:p>707.865</text:p>
          </table:table-cell>
          <table:table-cell office:value-type="percentage" office:value="5.1076123272092842E-2" table:style-name="ce52">
            <text:p>5,1%</text:p>
          </table:table-cell>
          <table:table-cell office:value-type="float" office:value="3721" table:style-name="ce51">
            <text:p>3.721</text:p>
          </table:table-cell>
          <table:table-cell office:value-type="float" office:value="149518" table:style-name="ce51">
            <text:p>149.518</text:p>
          </table:table-cell>
          <table:table-cell office:value-type="percentage" office:value="2.4886635722789228E-2" table:style-name="ce52">
            <text:p>2,5%</text:p>
          </table:table-cell>
          <table:table-cell office:value-type="float" office:value="87" table:style-name="ce51">
            <text:p>87</text:p>
          </table:table-cell>
          <table:table-cell office:value-type="float" office:value="42364" table:style-name="ce51">
            <text:p>42.364</text:p>
          </table:table-cell>
          <table:table-cell office:value-type="percentage" office:value="2.0536304409404212E-3" table:style-name="ce52">
            <text:p>0,2%</text:p>
          </table:table-cell>
          <table:table-cell office:value-type="float" office:value="216192" table:style-name="ce53">
            <text:p>216.192</text:p>
          </table:table-cell>
          <table:table-cell office:value-type="float" office:value="1719964" table:style-name="ce53">
            <text:p>1.719.964</text:p>
          </table:table-cell>
          <table:table-cell office:value-type="percentage" office:value="0.12569565409508571" table:style-name="ce54">
            <text:p>12,6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ataluña</text:p>
          </table:table-cell>
          <table:table-cell office:value-type="float" office:value="397632" table:style-name="ce51">
            <text:p>397.632</text:p>
          </table:table-cell>
          <table:table-cell office:value-type="float" office:value="447196" table:style-name="ce51">
            <text:p>447.196</text:p>
          </table:table-cell>
          <table:table-cell office:value-type="percentage" office:value="0.88916716607483071" table:style-name="ce52">
            <text:p>88,9%</text:p>
          </table:table-cell>
          <table:table-cell office:value-type="float" office:value="97982" table:style-name="ce51">
            <text:p>97.982</text:p>
          </table:table-cell>
          <table:table-cell office:value-type="float" office:value="635292" table:style-name="ce51">
            <text:p>635.292</text:p>
          </table:table-cell>
          <table:table-cell office:value-type="percentage" office:value="0.15423144003072603" table:style-name="ce52">
            <text:p>15,4%</text:p>
          </table:table-cell>
          <table:table-cell office:value-type="float" office:value="58754" table:style-name="ce51">
            <text:p>58.754</text:p>
          </table:table-cell>
          <table:table-cell office:value-type="float" office:value="837584" table:style-name="ce51">
            <text:p>837.584</text:p>
          </table:table-cell>
          <table:table-cell office:value-type="percentage" office:value="7.0146994211923816E-2" table:style-name="ce52">
            <text:p>7,0%</text:p>
          </table:table-cell>
          <table:table-cell office:value-type="float" office:value="74218" table:style-name="ce51">
            <text:p>74.218</text:p>
          </table:table-cell>
          <table:table-cell office:value-type="float" office:value="1091780" table:style-name="ce51">
            <text:p>1.091.780</text:p>
          </table:table-cell>
          <table:table-cell office:value-type="percentage" office:value="6.7978896847350201E-2" table:style-name="ce52">
            <text:p>6,8%</text:p>
          </table:table-cell>
          <table:table-cell office:value-type="float" office:value="136352" table:style-name="ce51">
            <text:p>136.352</text:p>
          </table:table-cell>
          <table:table-cell office:value-type="float" office:value="2803626" table:style-name="ce51">
            <text:p>2.803.626</text:p>
          </table:table-cell>
          <table:table-cell office:value-type="percentage" office:value="4.8634161617847747E-2" table:style-name="ce52">
            <text:p>4,9%</text:p>
          </table:table-cell>
          <table:table-cell office:value-type="float" office:value="18132" table:style-name="ce51">
            <text:p>18.132</text:p>
          </table:table-cell>
          <table:table-cell office:value-type="float" office:value="556316" table:style-name="ce51">
            <text:p>556.316</text:p>
          </table:table-cell>
          <table:table-cell office:value-type="percentage" office:value="3.2592986719777971E-2" table:style-name="ce52">
            <text:p>3,3%</text:p>
          </table:table-cell>
          <table:table-cell office:value-type="float" office:value="280" table:style-name="ce51">
            <text:p>280</text:p>
          </table:table-cell>
          <table:table-cell office:value-type="float" office:value="159864" table:style-name="ce51">
            <text:p>159.864</text:p>
          </table:table-cell>
          <table:table-cell office:value-type="percentage" office:value="1.751488765450633E-3" table:style-name="ce52">
            <text:p>0,2%</text:p>
          </table:table-cell>
          <table:table-cell office:value-type="float" office:value="783350" table:style-name="ce53">
            <text:p>783.350</text:p>
          </table:table-cell>
          <table:table-cell office:value-type="float" office:value="6531658" table:style-name="ce53">
            <text:p>6.531.658</text:p>
          </table:table-cell>
          <table:table-cell office:value-type="percentage" office:value="0.11993126400678052" table:style-name="ce54">
            <text:p>12,0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. Valenciana</text:p>
          </table:table-cell>
          <table:table-cell office:value-type="float" office:value="271266" table:style-name="ce51">
            <text:p>271.266</text:p>
          </table:table-cell>
          <table:table-cell office:value-type="float" office:value="276531" table:style-name="ce51">
            <text:p>276.531</text:p>
          </table:table-cell>
          <table:table-cell office:value-type="percentage" office:value="0.98096054330255922" table:style-name="ce52">
            <text:p>98,1%</text:p>
          </table:table-cell>
          <table:table-cell office:value-type="float" office:value="70967" table:style-name="ce51">
            <text:p>70.967</text:p>
          </table:table-cell>
          <table:table-cell office:value-type="float" office:value="437862" table:style-name="ce51">
            <text:p>437.862</text:p>
          </table:table-cell>
          <table:table-cell office:value-type="percentage" office:value="0.16207617925282394" table:style-name="ce52">
            <text:p>16,2%</text:p>
          </table:table-cell>
          <table:table-cell office:value-type="float" office:value="25152" table:style-name="ce51">
            <text:p>25.152</text:p>
          </table:table-cell>
          <table:table-cell office:value-type="float" office:value="580728" table:style-name="ce51">
            <text:p>580.728</text:p>
          </table:table-cell>
          <table:table-cell office:value-type="percentage" office:value="4.3311154275323387E-2" table:style-name="ce52">
            <text:p>4,3%</text:p>
          </table:table-cell>
          <table:table-cell office:value-type="float" office:value="35088" table:style-name="ce51">
            <text:p>35.088</text:p>
          </table:table-cell>
          <table:table-cell office:value-type="float" office:value="752334" table:style-name="ce51">
            <text:p>752.334</text:p>
          </table:table-cell>
          <table:table-cell office:value-type="percentage" office:value="4.66388598680905E-2" table:style-name="ce52">
            <text:p>4,7%</text:p>
          </table:table-cell>
          <table:table-cell office:value-type="float" office:value="70118" table:style-name="ce51">
            <text:p>70.118</text:p>
          </table:table-cell>
          <table:table-cell office:value-type="float" office:value="1765967" table:style-name="ce51">
            <text:p>1.765.967</text:p>
          </table:table-cell>
          <table:table-cell office:value-type="percentage" office:value="3.9705158703418578E-2" table:style-name="ce52">
            <text:p>4,0%</text:p>
          </table:table-cell>
          <table:table-cell office:value-type="float" office:value="5576" table:style-name="ce51">
            <text:p>5.576</text:p>
          </table:table-cell>
          <table:table-cell office:value-type="float" office:value="352834" table:style-name="ce51">
            <text:p>352.834</text:p>
          </table:table-cell>
          <table:table-cell office:value-type="percentage" office:value="1.5803465652403113E-2" table:style-name="ce52">
            <text:p>1,6%</text:p>
          </table:table-cell>
          <table:table-cell office:value-type="float" office:value="110" table:style-name="ce51">
            <text:p>110</text:p>
          </table:table-cell>
          <table:table-cell office:value-type="float" office:value="103049" table:style-name="ce51">
            <text:p>103.049</text:p>
          </table:table-cell>
          <table:table-cell office:value-type="percentage" office:value="1.0674533474366564E-3" table:style-name="ce52">
            <text:p>0,1%</text:p>
          </table:table-cell>
          <table:table-cell office:value-type="float" office:value="478277" table:style-name="ce53">
            <text:p>478.277</text:p>
          </table:table-cell>
          <table:table-cell office:value-type="float" office:value="4269305" table:style-name="ce53">
            <text:p>4.269.305</text:p>
          </table:table-cell>
          <table:table-cell office:value-type="percentage" office:value="0.11202689899175627" table:style-name="ce54">
            <text:p>11,2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Extremadura</text:p>
          </table:table-cell>
          <table:table-cell office:value-type="float" office:value="73637" table:style-name="ce51">
            <text:p>73.637</text:p>
          </table:table-cell>
          <table:table-cell office:value-type="float" office:value="76005" table:style-name="ce51">
            <text:p>76.005</text:p>
          </table:table-cell>
          <table:table-cell office:value-type="percentage" office:value="0.96884415498980325" table:style-name="ce52">
            <text:p>96,9%</text:p>
          </table:table-cell>
          <table:table-cell office:value-type="float" office:value="22990" table:style-name="ce51">
            <text:p>22.990</text:p>
          </table:table-cell>
          <table:table-cell office:value-type="float" office:value="91876" table:style-name="ce51">
            <text:p>91.876</text:p>
          </table:table-cell>
          <table:table-cell office:value-type="percentage" office:value="0.25022856894074624" table:style-name="ce52">
            <text:p>25,0%</text:p>
          </table:table-cell>
          <table:table-cell office:value-type="float" office:value="8188" table:style-name="ce51">
            <text:p>8.188</text:p>
          </table:table-cell>
          <table:table-cell office:value-type="float" office:value="125297" table:style-name="ce51">
            <text:p>125.297</text:p>
          </table:table-cell>
          <table:table-cell office:value-type="percentage" office:value="6.534873141415995E-2" table:style-name="ce52">
            <text:p>6,5%</text:p>
          </table:table-cell>
          <table:table-cell office:value-type="float" office:value="13319" table:style-name="ce51">
            <text:p>13.319</text:p>
          </table:table-cell>
          <table:table-cell office:value-type="float" office:value="169216" table:style-name="ce51">
            <text:p>169.216</text:p>
          </table:table-cell>
          <table:table-cell office:value-type="percentage" office:value="7.8710051059001515E-2" table:style-name="ce52">
            <text:p>7,9%</text:p>
          </table:table-cell>
          <table:table-cell office:value-type="float" office:value="20165" table:style-name="ce51">
            <text:p>20.165</text:p>
          </table:table-cell>
          <table:table-cell office:value-type="float" office:value="351778" table:style-name="ce51">
            <text:p>351.778</text:p>
          </table:table-cell>
          <table:table-cell office:value-type="percentage" office:value="5.7323084445303575E-2" table:style-name="ce52">
            <text:p>5,7%</text:p>
          </table:table-cell>
          <table:table-cell office:value-type="float" office:value="934" table:style-name="ce51">
            <text:p>934</text:p>
          </table:table-cell>
          <table:table-cell office:value-type="float" office:value="76088" table:style-name="ce51">
            <text:p>76.088</text:p>
          </table:table-cell>
          <table:table-cell office:value-type="percentage" office:value="1.2275260225002629E-2" table:style-name="ce52">
            <text:p>1,2%</text:p>
          </table:table-cell>
          <table:table-cell office:value-type="float" office:value="44" table:style-name="ce51">
            <text:p>44</text:p>
          </table:table-cell>
          <table:table-cell office:value-type="float" office:value="20953" table:style-name="ce51">
            <text:p>20.953</text:p>
          </table:table-cell>
          <table:table-cell office:value-type="percentage" office:value="2.0999379563785615E-3" table:style-name="ce52">
            <text:p>0,2%</text:p>
          </table:table-cell>
          <table:table-cell office:value-type="float" office:value="139277" table:style-name="ce53">
            <text:p>139.277</text:p>
          </table:table-cell>
          <table:table-cell office:value-type="float" office:value="911213" table:style-name="ce53">
            <text:p>911.213</text:p>
          </table:table-cell>
          <table:table-cell office:value-type="percentage" office:value="0.15284790713038554" table:style-name="ce54">
            <text:p>15,3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Galicia</text:p>
          </table:table-cell>
          <table:table-cell office:value-type="float" office:value="197981" table:style-name="ce51">
            <text:p>197.981</text:p>
          </table:table-cell>
          <table:table-cell office:value-type="float" office:value="234302" table:style-name="ce51">
            <text:p>234.302</text:p>
          </table:table-cell>
          <table:table-cell office:value-type="percentage" office:value="0.84498211709673843" table:style-name="ce52">
            <text:p>84,5%</text:p>
          </table:table-cell>
          <table:table-cell office:value-type="float" office:value="5732" table:style-name="ce51">
            <text:p>5.732</text:p>
          </table:table-cell>
          <table:table-cell office:value-type="float" office:value="289762" table:style-name="ce51">
            <text:p>289.762</text:p>
          </table:table-cell>
          <table:table-cell office:value-type="percentage" office:value="1.9781751920541685E-2" table:style-name="ce52">
            <text:p>2,0%</text:p>
          </table:table-cell>
          <table:table-cell office:value-type="float" office:value="17316" table:style-name="ce51">
            <text:p>17.316</text:p>
          </table:table-cell>
          <table:table-cell office:value-type="float" office:value="346927" table:style-name="ce51">
            <text:p>346.927</text:p>
          </table:table-cell>
          <table:table-cell office:value-type="percentage" office:value="4.9912517618980363E-2" table:style-name="ce52">
            <text:p>5,0%</text:p>
          </table:table-cell>
          <table:table-cell office:value-type="float" office:value="24205" table:style-name="ce51">
            <text:p>24.205</text:p>
          </table:table-cell>
          <table:table-cell office:value-type="float" office:value="405889" table:style-name="ce51">
            <text:p>405.889</text:p>
          </table:table-cell>
          <table:table-cell office:value-type="percentage" office:value="5.9634530622904289E-2" table:style-name="ce52">
            <text:p>6,0%</text:p>
          </table:table-cell>
          <table:table-cell office:value-type="float" office:value="40044" table:style-name="ce51">
            <text:p>40.044</text:p>
          </table:table-cell>
          <table:table-cell office:value-type="float" office:value="889004" table:style-name="ce51">
            <text:p>889.004</text:p>
          </table:table-cell>
          <table:table-cell office:value-type="percentage" office:value="4.5043666845143555E-2" table:style-name="ce52">
            <text:p>4,5%</text:p>
          </table:table-cell>
          <table:table-cell office:value-type="float" office:value="1667" table:style-name="ce51">
            <text:p>1.667</text:p>
          </table:table-cell>
          <table:table-cell office:value-type="float" office:value="152745" table:style-name="ce51">
            <text:p>152.745</text:p>
          </table:table-cell>
          <table:table-cell office:value-type="percentage" office:value="1.0913614193590625E-2" table:style-name="ce52">
            <text:p>1,1%</text:p>
          </table:table-cell>
          <table:table-cell office:value-type="float" office:value="9" table:style-name="ce51">
            <text:p>9</text:p>
          </table:table-cell>
          <table:table-cell office:value-type="float" office:value="44014" table:style-name="ce51">
            <text:p>44.014</text:p>
          </table:table-cell>
          <table:table-cell office:value-type="percentage" office:value="2.0448039260235381E-4" table:style-name="ce52">
            <text:p>0,0%</text:p>
          </table:table-cell>
          <table:table-cell office:value-type="float" office:value="286954" table:style-name="ce53">
            <text:p>286.954</text:p>
          </table:table-cell>
          <table:table-cell office:value-type="float" office:value="2362643" table:style-name="ce53">
            <text:p>2.362.643</text:p>
          </table:table-cell>
          <table:table-cell office:value-type="percentage" office:value="0.12145465904074378" table:style-name="ce54">
            <text:p>12,1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La Rioja</text:p>
          </table:table-cell>
          <table:table-cell office:value-type="float" office:value="21191" table:style-name="ce51">
            <text:p>21.191</text:p>
          </table:table-cell>
          <table:table-cell office:value-type="float" office:value="22207" table:style-name="ce51">
            <text:p>22.207</text:p>
          </table:table-cell>
          <table:table-cell office:value-type="percentage" office:value="0.95424866033232769" table:style-name="ce52">
            <text:p>95,4%</text:p>
          </table:table-cell>
          <table:table-cell office:value-type="float" office:value="919" table:style-name="ce51">
            <text:p>919</text:p>
          </table:table-cell>
          <table:table-cell office:value-type="float" office:value="28125" table:style-name="ce51">
            <text:p>28.125</text:p>
          </table:table-cell>
          <table:table-cell office:value-type="percentage" office:value="3.2675555555555555E-2" table:style-name="ce52">
            <text:p>3,3%</text:p>
          </table:table-cell>
          <table:table-cell office:value-type="float" office:value="2541" table:style-name="ce51">
            <text:p>2.541</text:p>
          </table:table-cell>
          <table:table-cell office:value-type="float" office:value="37718" table:style-name="ce51">
            <text:p>37.718</text:p>
          </table:table-cell>
          <table:table-cell office:value-type="percentage" office:value="6.7368365236756989E-2" table:style-name="ce52">
            <text:p>6,7%</text:p>
          </table:table-cell>
          <table:table-cell office:value-type="float" office:value="3421" table:style-name="ce51">
            <text:p>3.421</text:p>
          </table:table-cell>
          <table:table-cell office:value-type="float" office:value="47664" table:style-name="ce51">
            <text:p>47.664</text:p>
          </table:table-cell>
          <table:table-cell office:value-type="percentage" office:value="7.1773246055723397E-2" table:style-name="ce52">
            <text:p>7,2%</text:p>
          </table:table-cell>
          <table:table-cell office:value-type="float" office:value="4726" table:style-name="ce51">
            <text:p>4.726</text:p>
          </table:table-cell>
          <table:table-cell office:value-type="float" office:value="107618" table:style-name="ce51">
            <text:p>107.618</text:p>
          </table:table-cell>
          <table:table-cell office:value-type="percentage" office:value="4.3914586779163337E-2" table:style-name="ce52">
            <text:p>4,4%</text:p>
          </table:table-cell>
          <table:table-cell office:value-type="float" office:value="394" table:style-name="ce51">
            <text:p>394</text:p>
          </table:table-cell>
          <table:table-cell office:value-type="float" office:value="21170" table:style-name="ce51">
            <text:p>21.170</text:p>
          </table:table-cell>
          <table:table-cell office:value-type="percentage" office:value="1.8611242324043459E-2" table:style-name="ce52">
            <text:p>1,9%</text:p>
          </table:table-cell>
          <table:table-cell office:value-type="float" office:value="9" table:style-name="ce51">
            <text:p>9</text:p>
          </table:table-cell>
          <table:table-cell office:value-type="float" office:value="6286" table:style-name="ce51">
            <text:p>6.286</text:p>
          </table:table-cell>
          <table:table-cell office:value-type="percentage" office:value="1.4317531021317213E-3" table:style-name="ce52">
            <text:p>0,1%</text:p>
          </table:table-cell>
          <table:table-cell office:value-type="float" office:value="33201" table:style-name="ce53">
            <text:p>33.201</text:p>
          </table:table-cell>
          <table:table-cell office:value-type="float" office:value="270788" table:style-name="ce53">
            <text:p>270.788</text:p>
          </table:table-cell>
          <table:table-cell office:value-type="percentage" office:value="0.12260883052424774" table:style-name="ce54">
            <text:p>12,3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Madrid</text:p>
          </table:table-cell>
          <table:table-cell office:value-type="float" office:value="275398" table:style-name="ce51">
            <text:p>275.398</text:p>
          </table:table-cell>
          <table:table-cell office:value-type="float" office:value="364122" table:style-name="ce51">
            <text:p>364.122</text:p>
          </table:table-cell>
          <table:table-cell office:value-type="percentage" office:value="0.75633441538824897" table:style-name="ce52">
            <text:p>75,6%</text:p>
          </table:table-cell>
          <table:table-cell office:value-type="float" office:value="21429" table:style-name="ce51">
            <text:p>21.429</text:p>
          </table:table-cell>
          <table:table-cell office:value-type="float" office:value="526081" table:style-name="ce51">
            <text:p>526.081</text:p>
          </table:table-cell>
          <table:table-cell office:value-type="percentage" office:value="4.0733271112243175E-2" table:style-name="ce52">
            <text:p>4,1%</text:p>
          </table:table-cell>
          <table:table-cell office:value-type="float" office:value="32591" table:style-name="ce51">
            <text:p>32.591</text:p>
          </table:table-cell>
          <table:table-cell office:value-type="float" office:value="703323" table:style-name="ce51">
            <text:p>703.323</text:p>
          </table:table-cell>
          <table:table-cell office:value-type="percentage" office:value="4.6338595495952782E-2" table:style-name="ce52">
            <text:p>4,6%</text:p>
          </table:table-cell>
          <table:table-cell office:value-type="float" office:value="52435" table:style-name="ce51">
            <text:p>52.435</text:p>
          </table:table-cell>
          <table:table-cell office:value-type="float" office:value="972783" table:style-name="ce51">
            <text:p>972.783</text:p>
          </table:table-cell>
          <table:table-cell office:value-type="percentage" office:value="5.3902052153460743E-2" table:style-name="ce52">
            <text:p>5,4%</text:p>
          </table:table-cell>
          <table:table-cell office:value-type="float" office:value="113015" table:style-name="ce51">
            <text:p>113.015</text:p>
          </table:table-cell>
          <table:table-cell office:value-type="float" office:value="2513737" table:style-name="ce51">
            <text:p>2.513.737</text:p>
          </table:table-cell>
          <table:table-cell office:value-type="percentage" office:value="4.4958959509288361E-2" table:style-name="ce52">
            <text:p>4,5%</text:p>
          </table:table-cell>
          <table:table-cell office:value-type="float" office:value="14108" table:style-name="ce51">
            <text:p>14.108</text:p>
          </table:table-cell>
          <table:table-cell office:value-type="float" office:value="479716" table:style-name="ce51">
            <text:p>479.716</text:p>
          </table:table-cell>
          <table:table-cell office:value-type="percentage" office:value="2.9409067031326869E-2" table:style-name="ce52">
            <text:p>2,9%</text:p>
          </table:table-cell>
          <table:table-cell office:value-type="float" office:value="94" table:style-name="ce51">
            <text:p>94</text:p>
          </table:table-cell>
          <table:table-cell office:value-type="float" office:value="135861" table:style-name="ce51">
            <text:p>135.861</text:p>
          </table:table-cell>
          <table:table-cell office:value-type="percentage" office:value="6.9188361634317432E-4" table:style-name="ce52">
            <text:p>0,1%</text:p>
          </table:table-cell>
          <table:table-cell office:value-type="float" office:value="509070" table:style-name="ce53">
            <text:p>509.070</text:p>
          </table:table-cell>
          <table:table-cell office:value-type="float" office:value="5695623" table:style-name="ce53">
            <text:p>5.695.623</text:p>
          </table:table-cell>
          <table:table-cell office:value-type="percentage" office:value="8.9379160102415492E-2" table:style-name="ce54">
            <text:p>8,9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Murcia</text:p>
          </table:table-cell>
          <table:table-cell office:value-type="float" office:value="62708" table:style-name="ce51">
            <text:p>62.708</text:p>
          </table:table-cell>
          <table:table-cell office:value-type="float" office:value="69771" table:style-name="ce51">
            <text:p>69.771</text:p>
          </table:table-cell>
          <table:table-cell office:value-type="percentage" office:value="0.89876882945636438" table:style-name="ce52">
            <text:p>89,9%</text:p>
          </table:table-cell>
          <table:table-cell office:value-type="float" office:value="4638" table:style-name="ce51">
            <text:p>4.638</text:p>
          </table:table-cell>
          <table:table-cell office:value-type="float" office:value="102899" table:style-name="ce51">
            <text:p>102.899</text:p>
          </table:table-cell>
          <table:table-cell office:value-type="percentage" office:value="4.5073324327738848E-2" table:style-name="ce52">
            <text:p>4,5%</text:p>
          </table:table-cell>
          <table:table-cell office:value-type="float" office:value="7669" table:style-name="ce51">
            <text:p>7.669</text:p>
          </table:table-cell>
          <table:table-cell office:value-type="float" office:value="146909" table:style-name="ce51">
            <text:p>146.909</text:p>
          </table:table-cell>
          <table:table-cell office:value-type="percentage" office:value="5.2202383788603833E-2" table:style-name="ce52">
            <text:p>5,2%</text:p>
          </table:table-cell>
          <table:table-cell office:value-type="float" office:value="14002" table:style-name="ce51">
            <text:p>14.002</text:p>
          </table:table-cell>
          <table:table-cell office:value-type="float" office:value="213256" table:style-name="ce51">
            <text:p>213.256</text:p>
          </table:table-cell>
          <table:table-cell office:value-type="percentage" office:value="6.5658176088832204E-2" table:style-name="ce52">
            <text:p>6,6%</text:p>
          </table:table-cell>
          <table:table-cell office:value-type="float" office:value="27879" table:style-name="ce51">
            <text:p>27.879</text:p>
          </table:table-cell>
          <table:table-cell office:value-type="float" office:value="551265" table:style-name="ce51">
            <text:p>551.265</text:p>
          </table:table-cell>
          <table:table-cell office:value-type="percentage" office:value="5.0572773529971971E-2" table:style-name="ce52">
            <text:p>5,1%</text:p>
          </table:table-cell>
          <table:table-cell office:value-type="float" office:value="2551" table:style-name="ce51">
            <text:p>2.551</text:p>
          </table:table-cell>
          <table:table-cell office:value-type="float" office:value="118667" table:style-name="ce51">
            <text:p>118.667</text:p>
          </table:table-cell>
          <table:table-cell office:value-type="percentage" office:value="2.1497130626037569E-2" table:style-name="ce52">
            <text:p>2,1%</text:p>
          </table:table-cell>
          <table:table-cell office:value-type="float" office:value="103" table:style-name="ce51">
            <text:p>103</text:p>
          </table:table-cell>
          <table:table-cell office:value-type="float" office:value="34712" table:style-name="ce51">
            <text:p>34.712</text:p>
          </table:table-cell>
          <table:table-cell office:value-type="percentage" office:value="2.9672735653376355E-3" table:style-name="ce52">
            <text:p>0,3%</text:p>
          </table:table-cell>
          <table:table-cell office:value-type="float" office:value="119550" table:style-name="ce53">
            <text:p>119.550</text:p>
          </table:table-cell>
          <table:table-cell office:value-type="float" office:value="1237479" table:style-name="ce53">
            <text:p>1.237.479</text:p>
          </table:table-cell>
          <table:table-cell office:value-type="percentage" office:value="9.6607700009454706E-2" table:style-name="ce54">
            <text:p>9,7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Navarra</text:p>
          </table:table-cell>
          <table:table-cell office:value-type="float" office:value="36785" table:style-name="ce51">
            <text:p>36.785</text:p>
          </table:table-cell>
          <table:table-cell office:value-type="float" office:value="41166" table:style-name="ce51">
            <text:p>41.166</text:p>
          </table:table-cell>
          <table:table-cell office:value-type="percentage" office:value="0.8935772239226546" table:style-name="ce52">
            <text:p>89,4%</text:p>
          </table:table-cell>
          <table:table-cell office:value-type="float" office:value="8776" table:style-name="ce51">
            <text:p>8.776</text:p>
          </table:table-cell>
          <table:table-cell office:value-type="float" office:value="55792" table:style-name="ce51">
            <text:p>55.792</text:p>
          </table:table-cell>
          <table:table-cell office:value-type="percentage" office:value="0.15729853742472039" table:style-name="ce52">
            <text:p>15,7%</text:p>
          </table:table-cell>
          <table:table-cell office:value-type="float" office:value="4138" table:style-name="ce51">
            <text:p>4.138</text:p>
          </table:table-cell>
          <table:table-cell office:value-type="float" office:value="73844" table:style-name="ce51">
            <text:p>73.844</text:p>
          </table:table-cell>
          <table:table-cell office:value-type="percentage" office:value="5.6037051080656521E-2" table:style-name="ce52">
            <text:p>5,6%</text:p>
          </table:table-cell>
          <table:table-cell office:value-type="float" office:value="7658" table:style-name="ce51">
            <text:p>7.658</text:p>
          </table:table-cell>
          <table:table-cell office:value-type="float" office:value="96694" table:style-name="ce51">
            <text:p>96.694</text:p>
          </table:table-cell>
          <table:table-cell office:value-type="percentage" office:value="7.9198295654332229E-2" table:style-name="ce52">
            <text:p>7,9%</text:p>
          </table:table-cell>
          <table:table-cell office:value-type="float" office:value="12463" table:style-name="ce51">
            <text:p>12.463</text:p>
          </table:table-cell>
          <table:table-cell office:value-type="float" office:value="223028" table:style-name="ce51">
            <text:p>223.028</text:p>
          </table:table-cell>
          <table:table-cell office:value-type="percentage" office:value="5.5880875943827679E-2" table:style-name="ce52">
            <text:p>5,6%</text:p>
          </table:table-cell>
          <table:table-cell office:value-type="float" office:value="920" table:style-name="ce51">
            <text:p>920</text:p>
          </table:table-cell>
          <table:table-cell office:value-type="float" office:value="48505" table:style-name="ce51">
            <text:p>48.505</text:p>
          </table:table-cell>
          <table:table-cell office:value-type="percentage" office:value="1.896711679208329E-2" table:style-name="ce52">
            <text:p>1,9%</text:p>
          </table:table-cell>
          <table:table-cell office:value-type="float" office:value="4" table:style-name="ce51">
            <text:p>4</text:p>
          </table:table-cell>
          <table:table-cell office:value-type="float" office:value="13906" table:style-name="ce51">
            <text:p>13.906</text:p>
          </table:table-cell>
          <table:table-cell office:value-type="percentage" office:value="2.8764562059542645E-4" table:style-name="ce52">
            <text:p>0,0%</text:p>
          </table:table-cell>
          <table:table-cell office:value-type="float" office:value="70744" table:style-name="ce53">
            <text:p>70.744</text:p>
          </table:table-cell>
          <table:table-cell office:value-type="float" office:value="552935" table:style-name="ce53">
            <text:p>552.935</text:p>
          </table:table-cell>
          <table:table-cell office:value-type="percentage" office:value="0.12794270574298969" table:style-name="ce54">
            <text:p>12,8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País Vasco</text:p>
          </table:table-cell>
          <table:table-cell office:value-type="float" office:value="110694" table:style-name="ce51">
            <text:p>110.694</text:p>
          </table:table-cell>
          <table:table-cell office:value-type="float" office:value="157950" table:style-name="ce51">
            <text:p>157.950</text:p>
          </table:table-cell>
          <table:table-cell office:value-type="percentage" office:value="0.70081671415004754" table:style-name="ce52">
            <text:p>70,1%</text:p>
          </table:table-cell>
          <table:table-cell office:value-type="float" office:value="9604" table:style-name="ce51">
            <text:p>9.604</text:p>
          </table:table-cell>
          <table:table-cell office:value-type="float" office:value="213081" table:style-name="ce51">
            <text:p>213.081</text:p>
          </table:table-cell>
          <table:table-cell office:value-type="percentage" office:value="4.5072061798095558E-2" table:style-name="ce52">
            <text:p>4,5%</text:p>
          </table:table-cell>
          <table:table-cell office:value-type="float" office:value="14034" table:style-name="ce51">
            <text:p>14.034</text:p>
          </table:table-cell>
          <table:table-cell office:value-type="float" office:value="280119" table:style-name="ce51">
            <text:p>280.119</text:p>
          </table:table-cell>
          <table:table-cell office:value-type="percentage" office:value="5.010013601362278E-2" table:style-name="ce52">
            <text:p>5,0%</text:p>
          </table:table-cell>
          <table:table-cell office:value-type="float" office:value="23288" table:style-name="ce51">
            <text:p>23.288</text:p>
          </table:table-cell>
          <table:table-cell office:value-type="float" office:value="339977" table:style-name="ce51">
            <text:p>339.977</text:p>
          </table:table-cell>
          <table:table-cell office:value-type="percentage" office:value="6.8498751386123186E-2" table:style-name="ce52">
            <text:p>6,8%</text:p>
          </table:table-cell>
          <table:table-cell office:value-type="float" office:value="37636" table:style-name="ce51">
            <text:p>37.636</text:p>
          </table:table-cell>
          <table:table-cell office:value-type="float" office:value="724849" table:style-name="ce51">
            <text:p>724.849</text:p>
          </table:table-cell>
          <table:table-cell office:value-type="percentage" office:value="5.1922538349366561E-2" table:style-name="ce52">
            <text:p>5,2%</text:p>
          </table:table-cell>
          <table:table-cell office:value-type="float" office:value="3463" table:style-name="ce51">
            <text:p>3.463</text:p>
          </table:table-cell>
          <table:table-cell office:value-type="float" office:value="140323" table:style-name="ce51">
            <text:p>140.323</text:p>
          </table:table-cell>
          <table:table-cell office:value-type="percentage" office:value="2.4678776822046278E-2" table:style-name="ce52">
            <text:p>2,5%</text:p>
          </table:table-cell>
          <table:table-cell office:value-type="float" office:value="6" table:style-name="ce51">
            <text:p>6</text:p>
          </table:table-cell>
          <table:table-cell office:value-type="float" office:value="41824" table:style-name="ce51">
            <text:p>41.824</text:p>
          </table:table-cell>
          <table:table-cell office:value-type="percentage" office:value="1.434583014537108E-4" table:style-name="ce52">
            <text:p>0,0%</text:p>
          </table:table-cell>
          <table:table-cell office:value-type="float" office:value="198725" table:style-name="ce53">
            <text:p>198.725</text:p>
          </table:table-cell>
          <table:table-cell office:value-type="float" office:value="1898123" table:style-name="ce53">
            <text:p>1.898.123</text:p>
          </table:table-cell>
          <table:table-cell office:value-type="percentage" office:value="0.10469553342960387" table:style-name="ce54">
            <text:p>10,5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euta</text:p>
          </table:table-cell>
          <table:table-cell office:value-type="float" office:value="2181" table:style-name="ce51">
            <text:p>2.181</text:p>
          </table:table-cell>
          <table:table-cell office:value-type="float" office:value="2605" table:style-name="ce51">
            <text:p>2.605</text:p>
          </table:table-cell>
          <table:table-cell office:value-type="percentage" office:value="0.83723608445297504" table:style-name="ce52">
            <text:p>83,7%</text:p>
          </table:table-cell>
          <table:table-cell office:value-type="float" office:value="2323" table:style-name="ce51">
            <text:p>2.323</text:p>
          </table:table-cell>
          <table:table-cell office:value-type="float" office:value="4318" table:style-name="ce51">
            <text:p>4.318</text:p>
          </table:table-cell>
          <table:table-cell office:value-type="percentage" office:value="0.53798054654932836" table:style-name="ce52">
            <text:p>53,8%</text:p>
          </table:table-cell>
          <table:table-cell office:value-type="float" office:value="509" table:style-name="ce51">
            <text:p>509</text:p>
          </table:table-cell>
          <table:table-cell office:value-type="float" office:value="7857" table:style-name="ce51">
            <text:p>7.857</text:p>
          </table:table-cell>
          <table:table-cell office:value-type="percentage" office:value="6.4782996054473713E-2" table:style-name="ce52">
            <text:p>6,5%</text:p>
          </table:table-cell>
          <table:table-cell office:value-type="float" office:value="623" table:style-name="ce51">
            <text:p>623</text:p>
          </table:table-cell>
          <table:table-cell office:value-type="float" office:value="11556" table:style-name="ce51">
            <text:p>11.556</text:p>
          </table:table-cell>
          <table:table-cell office:value-type="percentage" office:value="5.3911388023537558E-2" table:style-name="ce52">
            <text:p>5,4%</text:p>
          </table:table-cell>
          <table:table-cell office:value-type="float" office:value="876" table:style-name="ce51">
            <text:p>876</text:p>
          </table:table-cell>
          <table:table-cell office:value-type="float" office:value="30066" table:style-name="ce51">
            <text:p>30.066</text:p>
          </table:table-cell>
          <table:table-cell office:value-type="percentage" office:value="2.9135901017760927E-2" table:style-name="ce52">
            <text:p>2,9%</text:p>
          </table:table-cell>
          <table:table-cell office:value-type="float" office:value="48" table:style-name="ce51">
            <text:p>48</text:p>
          </table:table-cell>
          <table:table-cell office:value-type="float" office:value="7581" table:style-name="ce51">
            <text:p>7.581</text:p>
          </table:table-cell>
          <table:table-cell office:value-type="percentage" office:value="6.331618519984171E-3" table:style-name="ce52">
            <text:p>0,6%</text:p>
          </table:table-cell>
          <table:table-cell office:value-type="float" office:value="0" table:style-name="ce51">
            <text:p>0</text:p>
          </table:table-cell>
          <table:table-cell office:value-type="float" office:value="2175" table:style-name="ce51">
            <text:p>2.175</text:p>
          </table:table-cell>
          <table:table-cell office:value-type="percentage" office:value="0" table:style-name="ce52">
            <text:p>0,0%</text:p>
          </table:table-cell>
          <table:table-cell office:value-type="float" office:value="6560" table:style-name="ce53">
            <text:p>6.560</text:p>
          </table:table-cell>
          <table:table-cell office:value-type="float" office:value="66158" table:style-name="ce53">
            <text:p>66.158</text:p>
          </table:table-cell>
          <table:table-cell office:value-type="percentage" office:value="9.9156564587804946E-2" table:style-name="ce54">
            <text:p>9,9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Melilla</text:p>
          </table:table-cell>
          <table:table-cell office:value-type="float" office:value="1573" table:style-name="ce51">
            <text:p>1.573</text:p>
          </table:table-cell>
          <table:table-cell office:value-type="float" office:value="2349" table:style-name="ce51">
            <text:p>2.349</text:p>
          </table:table-cell>
          <table:table-cell office:value-type="percentage" office:value="0.66964665815240532" table:style-name="ce52">
            <text:p>67,0%</text:p>
          </table:table-cell>
          <table:table-cell office:value-type="float" office:value="2155" table:style-name="ce51">
            <text:p>2.155</text:p>
          </table:table-cell>
          <table:table-cell office:value-type="float" office:value="3748" table:style-name="ce51">
            <text:p>3.748</text:p>
          </table:table-cell>
          <table:table-cell office:value-type="percentage" office:value="0.5749733191035219" table:style-name="ce52">
            <text:p>57,5%</text:p>
          </table:table-cell>
          <table:table-cell office:value-type="float" office:value="1069" table:style-name="ce51">
            <text:p>1.069</text:p>
          </table:table-cell>
          <table:table-cell office:value-type="float" office:value="7827" table:style-name="ce51">
            <text:p>7.827</text:p>
          </table:table-cell>
          <table:table-cell office:value-type="percentage" office:value="0.13657851028491119" table:style-name="ce52">
            <text:p>13,7%</text:p>
          </table:table-cell>
          <table:table-cell office:value-type="float" office:value="567" table:style-name="ce51">
            <text:p>567</text:p>
          </table:table-cell>
          <table:table-cell office:value-type="float" office:value="11299" table:style-name="ce51">
            <text:p>11.299</text:p>
          </table:table-cell>
          <table:table-cell office:value-type="percentage" office:value="5.0181431985131426E-2" table:style-name="ce52">
            <text:p>5,0%</text:p>
          </table:table-cell>
          <table:table-cell office:value-type="float" office:value="873" table:style-name="ce51">
            <text:p>873</text:p>
          </table:table-cell>
          <table:table-cell office:value-type="float" office:value="30095" table:style-name="ce51">
            <text:p>30.095</text:p>
          </table:table-cell>
          <table:table-cell office:value-type="percentage" office:value="2.9008140887190562E-2" table:style-name="ce52">
            <text:p>2,9%</text:p>
          </table:table-cell>
          <table:table-cell office:value-type="float" office:value="73" table:style-name="ce51">
            <text:p>73</text:p>
          </table:table-cell>
          <table:table-cell office:value-type="float" office:value="8536" table:style-name="ce51">
            <text:p>8.536</text:p>
          </table:table-cell>
          <table:table-cell office:value-type="percentage" office:value="8.5520149953139651E-3" table:style-name="ce52">
            <text:p>0,9%</text:p>
          </table:table-cell>
          <table:table-cell office:value-type="float" office:value="6" table:style-name="ce51">
            <text:p>6</text:p>
          </table:table-cell>
          <table:table-cell office:value-type="float" office:value="2324" table:style-name="ce51">
            <text:p>2.324</text:p>
          </table:table-cell>
          <table:table-cell office:value-type="percentage" office:value="2.5817555938037868E-3" table:style-name="ce52">
            <text:p>0,3%</text:p>
          </table:table-cell>
          <table:table-cell office:value-type="float" office:value="6316" table:style-name="ce53">
            <text:p>6.316</text:p>
          </table:table-cell>
          <table:table-cell office:value-type="float" office:value="66178" table:style-name="ce53">
            <text:p>66.178</text:p>
          </table:table-cell>
          <table:table-cell office:value-type="percentage" office:value="9.5439572063223427E-2" table:style-name="ce54">
            <text:p>9,5%</text:p>
          </table:table-cell>
          <table:table-cell table:number-columns-repeated="16359"/>
        </table:table-row>
        <table:table-row table:style-name="ro4">
          <table:table-cell office:value-type="string" table:style-name="ce55">
            <text:p>Fuerzas Armadas</text:p>
          </table:table-cell>
          <table:table-cell office:value-type="float" office:value="2" table:style-name="ce56">
            <text:p>2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4" table:style-name="ce56">
            <text:p>4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576" table:style-name="ce56">
            <text:p>576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1426" table:style-name="ce56">
            <text:p>1.426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5702" table:style-name="ce56">
            <text:p>5.702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426" table:style-name="ce56">
            <text:p>426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0" table:style-name="ce56">
            <text:p>0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8136" table:style-name="ce58">
            <text:p>8.136</text:p>
          </table:table-cell>
          <table:table-cell office:value-type="string" table:style-name="ce58">
            <text:p>-</text:p>
          </table:table-cell>
          <table:table-cell office:value-type="string" table:style-name="ce59">
            <text:p>-</text:p>
          </table:table-cell>
          <table:table-cell table:number-columns-repeated="16359" table:style-name="ce60"/>
        </table:table-row>
        <table:table-row table:style-name="ro4">
          <table:table-cell office:value-type="string" table:style-name="ce61">
            <text:p>Total España</text:p>
          </table:table-cell>
          <table:table-cell office:value-type="float" office:value="2488879" table:style-name="ce62">
            <text:p>2.488.879</text:p>
          </table:table-cell>
          <table:table-cell office:value-type="float" office:value="2834024" table:style-name="ce62">
            <text:p>2.834.024</text:p>
          </table:table-cell>
          <table:table-cell office:value-type="percentage" office:value="0.87821380482310663" table:style-name="ce63">
            <text:p>87,8%</text:p>
          </table:table-cell>
          <table:table-cell office:value-type="float" office:value="521105" table:style-name="ce62">
            <text:p>521.105</text:p>
          </table:table-cell>
          <table:table-cell office:value-type="float" office:value="3960045" table:style-name="ce62">
            <text:p>3.960.045</text:p>
          </table:table-cell>
          <table:table-cell office:value-type="percentage" office:value="0.13159067636857663" table:style-name="ce63">
            <text:p>13,2%</text:p>
          </table:table-cell>
          <table:table-cell office:value-type="float" office:value="303324" table:style-name="ce62">
            <text:p>303.324</text:p>
          </table:table-cell>
          <table:table-cell office:value-type="float" office:value="5336986" table:style-name="ce62">
            <text:p>5.336.986</text:p>
          </table:table-cell>
          <table:table-cell office:value-type="percentage" office:value="5.6834325591260684E-2" table:style-name="ce63">
            <text:p>5,7%</text:p>
          </table:table-cell>
          <table:table-cell office:value-type="float" office:value="440112" table:style-name="ce62">
            <text:p>440.112</text:p>
          </table:table-cell>
          <table:table-cell office:value-type="float" office:value="7033306" table:style-name="ce62">
            <text:p>7.033.306</text:p>
          </table:table-cell>
          <table:table-cell office:value-type="percentage" office:value="6.2575409060831422E-2" table:style-name="ce63">
            <text:p>6,3%</text:p>
          </table:table-cell>
          <table:table-cell office:value-type="float" office:value="798828" table:style-name="ce62">
            <text:p>798.828</text:p>
          </table:table-cell>
          <table:table-cell office:value-type="float" office:value="16706113" table:style-name="ce62">
            <text:p>16.706.113</text:p>
          </table:table-cell>
          <table:table-cell office:value-type="percentage" office:value="4.7816508843200094E-2" table:style-name="ce63">
            <text:p>4,8%</text:p>
          </table:table-cell>
          <table:table-cell office:value-type="float" office:value="76631" table:style-name="ce62">
            <text:p>76.631</text:p>
          </table:table-cell>
          <table:table-cell office:value-type="float" office:value="3310299" table:style-name="ce62">
            <text:p>3.310.299</text:p>
          </table:table-cell>
          <table:table-cell office:value-type="percentage" office:value="2.3149268389350931E-2" table:style-name="ce63">
            <text:p>2,3%</text:p>
          </table:table-cell>
          <table:table-cell office:value-type="float" office:value="1151" table:style-name="ce62">
            <text:p>1.151</text:p>
          </table:table-cell>
          <table:table-cell office:value-type="float" office:value="949049" table:style-name="ce62">
            <text:p>949.049</text:p>
          </table:table-cell>
          <table:table-cell office:value-type="percentage" office:value="1.2127930170096591E-3" table:style-name="ce63">
            <text:p>0,1%</text:p>
          </table:table-cell>
          <table:table-cell office:value-type="float" office:value="4630030" table:style-name="ce62">
            <text:p>4.630.030</text:p>
          </table:table-cell>
          <table:table-cell office:value-type="float" office:value="40129822" table:style-name="ce62">
            <text:p>40.129.822</text:p>
          </table:table-cell>
          <table:table-cell office:value-type="percentage" office:value="0.11537629048043124" table:style-name="ce63">
            <text:p>11,5%</text:p>
          </table:table-cell>
          <table:table-cell table:number-columns-repeated="16359"/>
        </table:table-row>
        <table:table-row table:number-rows-repeated="104855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ánchez Pérez. Néstor</meta:initial-creator>
    <dc:creator>Ferrer Orduz. Jesús Santiago</dc:creator>
    <meta:creation-date>2021-03-03T14:57:11Z</meta:creation-date>
    <dc:date>2021-04-30T15:11:40Z</dc:date>
  </office:meta>
</office:document-meta>
</file>